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Spannungen bei eingeschaltetem B-Fe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ts wenn das Feld aus ist (Gnuplot):</text:p>
          </table:table-cell>
          <table:table-cell table:number-columns-repeated="2"/>
          <table:table-cell office:value-type="string">
            <text:p>U=-2,28416 mV</text:p>
          </table:table-cell>
          <table:table-cell table:style-name="Default"/>
          <table:table-cell office:value-type="string">
            <text:p>B=14,6342 mT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>
            <text:p>U in mV</text:p>
          </table:table-cell>
          <table:table-cell/>
          <table:table-cell office:value-type="string">
            <text:p>B in mT</text:p>
          </table:table-cell>
          <table:table-cell table:number-columns-repeated="2"/>
          <table:table-cell office:value-type="string">
            <text:p>delta_U/delta_B in [V/T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0.601">
            <text:p>60,60100</text:p>
          </table:table-cell>
          <table:table-cell office:value-type="float" office:value="-4.77">
            <text:p>-4,77000</text:p>
          </table:table-cell>
          <table:table-cell office:value-type="float" office:value="1.3695">
            <text:p>1,369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7]+2.28416)/([.D7]-14.6342)" office:value-type="float" office:value="-0.0148438666282907">
            <text:p>-0,01484</text:p>
          </table:table-cell>
          <table:table-cell table:number-columns-repeated="1017"/>
        </table:table-row>
        <table:table-row table:style-name="ro1">
          <table:table-cell office:value-type="float" office:value="60.701">
            <text:p>60,70100</text:p>
          </table:table-cell>
          <table:table-cell office:value-type="float" office:value="-4.77">
            <text:p>-4,77000</text:p>
          </table:table-cell>
          <table:table-cell office:value-type="float" office:value="1.722">
            <text:p>1,722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8]+2.28416)/([.D8]-14.6342)" office:value-type="float" office:value="-0.0148438666282907">
            <text:p>-0,01484</text:p>
          </table:table-cell>
          <table:table-cell table:number-columns-repeated="1017"/>
        </table:table-row>
        <table:table-row table:style-name="ro1">
          <table:table-cell office:value-type="float" office:value="60.801">
            <text:p>60,80100</text:p>
          </table:table-cell>
          <table:table-cell office:value-type="float" office:value="-4.77">
            <text:p>-4,77000</text:p>
          </table:table-cell>
          <table:table-cell office:value-type="float" office:value="1.722">
            <text:p>1,722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9]+2.28416)/([.D9]-14.6342)" office:value-type="float" office:value="-0.0148438666282907">
            <text:p>-0,01484</text:p>
          </table:table-cell>
          <table:table-cell table:number-columns-repeated="1017"/>
        </table:table-row>
        <table:table-row table:style-name="ro1">
          <table:table-cell office:value-type="float" office:value="60.901">
            <text:p>60,90100</text:p>
          </table:table-cell>
          <table:table-cell office:value-type="float" office:value="-4.77">
            <text:p>-4,77000</text:p>
          </table:table-cell>
          <table:table-cell office:value-type="float" office:value="1.722">
            <text:p>1,722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10]+2.28416)/([.D10]-14.6342)" office:value-type="float" office:value="-0.0148438666282907">
            <text:p>-0,01484</text:p>
          </table:table-cell>
          <table:table-cell table:number-columns-repeated="1017"/>
        </table:table-row>
        <table:table-row table:style-name="ro1">
          <table:table-cell office:value-type="float" office:value="61.001">
            <text:p>61,00100</text:p>
          </table:table-cell>
          <table:table-cell office:value-type="float" office:value="-4.77">
            <text:p>-4,77000</text:p>
          </table:table-cell>
          <table:table-cell office:value-type="float" office:value="1.722">
            <text:p>1,722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11]+2.28416)/([.D11]-14.6342)" office:value-type="float" office:value="-0.0148438666282907">
            <text:p>-0,01484</text:p>
          </table:table-cell>
          <table:table-cell table:number-columns-repeated="1017"/>
        </table:table-row>
        <table:table-row table:style-name="ro1">
          <table:table-cell office:value-type="float" office:value="61.101">
            <text:p>61,10100</text:p>
          </table:table-cell>
          <table:table-cell office:value-type="float" office:value="-4.77">
            <text:p>-4,77000</text:p>
          </table:table-cell>
          <table:table-cell office:value-type="float" office:value="1.722">
            <text:p>1,722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12]+2.28416)/([.D12]-14.6342)" office:value-type="float" office:value="-0.0148438666282907">
            <text:p>-0,01484</text:p>
          </table:table-cell>
          <table:table-cell table:number-columns-repeated="1017"/>
        </table:table-row>
        <table:table-row table:style-name="ro1">
          <table:table-cell office:value-type="float" office:value="61.201">
            <text:p>61,20100</text:p>
          </table:table-cell>
          <table:table-cell office:value-type="float" office:value="-4.785">
            <text:p>-4,78500</text:p>
          </table:table-cell>
          <table:table-cell office:value-type="float" office:value="1.722">
            <text:p>1,722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13]+2.28416)/([.D13]-14.6342)" office:value-type="float" office:value="-0.0149334371555267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61.301">
            <text:p>61,30100</text:p>
          </table:table-cell>
          <table:table-cell office:value-type="float" office:value="-4.785">
            <text:p>-4,78500</text:p>
          </table:table-cell>
          <table:table-cell office:value-type="float" office:value="1.722">
            <text:p>1,722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14]+2.28416)/([.D14]-14.6342)" office:value-type="float" office:value="-0.0149334371555267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61.401">
            <text:p>61,40100</text:p>
          </table:table-cell>
          <table:table-cell office:value-type="float" office:value="-4.785">
            <text:p>-4,78500</text:p>
          </table:table-cell>
          <table:table-cell office:value-type="float" office:value="1.722">
            <text:p>1,722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15]+2.28416)/([.D15]-14.6342)" office:value-type="float" office:value="-0.0149334371555267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61.501">
            <text:p>61,50100</text:p>
          </table:table-cell>
          <table:table-cell office:value-type="float" office:value="-4.785">
            <text:p>-4,78500</text:p>
          </table:table-cell>
          <table:table-cell office:value-type="float" office:value="1.722">
            <text:p>1,722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16]+2.28416)/([.D16]-14.6342)" office:value-type="float" office:value="-0.0149334371555267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61.601">
            <text:p>61,60100</text:p>
          </table:table-cell>
          <table:table-cell office:value-type="float" office:value="-4.785">
            <text:p>-4,785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7]+2.28416)/([.D17]-14.6342)" office:value-type="float" office:value="-0.0149067330767057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61.701">
            <text:p>61,70100</text:p>
          </table:table-cell>
          <table:table-cell office:value-type="float" office:value="-4.785">
            <text:p>-4,78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8]+2.28416)/([.D18]-14.6342)" office:value-type="float" office:value="-0.0149067330767057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61.801">
            <text:p>61,80100</text:p>
          </table:table-cell>
          <table:table-cell office:value-type="float" office:value="-4.785">
            <text:p>-4,78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9]+2.28416)/([.D19]-14.6342)" office:value-type="float" office:value="-0.0149067330767057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61.901">
            <text:p>61,90100</text:p>
          </table:table-cell>
          <table:table-cell office:value-type="float" office:value="-4.785">
            <text:p>-4,78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0]+2.28416)/([.D20]-14.6342)" office:value-type="float" office:value="-0.0149067330767057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62.001">
            <text:p>62,00100</text:p>
          </table:table-cell>
          <table:table-cell office:value-type="float" office:value="-4.785">
            <text:p>-4,78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1]+2.28416)/([.D21]-14.6342)" office:value-type="float" office:value="-0.0149067330767057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62.101">
            <text:p>62,10100</text:p>
          </table:table-cell>
          <table:table-cell office:value-type="float" office:value="-4.785">
            <text:p>-4,78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2]+2.28416)/([.D22]-14.6342)" office:value-type="float" office:value="-0.0149067330767057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62.201">
            <text:p>62,20100</text:p>
          </table:table-cell>
          <table:table-cell office:value-type="float" office:value="-4.77">
            <text:p>-4,77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3]+2.28416)/([.D23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2.301">
            <text:p>62,30100</text:p>
          </table:table-cell>
          <table:table-cell office:value-type="float" office:value="-4.77">
            <text:p>-4,77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4]+2.28416)/([.D24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2.401">
            <text:p>62,40100</text:p>
          </table:table-cell>
          <table:table-cell office:value-type="float" office:value="-4.77">
            <text:p>-4,77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5]+2.28416)/([.D25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2.501">
            <text:p>62,50100</text:p>
          </table:table-cell>
          <table:table-cell office:value-type="float" office:value="-4.77">
            <text:p>-4,77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6]+2.28416)/([.D26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2.601">
            <text:p>62,60100</text:p>
          </table:table-cell>
          <table:table-cell office:value-type="float" office:value="-4.77">
            <text:p>-4,77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7]+2.28416)/([.D27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2.701">
            <text:p>62,70100</text:p>
          </table:table-cell>
          <table:table-cell office:value-type="float" office:value="-4.77">
            <text:p>-4,770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8]+2.28416)/([.D28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2.801">
            <text:p>62,80100</text:p>
          </table:table-cell>
          <table:table-cell office:value-type="float" office:value="-4.77">
            <text:p>-4,770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29]+2.28416)/([.D29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2.901">
            <text:p>62,90100</text:p>
          </table:table-cell>
          <table:table-cell office:value-type="float" office:value="-4.77">
            <text:p>-4,770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0]+2.28416)/([.D30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3.001">
            <text:p>63,00100</text:p>
          </table:table-cell>
          <table:table-cell office:value-type="float" office:value="-4.77">
            <text:p>-4,770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1]+2.28416)/([.D31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3.101">
            <text:p>63,10100</text:p>
          </table:table-cell>
          <table:table-cell office:value-type="float" office:value="-4.77">
            <text:p>-4,770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2]+2.28416)/([.D32]-14.6342)" office:value-type="float" office:value="-0.0148173227201253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63.201">
            <text:p>63,2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3]+2.28416)/([.D33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3.301">
            <text:p>63,3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4]+2.28416)/([.D34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3.401">
            <text:p>63,4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5]+2.28416)/([.D35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3.501">
            <text:p>63,5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6]+2.28416)/([.D36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3.601">
            <text:p>63,6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7]+2.28416)/([.D37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3.701">
            <text:p>63,7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8]+2.28416)/([.D38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3.801">
            <text:p>63,8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39]+2.28416)/([.D39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3.901">
            <text:p>63,9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0]+2.28416)/([.D40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001">
            <text:p>64,0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1]+2.28416)/([.D41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101">
            <text:p>64,1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2]+2.28416)/([.D42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201">
            <text:p>64,2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3]+2.28416)/([.D43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301">
            <text:p>64,3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4]+2.28416)/([.D44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401">
            <text:p>64,4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5]+2.28416)/([.D45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501">
            <text:p>64,5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6]+2.28416)/([.D46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601">
            <text:p>64,60100</text:p>
          </table:table-cell>
          <table:table-cell office:value-type="float" office:value="-4.755">
            <text:p>-4,75500</text:p>
          </table:table-cell>
          <table:table-cell office:value-type="float" office:value="1.728">
            <text:p>1,728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7]+2.28416)/([.D47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701">
            <text:p>64,7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8]+2.28416)/([.D48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801">
            <text:p>64,8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49]+2.28416)/([.D49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4.901">
            <text:p>64,9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0]+2.28416)/([.D50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001">
            <text:p>65,0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1]+2.28416)/([.D51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101">
            <text:p>65,1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2]+2.28416)/([.D52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201">
            <text:p>65,2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3]+2.28416)/([.D53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301">
            <text:p>65,3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4]+2.28416)/([.D54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401">
            <text:p>65,4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5]+2.28416)/([.D55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501">
            <text:p>65,5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6]+2.28416)/([.D56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601">
            <text:p>65,6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7]+2.28416)/([.D57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701">
            <text:p>65,7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8]+2.28416)/([.D58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801">
            <text:p>65,8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59]+2.28416)/([.D59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5.901">
            <text:p>65,9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0]+2.28416)/([.D60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001">
            <text:p>66,0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1]+2.28416)/([.D61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101">
            <text:p>66,1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2]+2.28416)/([.D62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201">
            <text:p>66,2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3]+2.28416)/([.D63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301">
            <text:p>66,3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4]+2.28416)/([.D64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401">
            <text:p>66,4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5]+2.28416)/([.D65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501">
            <text:p>66,5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6]+2.28416)/([.D66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601">
            <text:p>66,60100</text:p>
          </table:table-cell>
          <table:table-cell office:value-type="float" office:value="-4.755">
            <text:p>-4,755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7]+2.28416)/([.D67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701">
            <text:p>66,70100</text:p>
          </table:table-cell>
          <table:table-cell office:value-type="float" office:value="-4.755">
            <text:p>-4,75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8]+2.28416)/([.D68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801">
            <text:p>66,80100</text:p>
          </table:table-cell>
          <table:table-cell office:value-type="float" office:value="-4.755">
            <text:p>-4,75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69]+2.28416)/([.D69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6.901">
            <text:p>66,90100</text:p>
          </table:table-cell>
          <table:table-cell office:value-type="float" office:value="-4.755">
            <text:p>-4,75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0]+2.28416)/([.D70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7.001">
            <text:p>67,00100</text:p>
          </table:table-cell>
          <table:table-cell office:value-type="float" office:value="-4.755">
            <text:p>-4,75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1]+2.28416)/([.D71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7.101">
            <text:p>67,10100</text:p>
          </table:table-cell>
          <table:table-cell office:value-type="float" office:value="-4.755">
            <text:p>-4,75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2]+2.28416)/([.D72]-14.6342)" office:value-type="float" office:value="-0.0147279123635449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67.201">
            <text:p>67,2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3]+2.28416)/([.D73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7.301">
            <text:p>67,3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4]+2.28416)/([.D74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7.401">
            <text:p>67,4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5]+2.28416)/([.D75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7.501">
            <text:p>67,5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6]+2.28416)/([.D76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7.601">
            <text:p>67,6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7]+2.28416)/([.D77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7.701">
            <text:p>67,7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8]+2.28416)/([.D78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7.801">
            <text:p>67,8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79]+2.28416)/([.D79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7.901">
            <text:p>67,9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0]+2.28416)/([.D80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001">
            <text:p>68,0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1]+2.28416)/([.D81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101">
            <text:p>68,1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2]+2.28416)/([.D82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201">
            <text:p>68,2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3]+2.28416)/([.D83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301">
            <text:p>68,3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4]+2.28416)/([.D84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401">
            <text:p>68,4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5]+2.28416)/([.D85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501">
            <text:p>68,5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6]+2.28416)/([.D86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601">
            <text:p>68,6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7]+2.28416)/([.D87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701">
            <text:p>68,7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8]+2.28416)/([.D88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801">
            <text:p>68,8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89]+2.28416)/([.D89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8.901">
            <text:p>68,9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0]+2.28416)/([.D90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001">
            <text:p>69,0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1]+2.28416)/([.D91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101">
            <text:p>69,1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2]+2.28416)/([.D92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201">
            <text:p>69,2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3]+2.28416)/([.D93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301">
            <text:p>69,3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4]+2.28416)/([.D94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401">
            <text:p>69,4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5]+2.28416)/([.D95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501">
            <text:p>69,5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6]+2.28416)/([.D96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601">
            <text:p>69,6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7]+2.28416)/([.D97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701">
            <text:p>69,7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8]+2.28416)/([.D98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801">
            <text:p>69,8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99]+2.28416)/([.D99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69.901">
            <text:p>69,9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0]+2.28416)/([.D100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001">
            <text:p>70,0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1]+2.28416)/([.D101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101">
            <text:p>70,1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2]+2.28416)/([.D102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201">
            <text:p>70,2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3]+2.28416)/([.D103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301">
            <text:p>70,3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4]+2.28416)/([.D104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401">
            <text:p>70,4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5]+2.28416)/([.D105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501">
            <text:p>70,5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6]+2.28416)/([.D106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601">
            <text:p>70,60100</text:p>
          </table:table-cell>
          <table:table-cell office:value-type="float" office:value="-4.74">
            <text:p>-4,74000</text:p>
          </table:table-cell>
          <table:table-cell office:value-type="float" office:value="1.7265">
            <text:p>1,726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7]+2.28416)/([.D107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701">
            <text:p>70,7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8]+2.28416)/([.D108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801">
            <text:p>70,8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09]+2.28416)/([.D109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0.901">
            <text:p>70,9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0]+2.28416)/([.D110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001">
            <text:p>71,0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1]+2.28416)/([.D111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101">
            <text:p>71,1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2]+2.28416)/([.D112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201">
            <text:p>71,2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3]+2.28416)/([.D113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301">
            <text:p>71,3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4]+2.28416)/([.D114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401">
            <text:p>71,4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5]+2.28416)/([.D115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501">
            <text:p>71,5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6]+2.28416)/([.D116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601">
            <text:p>71,6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7]+2.28416)/([.D117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701">
            <text:p>71,7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8]+2.28416)/([.D118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801">
            <text:p>71,8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19]+2.28416)/([.D119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1.901">
            <text:p>71,9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0]+2.28416)/([.D120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2.001">
            <text:p>72,0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1]+2.28416)/([.D121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2.101">
            <text:p>72,10100</text:p>
          </table:table-cell>
          <table:table-cell office:value-type="float" office:value="-4.74">
            <text:p>-4,740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]+2.28416)/([.D122]-14.6342)" office:value-type="float" office:value="-0.0146385020069645">
            <text:p>-0,01464</text:p>
          </table:table-cell>
          <table:table-cell table:number-columns-repeated="1017"/>
        </table:table-row>
        <table:table-row table:style-name="ro1">
          <table:table-cell office:value-type="float" office:value="72.201">
            <text:p>72,2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]+2.28416)/([.D123]-14.6342)" office:value-type="float" office:value="-0.014549091650384">
            <text:p>-0,01455</text:p>
          </table:table-cell>
          <table:table-cell table:number-columns-repeated="1017"/>
        </table:table-row>
        <table:table-row table:style-name="ro1">
          <table:table-cell office:value-type="float" office:value="72.301">
            <text:p>72,3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]+2.28416)/([.D124]-14.6342)" office:value-type="float" office:value="-0.014549091650384">
            <text:p>-0,01455</text:p>
          </table:table-cell>
          <table:table-cell table:number-columns-repeated="1017"/>
        </table:table-row>
        <table:table-row table:style-name="ro1">
          <table:table-cell office:value-type="float" office:value="72.401">
            <text:p>72,4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]+2.28416)/([.D125]-14.6342)" office:value-type="float" office:value="-0.014549091650384">
            <text:p>-0,01455</text:p>
          </table:table-cell>
          <table:table-cell table:number-columns-repeated="1017"/>
        </table:table-row>
        <table:table-row table:style-name="ro1">
          <table:table-cell office:value-type="float" office:value="72.501">
            <text:p>72,5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]+2.28416)/([.D126]-14.6342)" office:value-type="float" office:value="-0.014549091650384">
            <text:p>-0,01455</text:p>
          </table:table-cell>
          <table:table-cell table:number-columns-repeated="1017"/>
        </table:table-row>
        <table:table-row table:style-name="ro1">
          <table:table-cell office:value-type="float" office:value="72.601">
            <text:p>72,6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]+2.28416)/([.D127]-14.6342)" office:value-type="float" office:value="-0.014549091650384">
            <text:p>-0,01455</text:p>
          </table:table-cell>
          <table:table-cell table:number-columns-repeated="1017"/>
        </table:table-row>
        <table:table-row table:style-name="ro1">
          <table:table-cell office:value-type="float" office:value="72.701">
            <text:p>72,7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28]+2.28416)/([.D128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2.801">
            <text:p>72,8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29]+2.28416)/([.D129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2.901">
            <text:p>72,9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]+2.28416)/([.D130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001">
            <text:p>73,0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]+2.28416)/([.D131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101">
            <text:p>73,1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]+2.28416)/([.D132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201">
            <text:p>73,2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3]+2.28416)/([.D133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301">
            <text:p>73,3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4]+2.28416)/([.D134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401">
            <text:p>73,4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5]+2.28416)/([.D135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501">
            <text:p>73,5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6]+2.28416)/([.D136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601">
            <text:p>73,60100</text:p>
          </table:table-cell>
          <table:table-cell office:value-type="float" office:value="-4.725">
            <text:p>-4,725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7]+2.28416)/([.D137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701">
            <text:p>73,7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8]+2.28416)/([.D138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801">
            <text:p>73,8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9]+2.28416)/([.D139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3.901">
            <text:p>73,9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0]+2.28416)/([.D140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4.001">
            <text:p>74,0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1]+2.28416)/([.D141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4.101">
            <text:p>74,1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2]+2.28416)/([.D142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4.201">
            <text:p>74,2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3]+2.28416)/([.D143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4.301">
            <text:p>74,3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4]+2.28416)/([.D144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4.401">
            <text:p>74,4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5]+2.28416)/([.D145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4.501">
            <text:p>74,5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6]+2.28416)/([.D146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4.601">
            <text:p>74,6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7]+2.28416)/([.D147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4.701">
            <text:p>74,7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8]+2.28416)/([.D148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4.801">
            <text:p>74,8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49]+2.28416)/([.D149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4.901">
            <text:p>74,9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0]+2.28416)/([.D150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001">
            <text:p>75,0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1]+2.28416)/([.D151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101">
            <text:p>75,1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2]+2.28416)/([.D152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201">
            <text:p>75,2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3]+2.28416)/([.D153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301">
            <text:p>75,3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4]+2.28416)/([.D154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401">
            <text:p>75,4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5]+2.28416)/([.D155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501">
            <text:p>75,5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6]+2.28416)/([.D156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601">
            <text:p>75,60100</text:p>
          </table:table-cell>
          <table:table-cell office:value-type="float" office:value="-4.71">
            <text:p>-4,71000</text:p>
          </table:table-cell>
          <table:table-cell office:value-type="float" office:value="1.7265">
            <text:p>1,726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7]+2.28416)/([.D157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701">
            <text:p>75,7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8]+2.28416)/([.D158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801">
            <text:p>75,8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59]+2.28416)/([.D159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5.901">
            <text:p>75,9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0]+2.28416)/([.D160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001">
            <text:p>76,0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1]+2.28416)/([.D161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101">
            <text:p>76,1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2]+2.28416)/([.D162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201">
            <text:p>76,2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3]+2.28416)/([.D163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301">
            <text:p>76,3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4]+2.28416)/([.D164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401">
            <text:p>76,4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5]+2.28416)/([.D165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501">
            <text:p>76,5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6]+2.28416)/([.D166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601">
            <text:p>76,6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7]+2.28416)/([.D167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701">
            <text:p>76,7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8]+2.28416)/([.D168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801">
            <text:p>76,8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69]+2.28416)/([.D169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6.901">
            <text:p>76,9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0]+2.28416)/([.D170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001">
            <text:p>77,0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1]+2.28416)/([.D171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101">
            <text:p>77,1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2]+2.28416)/([.D172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201">
            <text:p>77,2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3]+2.28416)/([.D173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301">
            <text:p>77,3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4]+2.28416)/([.D174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401">
            <text:p>77,4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5]+2.28416)/([.D175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501">
            <text:p>77,5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6]+2.28416)/([.D176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601">
            <text:p>77,6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7]+2.28416)/([.D177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701">
            <text:p>77,7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8]+2.28416)/([.D178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801">
            <text:p>77,8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79]+2.28416)/([.D179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7.901">
            <text:p>77,9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0]+2.28416)/([.D180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8.001">
            <text:p>78,0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1]+2.28416)/([.D181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8.101">
            <text:p>78,1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2]+2.28416)/([.D182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78.201">
            <text:p>78,2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3]+2.28416)/([.D183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8.301">
            <text:p>78,3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4]+2.28416)/([.D184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8.401">
            <text:p>78,4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5]+2.28416)/([.D185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8.501">
            <text:p>78,5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6]+2.28416)/([.D186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8.601">
            <text:p>78,60100</text:p>
          </table:table-cell>
          <table:table-cell office:value-type="float" office:value="-4.725">
            <text:p>-4,72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7]+2.28416)/([.D187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8.701">
            <text:p>78,7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8]+2.28416)/([.D188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8.801">
            <text:p>78,8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89]+2.28416)/([.D189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8.901">
            <text:p>78,9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0]+2.28416)/([.D190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001">
            <text:p>79,0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1]+2.28416)/([.D191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101">
            <text:p>79,1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2]+2.28416)/([.D192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201">
            <text:p>79,2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3]+2.28416)/([.D193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301">
            <text:p>79,3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4]+2.28416)/([.D194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401">
            <text:p>79,4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5]+2.28416)/([.D195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501">
            <text:p>79,5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6]+2.28416)/([.D196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601">
            <text:p>79,60100</text:p>
          </table:table-cell>
          <table:table-cell office:value-type="float" office:value="-4.725">
            <text:p>-4,725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7]+2.28416)/([.D197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701">
            <text:p>79,70100</text:p>
          </table:table-cell>
          <table:table-cell office:value-type="float" office:value="-4.725">
            <text:p>-4,725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8]+2.28416)/([.D198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801">
            <text:p>79,80100</text:p>
          </table:table-cell>
          <table:table-cell office:value-type="float" office:value="-4.725">
            <text:p>-4,725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99]+2.28416)/([.D199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79.901">
            <text:p>79,90100</text:p>
          </table:table-cell>
          <table:table-cell office:value-type="float" office:value="-4.725">
            <text:p>-4,725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0]+2.28416)/([.D200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80.001">
            <text:p>80,00100</text:p>
          </table:table-cell>
          <table:table-cell office:value-type="float" office:value="-4.725">
            <text:p>-4,725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1]+2.28416)/([.D201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80.101">
            <text:p>80,10100</text:p>
          </table:table-cell>
          <table:table-cell office:value-type="float" office:value="-4.725">
            <text:p>-4,725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2]+2.28416)/([.D202]-14.6342)" office:value-type="float" office:value="-0.0145621116863685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80.201">
            <text:p>80,2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3]+2.28416)/([.D203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0.301">
            <text:p>80,3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4]+2.28416)/([.D204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0.401">
            <text:p>80,4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5]+2.28416)/([.D205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0.501">
            <text:p>80,5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6]+2.28416)/([.D206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0.601">
            <text:p>80,6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7]+2.28416)/([.D207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0.701">
            <text:p>80,7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8]+2.28416)/([.D208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0.801">
            <text:p>80,8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09]+2.28416)/([.D209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0.901">
            <text:p>80,9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0]+2.28416)/([.D210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003">
            <text:p>81,003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1]+2.28416)/([.D211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101">
            <text:p>81,1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2]+2.28416)/([.D212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201">
            <text:p>81,2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3]+2.28416)/([.D213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301">
            <text:p>81,3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4]+2.28416)/([.D214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401">
            <text:p>81,4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5]+2.28416)/([.D215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501">
            <text:p>81,5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6]+2.28416)/([.D216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601">
            <text:p>81,6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7]+2.28416)/([.D217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701">
            <text:p>81,7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8]+2.28416)/([.D218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801">
            <text:p>81,8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19]+2.28416)/([.D219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1.901">
            <text:p>81,9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0]+2.28416)/([.D220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001">
            <text:p>82,0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1]+2.28416)/([.D221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101">
            <text:p>82,1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2]+2.28416)/([.D222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201">
            <text:p>82,2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3]+2.28416)/([.D223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301">
            <text:p>82,3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4]+2.28416)/([.D224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401">
            <text:p>82,4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5]+2.28416)/([.D225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501">
            <text:p>82,5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6]+2.28416)/([.D226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601">
            <text:p>82,60100</text:p>
          </table:table-cell>
          <table:table-cell office:value-type="float" office:value="-4.71">
            <text:p>-4,71000</text:p>
          </table:table-cell>
          <table:table-cell office:value-type="float" office:value="1.722">
            <text:p>1,722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7]+2.28416)/([.D227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701">
            <text:p>82,7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8]+2.28416)/([.D228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801">
            <text:p>82,8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29]+2.28416)/([.D229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2.901">
            <text:p>82,9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0]+2.28416)/([.D230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001">
            <text:p>83,0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1]+2.28416)/([.D231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101">
            <text:p>83,1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2]+2.28416)/([.D232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201">
            <text:p>83,2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3]+2.28416)/([.D233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301">
            <text:p>83,3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4]+2.28416)/([.D234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401">
            <text:p>83,4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5]+2.28416)/([.D235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501">
            <text:p>83,5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6]+2.28416)/([.D236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601">
            <text:p>83,60100</text:p>
          </table:table-cell>
          <table:table-cell office:value-type="float" office:value="-4.71">
            <text:p>-4,71000</text:p>
          </table:table-cell>
          <table:table-cell office:value-type="float" office:value="1.725">
            <text:p>1,725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7]+2.28416)/([.D237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701">
            <text:p>83,7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8]+2.28416)/([.D238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801">
            <text:p>83,8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39]+2.28416)/([.D239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3.901">
            <text:p>83,9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0]+2.28416)/([.D240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001">
            <text:p>84,0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1]+2.28416)/([.D241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101">
            <text:p>84,1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2]+2.28416)/([.D242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201">
            <text:p>84,2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3]+2.28416)/([.D243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301">
            <text:p>84,3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4]+2.28416)/([.D244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401">
            <text:p>84,4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5]+2.28416)/([.D245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501">
            <text:p>84,5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6]+2.28416)/([.D246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601">
            <text:p>84,6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7]+2.28416)/([.D247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701">
            <text:p>84,7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8]+2.28416)/([.D248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801">
            <text:p>84,8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49]+2.28416)/([.D249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4.901">
            <text:p>84,9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50]+2.28416)/([.D250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5.001">
            <text:p>85,0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51]+2.28416)/([.D251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5.101">
            <text:p>85,10100</text:p>
          </table:table-cell>
          <table:table-cell office:value-type="float" office:value="-4.71">
            <text:p>-4,710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52]+2.28416)/([.D252]-14.6342)" office:value-type="float" office:value="-0.0144726213161289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85.201">
            <text:p>85,20100</text:p>
          </table:table-cell>
          <table:table-cell office:value-type="float" office:value="-4.695">
            <text:p>-4,69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53]+2.28416)/([.D253]-14.6342)" office:value-type="float" office:value="-0.0143831309458894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85.301">
            <text:p>85,30100</text:p>
          </table:table-cell>
          <table:table-cell office:value-type="float" office:value="-4.695">
            <text:p>-4,69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54]+2.28416)/([.D254]-14.6342)" office:value-type="float" office:value="-0.0143831309458894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85.401">
            <text:p>85,40100</text:p>
          </table:table-cell>
          <table:table-cell office:value-type="float" office:value="-4.695">
            <text:p>-4,69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55]+2.28416)/([.D255]-14.6342)" office:value-type="float" office:value="-0.0143831309458894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85.501">
            <text:p>85,50100</text:p>
          </table:table-cell>
          <table:table-cell office:value-type="float" office:value="-4.695">
            <text:p>-4,69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56]+2.28416)/([.D256]-14.6342)" office:value-type="float" office:value="-0.0143831309458894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85.601">
            <text:p>85,60100</text:p>
          </table:table-cell>
          <table:table-cell office:value-type="float" office:value="-4.695">
            <text:p>-4,69500</text:p>
          </table:table-cell>
          <table:table-cell office:value-type="float" office:value="1.7235">
            <text:p>1,723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257]+2.28416)/([.D257]-14.6342)" office:value-type="float" office:value="-0.0143831309458894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85.701">
            <text:p>85,7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58]+2.28416)/([.D258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5.801">
            <text:p>85,8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59]+2.28416)/([.D259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5.901">
            <text:p>85,9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0]+2.28416)/([.D260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6.001">
            <text:p>86,0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1]+2.28416)/([.D261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6.101">
            <text:p>86,1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2]+2.28416)/([.D262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6.201">
            <text:p>86,2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3]+2.28416)/([.D263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6.301">
            <text:p>86,3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4]+2.28416)/([.D264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6.401">
            <text:p>86,4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5]+2.28416)/([.D265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6.501">
            <text:p>86,5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6]+2.28416)/([.D266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6.601">
            <text:p>86,6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7]+2.28416)/([.D267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6.701">
            <text:p>86,7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8]+2.28416)/([.D268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6.801">
            <text:p>86,8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9]+2.28416)/([.D269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6.901">
            <text:p>86,9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0]+2.28416)/([.D270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7.001">
            <text:p>87,0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1]+2.28416)/([.D271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7.101">
            <text:p>87,10100</text:p>
          </table:table-cell>
          <table:table-cell office:value-type="float" office:value="-4.71">
            <text:p>-4,71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2]+2.28416)/([.D272]-14.6342)" office:value-type="float" office:value="-0.0144855845193466">
            <text:p>-0,01449</text:p>
          </table:table-cell>
          <table:table-cell table:number-columns-repeated="1017"/>
        </table:table-row>
        <table:table-row table:style-name="ro1">
          <table:table-cell office:value-type="float" office:value="87.201">
            <text:p>87,2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3]+2.28416)/([.D273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7.301">
            <text:p>87,3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4]+2.28416)/([.D274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7.401">
            <text:p>87,4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5]+2.28416)/([.D275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7.501">
            <text:p>87,5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6]+2.28416)/([.D276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7.601">
            <text:p>87,6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7]+2.28416)/([.D277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7.701">
            <text:p>87,7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8]+2.28416)/([.D278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7.801">
            <text:p>87,8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9]+2.28416)/([.D279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7.901">
            <text:p>87,9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0]+2.28416)/([.D280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001">
            <text:p>88,0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1]+2.28416)/([.D281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101">
            <text:p>88,1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2]+2.28416)/([.D282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201">
            <text:p>88,2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3]+2.28416)/([.D283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301">
            <text:p>88,3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4]+2.28416)/([.D284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401">
            <text:p>88,4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5]+2.28416)/([.D285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501">
            <text:p>88,5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6]+2.28416)/([.D286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601">
            <text:p>88,6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7]+2.28416)/([.D287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701">
            <text:p>88,7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8]+2.28416)/([.D288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801">
            <text:p>88,8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9]+2.28416)/([.D289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8.901">
            <text:p>88,9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0]+2.28416)/([.D290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001">
            <text:p>89,0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1]+2.28416)/([.D291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101">
            <text:p>89,1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2]+2.28416)/([.D292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201">
            <text:p>89,2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3]+2.28416)/([.D293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301">
            <text:p>89,3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4]+2.28416)/([.D294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401">
            <text:p>89,4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5]+2.28416)/([.D295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501">
            <text:p>89,5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6]+2.28416)/([.D296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601">
            <text:p>89,6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7]+2.28416)/([.D297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701">
            <text:p>89,7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8]+2.28416)/([.D298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801">
            <text:p>89,8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9]+2.28416)/([.D299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89.901">
            <text:p>89,9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0]+2.28416)/([.D300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0.001">
            <text:p>90,0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1]+2.28416)/([.D301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0.101">
            <text:p>90,10100</text:p>
          </table:table-cell>
          <table:table-cell office:value-type="float" office:value="-4.695">
            <text:p>-4,695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2]+2.28416)/([.D302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0.201">
            <text:p>90,20100</text:p>
          </table:table-cell>
          <table:table-cell office:value-type="float" office:value="-4.68">
            <text:p>-4,68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3]+2.28416)/([.D303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0.301">
            <text:p>90,30100</text:p>
          </table:table-cell>
          <table:table-cell office:value-type="float" office:value="-4.68">
            <text:p>-4,68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4]+2.28416)/([.D304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0.401">
            <text:p>90,40100</text:p>
          </table:table-cell>
          <table:table-cell office:value-type="float" office:value="-4.68">
            <text:p>-4,68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5]+2.28416)/([.D305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0.501">
            <text:p>90,50100</text:p>
          </table:table-cell>
          <table:table-cell office:value-type="float" office:value="-4.68">
            <text:p>-4,68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6]+2.28416)/([.D306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0.601">
            <text:p>90,60100</text:p>
          </table:table-cell>
          <table:table-cell office:value-type="float" office:value="-4.68">
            <text:p>-4,68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7]+2.28416)/([.D307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0.701">
            <text:p>90,7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8]+2.28416)/([.D308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0.801">
            <text:p>90,8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9]+2.28416)/([.D309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0.901">
            <text:p>90,9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0]+2.28416)/([.D310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1.001">
            <text:p>91,0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1]+2.28416)/([.D311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1.101">
            <text:p>91,1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2]+2.28416)/([.D312]-14.6342)" office:value-type="float" office:value="-0.0143064434648746">
            <text:p>-0,01431</text:p>
          </table:table-cell>
          <table:table-cell table:number-columns-repeated="1017"/>
        </table:table-row>
        <table:table-row table:style-name="ro1">
          <table:table-cell office:value-type="float" office:value="91.201">
            <text:p>91,2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3]+2.28416)/([.D313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1.301">
            <text:p>91,3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4]+2.28416)/([.D314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1.401">
            <text:p>91,4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5]+2.28416)/([.D315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1.501">
            <text:p>91,5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6]+2.28416)/([.D316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1.601">
            <text:p>91,6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7]+2.28416)/([.D317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1.701">
            <text:p>91,7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8]+2.28416)/([.D318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1.801">
            <text:p>91,8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9]+2.28416)/([.D319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1.901">
            <text:p>91,9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20]+2.28416)/([.D320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2.001">
            <text:p>92,0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21]+2.28416)/([.D321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2.101">
            <text:p>92,1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22]+2.28416)/([.D322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2.201">
            <text:p>92,2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23]+2.28416)/([.D323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2.301">
            <text:p>92,3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24]+2.28416)/([.D324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2.401">
            <text:p>92,4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25]+2.28416)/([.D325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2.501">
            <text:p>92,5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26]+2.28416)/([.D326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2.601">
            <text:p>92,60100</text:p>
          </table:table-cell>
          <table:table-cell office:value-type="float" office:value="-4.695">
            <text:p>-4,69500</text:p>
          </table:table-cell>
          <table:table-cell office:value-type="float" office:value="1.719">
            <text:p>1,7190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27]+2.28416)/([.D327]-14.6342)" office:value-type="float" office:value="-0.0143960139921106">
            <text:p>-0,01440</text:p>
          </table:table-cell>
          <table:table-cell table:number-columns-repeated="1017"/>
        </table:table-row>
        <table:table-row table:style-name="ro1">
          <table:table-cell office:value-type="float" office:value="92.701">
            <text:p>92,70100</text:p>
          </table:table-cell>
          <table:table-cell office:value-type="float" office:value="-4.695">
            <text:p>-4,695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28]+2.28416)/([.D328]-14.6342)" office:value-type="float" office:value="-0.0144089201378471">
            <text:p>-0,01441</text:p>
          </table:table-cell>
          <table:table-cell table:number-columns-repeated="1017"/>
        </table:table-row>
        <table:table-row table:style-name="ro1">
          <table:table-cell office:value-type="float" office:value="92.801">
            <text:p>92,80100</text:p>
          </table:table-cell>
          <table:table-cell office:value-type="float" office:value="-4.695">
            <text:p>-4,695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29]+2.28416)/([.D329]-14.6342)" office:value-type="float" office:value="-0.0144089201378471">
            <text:p>-0,01441</text:p>
          </table:table-cell>
          <table:table-cell table:number-columns-repeated="1017"/>
        </table:table-row>
        <table:table-row table:style-name="ro1">
          <table:table-cell office:value-type="float" office:value="92.901">
            <text:p>92,90100</text:p>
          </table:table-cell>
          <table:table-cell office:value-type="float" office:value="-4.695">
            <text:p>-4,695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0]+2.28416)/([.D330]-14.6342)" office:value-type="float" office:value="-0.0144089201378471">
            <text:p>-0,01441</text:p>
          </table:table-cell>
          <table:table-cell table:number-columns-repeated="1017"/>
        </table:table-row>
        <table:table-row table:style-name="ro1">
          <table:table-cell office:value-type="float" office:value="93.001">
            <text:p>93,00100</text:p>
          </table:table-cell>
          <table:table-cell office:value-type="float" office:value="-4.695">
            <text:p>-4,695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1]+2.28416)/([.D331]-14.6342)" office:value-type="float" office:value="-0.0144089201378471">
            <text:p>-0,01441</text:p>
          </table:table-cell>
          <table:table-cell table:number-columns-repeated="1017"/>
        </table:table-row>
        <table:table-row table:style-name="ro1">
          <table:table-cell office:value-type="float" office:value="93.101">
            <text:p>93,10100</text:p>
          </table:table-cell>
          <table:table-cell office:value-type="float" office:value="-4.695">
            <text:p>-4,695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2]+2.28416)/([.D332]-14.6342)" office:value-type="float" office:value="-0.0144089201378471">
            <text:p>-0,01441</text:p>
          </table:table-cell>
          <table:table-cell table:number-columns-repeated="1017"/>
        </table:table-row>
        <table:table-row table:style-name="ro1">
          <table:table-cell office:value-type="float" office:value="93.201">
            <text:p>93,2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3]+2.28416)/([.D333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3.301">
            <text:p>93,3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4]+2.28416)/([.D334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3.401">
            <text:p>93,4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5]+2.28416)/([.D335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3.501">
            <text:p>93,5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6]+2.28416)/([.D336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3.601">
            <text:p>93,6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7]+2.28416)/([.D337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3.701">
            <text:p>93,7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8]+2.28416)/([.D338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3.801">
            <text:p>93,8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39]+2.28416)/([.D339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3.901">
            <text:p>93,9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0]+2.28416)/([.D340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001">
            <text:p>94,0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1]+2.28416)/([.D341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101">
            <text:p>94,1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2]+2.28416)/([.D342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201">
            <text:p>94,2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3]+2.28416)/([.D343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301">
            <text:p>94,3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4]+2.28416)/([.D344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401">
            <text:p>94,4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5]+2.28416)/([.D345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501">
            <text:p>94,5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6]+2.28416)/([.D346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601">
            <text:p>94,60100</text:p>
          </table:table-cell>
          <table:table-cell office:value-type="float" office:value="-4.68">
            <text:p>-4,68000</text:p>
          </table:table-cell>
          <table:table-cell office:value-type="float" office:value="1.719">
            <text:p>1,719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7]+2.28416)/([.D347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701">
            <text:p>94,7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8]+2.28416)/([.D348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801">
            <text:p>94,8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49]+2.28416)/([.D349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4.901">
            <text:p>94,9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0]+2.28416)/([.D350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001">
            <text:p>95,0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1]+2.28416)/([.D351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101">
            <text:p>95,1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2]+2.28416)/([.D352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201">
            <text:p>95,2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3]+2.28416)/([.D353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301">
            <text:p>95,3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4]+2.28416)/([.D354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401">
            <text:p>95,4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5]+2.28416)/([.D355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501">
            <text:p>95,5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6]+2.28416)/([.D356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601">
            <text:p>95,6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7]+2.28416)/([.D357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701">
            <text:p>95,7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8]+2.28416)/([.D358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801">
            <text:p>95,8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59]+2.28416)/([.D359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5.901">
            <text:p>95,9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0]+2.28416)/([.D360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001">
            <text:p>96,0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1]+2.28416)/([.D361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101">
            <text:p>96,1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2]+2.28416)/([.D362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201">
            <text:p>96,2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3]+2.28416)/([.D363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301">
            <text:p>96,3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4]+2.28416)/([.D364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401">
            <text:p>96,4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5]+2.28416)/([.D365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501">
            <text:p>96,5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6]+2.28416)/([.D366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601">
            <text:p>96,60100</text:p>
          </table:table-cell>
          <table:table-cell office:value-type="float" office:value="-4.68">
            <text:p>-4,68000</text:p>
          </table:table-cell>
          <table:table-cell office:value-type="float" office:value="1.7175">
            <text:p>1,7175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7]+2.28416)/([.D367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701">
            <text:p>96,7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8]+2.28416)/([.D368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801">
            <text:p>96,8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69]+2.28416)/([.D369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6.901">
            <text:p>96,9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70]+2.28416)/([.D370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7.001">
            <text:p>97,0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71]+2.28416)/([.D371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7.101">
            <text:p>97,1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72]+2.28416)/([.D372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7.201">
            <text:p>97,2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73]+2.28416)/([.D373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7.301">
            <text:p>97,3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74]+2.28416)/([.D374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7.401">
            <text:p>97,4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75]+2.28416)/([.D375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7.501">
            <text:p>97,5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76]+2.28416)/([.D376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7.601">
            <text:p>97,6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377]+2.28416)/([.D377]-14.6342)" office:value-type="float" office:value="-0.0143192693098918">
            <text:p>-0,01432</text:p>
          </table:table-cell>
          <table:table-cell table:number-columns-repeated="1017"/>
        </table:table-row>
        <table:table-row table:style-name="ro1">
          <table:table-cell office:value-type="float" office:value="97.701">
            <text:p>97,7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78]+2.28416)/([.D378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7.801">
            <text:p>97,8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79]+2.28416)/([.D379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7.901">
            <text:p>97,9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0]+2.28416)/([.D380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001">
            <text:p>98,0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1]+2.28416)/([.D381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101">
            <text:p>98,1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2]+2.28416)/([.D382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201">
            <text:p>98,2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3]+2.28416)/([.D383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301">
            <text:p>98,3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4]+2.28416)/([.D384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401">
            <text:p>98,4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5]+2.28416)/([.D385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501">
            <text:p>98,5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6]+2.28416)/([.D386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601">
            <text:p>98,6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7]+2.28416)/([.D387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701">
            <text:p>98,7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8]+2.28416)/([.D388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801">
            <text:p>98,8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89]+2.28416)/([.D389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8.901">
            <text:p>98,9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0]+2.28416)/([.D390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001">
            <text:p>99,0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1]+2.28416)/([.D391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101">
            <text:p>99,1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2]+2.28416)/([.D392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201">
            <text:p>99,2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3]+2.28416)/([.D393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301">
            <text:p>99,3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4]+2.28416)/([.D394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401">
            <text:p>99,4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5]+2.28416)/([.D395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501">
            <text:p>99,5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6]+2.28416)/([.D396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601">
            <text:p>99,60100</text:p>
          </table:table-cell>
          <table:table-cell office:value-type="float" office:value="-4.68">
            <text:p>-4,68000</text:p>
          </table:table-cell>
          <table:table-cell office:value-type="float" office:value="1.716">
            <text:p>1,716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7]+2.28416)/([.D397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701">
            <text:p>99,7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8]+2.28416)/([.D398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801">
            <text:p>99,8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399]+2.28416)/([.D399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99.901">
            <text:p>99,9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0]+2.28416)/([.D400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001">
            <text:p>100,0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1]+2.28416)/([.D401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101">
            <text:p>100,1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2]+2.28416)/([.D402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201">
            <text:p>100,2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3]+2.28416)/([.D403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301">
            <text:p>100,3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4]+2.28416)/([.D404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401">
            <text:p>100,4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5]+2.28416)/([.D405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501">
            <text:p>100,5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6]+2.28416)/([.D406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601">
            <text:p>100,6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7]+2.28416)/([.D407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701">
            <text:p>100,7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8]+2.28416)/([.D408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801">
            <text:p>100,8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09]+2.28416)/([.D409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0.901">
            <text:p>100,9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0]+2.28416)/([.D410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001">
            <text:p>101,0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1]+2.28416)/([.D411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101">
            <text:p>101,1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2]+2.28416)/([.D412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201">
            <text:p>101,2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3]+2.28416)/([.D413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301">
            <text:p>101,3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4]+2.28416)/([.D414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401">
            <text:p>101,4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5]+2.28416)/([.D415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501">
            <text:p>101,5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6]+2.28416)/([.D416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601">
            <text:p>101,6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7]+2.28416)/([.D417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701">
            <text:p>101,7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8]+2.28416)/([.D418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801">
            <text:p>101,8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19]+2.28416)/([.D419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1.901">
            <text:p>101,9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0]+2.28416)/([.D420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001">
            <text:p>102,0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1]+2.28416)/([.D421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101">
            <text:p>102,1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2]+2.28416)/([.D422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201">
            <text:p>102,2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3]+2.28416)/([.D423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301">
            <text:p>102,3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4]+2.28416)/([.D424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401">
            <text:p>102,4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5]+2.28416)/([.D425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501">
            <text:p>102,5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6]+2.28416)/([.D426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601">
            <text:p>102,60100</text:p>
          </table:table-cell>
          <table:table-cell office:value-type="float" office:value="-4.68">
            <text:p>-4,68000</text:p>
          </table:table-cell>
          <table:table-cell office:value-type="float" office:value="1.713">
            <text:p>1,7130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7]+2.28416)/([.D427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701">
            <text:p>102,7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8]+2.28416)/([.D428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801">
            <text:p>102,8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29]+2.28416)/([.D429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2.901">
            <text:p>102,9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30]+2.28416)/([.D430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3.001">
            <text:p>103,0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31]+2.28416)/([.D431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3.101">
            <text:p>103,1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32]+2.28416)/([.D432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3.201">
            <text:p>103,2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33]+2.28416)/([.D433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3.301">
            <text:p>103,3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34]+2.28416)/([.D434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3.401">
            <text:p>103,4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35]+2.28416)/([.D435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3.501">
            <text:p>103,5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36]+2.28416)/([.D436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3.601">
            <text:p>103,60100</text:p>
          </table:table-cell>
          <table:table-cell office:value-type="float" office:value="-4.68">
            <text:p>-4,68000</text:p>
          </table:table-cell>
          <table:table-cell office:value-type="float" office:value="1.7145">
            <text:p>1,71450</text:p>
          </table:table-cell>
          <table:table-cell office:value-type="float" office:value="181.8">
            <text:p>181,80000</text:p>
          </table:table-cell>
          <table:table-cell office:value-type="string">
            <text:p>NAN</text:p>
          </table:table-cell>
          <table:table-cell/>
          <table:table-cell table:formula="of:=([.B437]+2.28416)/([.D437]-14.6342)" office:value-type="float" office:value="-0.014332118172497">
            <text:p>-0,01433</text:p>
          </table:table-cell>
          <table:table-cell table:number-columns-repeated="1017"/>
        </table:table-row>
        <table:table-row table:style-name="ro1">
          <table:table-cell office:value-type="float" office:value="103.701">
            <text:p>103,7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38]+2.28416)/([.D438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03.801">
            <text:p>103,8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39]+2.28416)/([.D439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03.901">
            <text:p>103,9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0]+2.28416)/([.D440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04.001">
            <text:p>104,0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1]+2.28416)/([.D441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04.101">
            <text:p>104,1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2]+2.28416)/([.D442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04.201">
            <text:p>104,2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3]+2.28416)/([.D443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4.301">
            <text:p>104,3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4]+2.28416)/([.D444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4.401">
            <text:p>104,4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5]+2.28416)/([.D445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4.501">
            <text:p>104,5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6]+2.28416)/([.D446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4.601">
            <text:p>104,6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7]+2.28416)/([.D447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4.701">
            <text:p>104,7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8]+2.28416)/([.D448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4.801">
            <text:p>104,8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49]+2.28416)/([.D449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4.901">
            <text:p>104,9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0]+2.28416)/([.D450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001">
            <text:p>105,0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1]+2.28416)/([.D451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101">
            <text:p>105,1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2]+2.28416)/([.D452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201">
            <text:p>105,2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3]+2.28416)/([.D453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301">
            <text:p>105,3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4]+2.28416)/([.D454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401">
            <text:p>105,4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5]+2.28416)/([.D455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501">
            <text:p>105,5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6]+2.28416)/([.D456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601">
            <text:p>105,6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7]+2.28416)/([.D457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701">
            <text:p>105,7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8]+2.28416)/([.D458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801">
            <text:p>105,8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59]+2.28416)/([.D459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5.901">
            <text:p>105,9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60]+2.28416)/([.D460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6.001">
            <text:p>106,0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61]+2.28416)/([.D461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6.101">
            <text:p>106,1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62]+2.28416)/([.D462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6.201">
            <text:p>106,2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63]+2.28416)/([.D463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6.301">
            <text:p>106,3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64]+2.28416)/([.D464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6.401">
            <text:p>106,4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65]+2.28416)/([.D465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6.501">
            <text:p>106,5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66]+2.28416)/([.D466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6.601">
            <text:p>106,6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67]+2.28416)/([.D467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6.701">
            <text:p>106,7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68]+2.28416)/([.D468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6.801">
            <text:p>106,8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69]+2.28416)/([.D469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6.901">
            <text:p>106,9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70]+2.28416)/([.D470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7.001">
            <text:p>107,0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71]+2.28416)/([.D471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7.101">
            <text:p>107,1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72]+2.28416)/([.D472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7.201">
            <text:p>107,2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73]+2.28416)/([.D473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7.301">
            <text:p>107,3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74]+2.28416)/([.D474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7.401">
            <text:p>107,4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75]+2.28416)/([.D475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7.501">
            <text:p>107,5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76]+2.28416)/([.D476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7.601">
            <text:p>107,60100</text:p>
          </table:table-cell>
          <table:table-cell office:value-type="float" office:value="-4.695">
            <text:p>-4,69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477]+2.28416)/([.D477]-14.6342)" office:value-type="float" office:value="-0.0144477777950904">
            <text:p>-0,01445</text:p>
          </table:table-cell>
          <table:table-cell table:number-columns-repeated="1017"/>
        </table:table-row>
        <table:table-row table:style-name="ro1">
          <table:table-cell office:value-type="float" office:value="107.701">
            <text:p>107,7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78]+2.28416)/([.D478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7.801">
            <text:p>107,8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79]+2.28416)/([.D479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7.901">
            <text:p>107,9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0]+2.28416)/([.D480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001">
            <text:p>108,0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1]+2.28416)/([.D481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101">
            <text:p>108,1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2]+2.28416)/([.D482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201">
            <text:p>108,2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3]+2.28416)/([.D483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301">
            <text:p>108,3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4]+2.28416)/([.D484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401">
            <text:p>108,4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5]+2.28416)/([.D485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501">
            <text:p>108,5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6]+2.28416)/([.D486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601">
            <text:p>108,60100</text:p>
          </table:table-cell>
          <table:table-cell office:value-type="float" office:value="-4.695">
            <text:p>-4,69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7]+2.28416)/([.D487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701">
            <text:p>108,7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8]+2.28416)/([.D488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801">
            <text:p>108,8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89]+2.28416)/([.D489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8.901">
            <text:p>108,9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0]+2.28416)/([.D490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001">
            <text:p>109,0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1]+2.28416)/([.D491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101">
            <text:p>109,1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2]+2.28416)/([.D492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201">
            <text:p>109,2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3]+2.28416)/([.D493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301">
            <text:p>109,3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4]+2.28416)/([.D494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401">
            <text:p>109,4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5]+2.28416)/([.D495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501">
            <text:p>109,5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6]+2.28416)/([.D496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601">
            <text:p>109,60100</text:p>
          </table:table-cell>
          <table:table-cell office:value-type="float" office:value="-4.695">
            <text:p>-4,69500</text:p>
          </table:table-cell>
          <table:table-cell office:value-type="float" office:value="1.713">
            <text:p>1,713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7]+2.28416)/([.D497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701">
            <text:p>109,7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8]+2.28416)/([.D498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801">
            <text:p>109,8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499]+2.28416)/([.D499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09.901">
            <text:p>109,9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0]+2.28416)/([.D500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10.001">
            <text:p>110,0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1]+2.28416)/([.D501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10.101">
            <text:p>110,10100</text:p>
          </table:table-cell>
          <table:table-cell office:value-type="float" office:value="-4.695">
            <text:p>-4,69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2]+2.28416)/([.D502]-14.6342)" office:value-type="float" office:value="-0.014434801976819">
            <text:p>-0,01443</text:p>
          </table:table-cell>
          <table:table-cell table:number-columns-repeated="1017"/>
        </table:table-row>
        <table:table-row table:style-name="ro1">
          <table:table-cell office:value-type="float" office:value="110.201">
            <text:p>110,2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3]+2.28416)/([.D503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0.301">
            <text:p>110,3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4]+2.28416)/([.D504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0.401">
            <text:p>110,4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5]+2.28416)/([.D505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0.501">
            <text:p>110,5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6]+2.28416)/([.D506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0.601">
            <text:p>110,6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7]+2.28416)/([.D507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0.701">
            <text:p>110,7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8]+2.28416)/([.D508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0.801">
            <text:p>110,8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09]+2.28416)/([.D509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0.901">
            <text:p>110,9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0]+2.28416)/([.D510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001">
            <text:p>111,0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1]+2.28416)/([.D511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101">
            <text:p>111,1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2]+2.28416)/([.D512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201">
            <text:p>111,2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3]+2.28416)/([.D513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301">
            <text:p>111,3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4]+2.28416)/([.D514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401">
            <text:p>111,4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5]+2.28416)/([.D515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501">
            <text:p>111,5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6]+2.28416)/([.D516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601">
            <text:p>111,6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7]+2.28416)/([.D517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701">
            <text:p>111,7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8]+2.28416)/([.D518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801">
            <text:p>111,8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19]+2.28416)/([.D519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1.901">
            <text:p>111,9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0]+2.28416)/([.D520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001">
            <text:p>112,0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1]+2.28416)/([.D521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101">
            <text:p>112,1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2]+2.28416)/([.D522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201">
            <text:p>112,2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3]+2.28416)/([.D523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301">
            <text:p>112,3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4]+2.28416)/([.D524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401">
            <text:p>112,4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5]+2.28416)/([.D525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501">
            <text:p>112,5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6]+2.28416)/([.D526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601">
            <text:p>112,6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7]+2.28416)/([.D527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701">
            <text:p>112,7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8]+2.28416)/([.D528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801">
            <text:p>112,8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29]+2.28416)/([.D529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2.901">
            <text:p>112,9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0]+2.28416)/([.D530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001">
            <text:p>113,0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1]+2.28416)/([.D531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101">
            <text:p>113,1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2]+2.28416)/([.D532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201">
            <text:p>113,2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3]+2.28416)/([.D533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301">
            <text:p>113,3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4]+2.28416)/([.D534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401">
            <text:p>113,4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5]+2.28416)/([.D535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501">
            <text:p>113,5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6]+2.28416)/([.D536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601">
            <text:p>113,6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7]+2.28416)/([.D537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701">
            <text:p>113,7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8]+2.28416)/([.D538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801">
            <text:p>113,8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39]+2.28416)/([.D539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3.901">
            <text:p>113,9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40]+2.28416)/([.D540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4.001">
            <text:p>114,0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41]+2.28416)/([.D541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4.101">
            <text:p>114,10100</text:p>
          </table:table-cell>
          <table:table-cell office:value-type="float" office:value="-4.68">
            <text:p>-4,680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42]+2.28416)/([.D542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4.201">
            <text:p>114,20100</text:p>
          </table:table-cell>
          <table:table-cell office:value-type="float" office:value="-4.665">
            <text:p>-4,66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43]+2.28416)/([.D543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4.301">
            <text:p>114,30100</text:p>
          </table:table-cell>
          <table:table-cell office:value-type="float" office:value="-4.665">
            <text:p>-4,66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44]+2.28416)/([.D544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4.401">
            <text:p>114,40100</text:p>
          </table:table-cell>
          <table:table-cell office:value-type="float" office:value="-4.665">
            <text:p>-4,66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45]+2.28416)/([.D545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4.501">
            <text:p>114,50100</text:p>
          </table:table-cell>
          <table:table-cell office:value-type="float" office:value="-4.665">
            <text:p>-4,66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46]+2.28416)/([.D546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4.601">
            <text:p>114,60100</text:p>
          </table:table-cell>
          <table:table-cell office:value-type="float" office:value="-4.665">
            <text:p>-4,66500</text:p>
          </table:table-cell>
          <table:table-cell office:value-type="float" office:value="1.7115">
            <text:p>1,7115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47]+2.28416)/([.D547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4.701">
            <text:p>114,7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48]+2.28416)/([.D54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4.801">
            <text:p>114,8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49]+2.28416)/([.D54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4.901">
            <text:p>114,9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0]+2.28416)/([.D55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001">
            <text:p>115,0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1]+2.28416)/([.D55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101">
            <text:p>115,1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2]+2.28416)/([.D55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201">
            <text:p>115,2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3]+2.28416)/([.D55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301">
            <text:p>115,3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4]+2.28416)/([.D55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401">
            <text:p>115,4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5]+2.28416)/([.D55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501">
            <text:p>115,5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6]+2.28416)/([.D55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601">
            <text:p>115,6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7]+2.28416)/([.D55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701">
            <text:p>115,7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8]+2.28416)/([.D55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801">
            <text:p>115,8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59]+2.28416)/([.D55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5.901">
            <text:p>115,9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60]+2.28416)/([.D56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6.001">
            <text:p>116,0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61]+2.28416)/([.D56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6.101">
            <text:p>116,1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62]+2.28416)/([.D56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6.201">
            <text:p>116,2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63]+2.28416)/([.D56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6.301">
            <text:p>116,3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64]+2.28416)/([.D56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6.401">
            <text:p>116,4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65]+2.28416)/([.D56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6.501">
            <text:p>116,5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66]+2.28416)/([.D56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6.601">
            <text:p>116,6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67]+2.28416)/([.D56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6.701">
            <text:p>116,7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68]+2.28416)/([.D568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6.801">
            <text:p>116,8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69]+2.28416)/([.D569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6.901">
            <text:p>116,9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70]+2.28416)/([.D570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7.001">
            <text:p>117,0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71]+2.28416)/([.D571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7.101">
            <text:p>117,10100</text:p>
          </table:table-cell>
          <table:table-cell office:value-type="float" office:value="-4.665">
            <text:p>-4,665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72]+2.28416)/([.D572]-14.6342)" office:value-type="float" office:value="-0.0142551782525965">
            <text:p>-0,01426</text:p>
          </table:table-cell>
          <table:table-cell table:number-columns-repeated="1017"/>
        </table:table-row>
        <table:table-row table:style-name="ro1">
          <table:table-cell office:value-type="float" office:value="117.201">
            <text:p>117,2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73]+2.28416)/([.D573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7.301">
            <text:p>117,3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74]+2.28416)/([.D574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7.401">
            <text:p>117,4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75]+2.28416)/([.D575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7.501">
            <text:p>117,5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76]+2.28416)/([.D576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7.601">
            <text:p>117,60100</text:p>
          </table:table-cell>
          <table:table-cell office:value-type="float" office:value="-4.68">
            <text:p>-4,68000</text:p>
          </table:table-cell>
          <table:table-cell office:value-type="float" office:value="1.71">
            <text:p>1,71000</text:p>
          </table:table-cell>
          <table:table-cell office:value-type="float" office:value="181.65">
            <text:p>181,65000</text:p>
          </table:table-cell>
          <table:table-cell office:value-type="string">
            <text:p>NAN</text:p>
          </table:table-cell>
          <table:table-cell/>
          <table:table-cell table:formula="of:=([.B577]+2.28416)/([.D577]-14.6342)" office:value-type="float" office:value="-0.0143449901147077">
            <text:p>-0,01434</text:p>
          </table:table-cell>
          <table:table-cell table:number-columns-repeated="1017"/>
        </table:table-row>
        <table:table-row table:style-name="ro1">
          <table:table-cell office:value-type="float" office:value="117.701">
            <text:p>117,70100</text:p>
          </table:table-cell>
          <table:table-cell office:value-type="float" office:value="-4.68">
            <text:p>-4,68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78]+2.28416)/([.D578]-14.6342)" office:value-type="float" office:value="-0.0143578851987645">
            <text:p>-0,01436</text:p>
          </table:table-cell>
          <table:table-cell table:number-columns-repeated="1017"/>
        </table:table-row>
        <table:table-row table:style-name="ro1">
          <table:table-cell office:value-type="float" office:value="117.801">
            <text:p>117,80100</text:p>
          </table:table-cell>
          <table:table-cell office:value-type="float" office:value="-4.68">
            <text:p>-4,68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79]+2.28416)/([.D579]-14.6342)" office:value-type="float" office:value="-0.0143578851987645">
            <text:p>-0,01436</text:p>
          </table:table-cell>
          <table:table-cell table:number-columns-repeated="1017"/>
        </table:table-row>
        <table:table-row table:style-name="ro1">
          <table:table-cell office:value-type="float" office:value="117.901">
            <text:p>117,90100</text:p>
          </table:table-cell>
          <table:table-cell office:value-type="float" office:value="-4.68">
            <text:p>-4,68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0]+2.28416)/([.D580]-14.6342)" office:value-type="float" office:value="-0.0143578851987645">
            <text:p>-0,01436</text:p>
          </table:table-cell>
          <table:table-cell table:number-columns-repeated="1017"/>
        </table:table-row>
        <table:table-row table:style-name="ro1">
          <table:table-cell office:value-type="float" office:value="118.001">
            <text:p>118,00100</text:p>
          </table:table-cell>
          <table:table-cell office:value-type="float" office:value="-4.68">
            <text:p>-4,68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1]+2.28416)/([.D581]-14.6342)" office:value-type="float" office:value="-0.0143578851987645">
            <text:p>-0,01436</text:p>
          </table:table-cell>
          <table:table-cell table:number-columns-repeated="1017"/>
        </table:table-row>
        <table:table-row table:style-name="ro1">
          <table:table-cell office:value-type="float" office:value="118.101">
            <text:p>118,10100</text:p>
          </table:table-cell>
          <table:table-cell office:value-type="float" office:value="-4.68">
            <text:p>-4,68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2]+2.28416)/([.D582]-14.6342)" office:value-type="float" office:value="-0.0143578851987645">
            <text:p>-0,01436</text:p>
          </table:table-cell>
          <table:table-cell table:number-columns-repeated="1017"/>
        </table:table-row>
        <table:table-row table:style-name="ro1">
          <table:table-cell office:value-type="float" office:value="118.201">
            <text:p>118,2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3]+2.28416)/([.D58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8.301">
            <text:p>118,3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4]+2.28416)/([.D58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8.401">
            <text:p>118,4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5]+2.28416)/([.D58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8.501">
            <text:p>118,5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6]+2.28416)/([.D58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8.601">
            <text:p>118,6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7]+2.28416)/([.D58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8.701">
            <text:p>118,7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8]+2.28416)/([.D58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8.801">
            <text:p>118,8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89]+2.28416)/([.D58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8.901">
            <text:p>118,9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0]+2.28416)/([.D59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001">
            <text:p>119,0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1]+2.28416)/([.D59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101">
            <text:p>119,1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2]+2.28416)/([.D59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201">
            <text:p>119,2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3]+2.28416)/([.D59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301">
            <text:p>119,3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4]+2.28416)/([.D59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401">
            <text:p>119,4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5]+2.28416)/([.D59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501">
            <text:p>119,5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6]+2.28416)/([.D59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601">
            <text:p>119,6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7]+2.28416)/([.D59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701">
            <text:p>119,7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8]+2.28416)/([.D59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801">
            <text:p>119,8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599]+2.28416)/([.D59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19.901">
            <text:p>119,9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0]+2.28416)/([.D60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001">
            <text:p>120,0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1]+2.28416)/([.D60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101">
            <text:p>120,1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2]+2.28416)/([.D60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201">
            <text:p>120,2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3]+2.28416)/([.D60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301">
            <text:p>120,3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4]+2.28416)/([.D60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401">
            <text:p>120,4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5]+2.28416)/([.D60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501">
            <text:p>120,5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6]+2.28416)/([.D60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601">
            <text:p>120,6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7]+2.28416)/([.D60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701">
            <text:p>120,7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8]+2.28416)/([.D60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801">
            <text:p>120,8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09]+2.28416)/([.D60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0.901">
            <text:p>120,9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0]+2.28416)/([.D61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001">
            <text:p>121,0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1]+2.28416)/([.D61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101">
            <text:p>121,1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2]+2.28416)/([.D61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201">
            <text:p>121,2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3]+2.28416)/([.D61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301">
            <text:p>121,3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4]+2.28416)/([.D61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401">
            <text:p>121,4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5]+2.28416)/([.D61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501">
            <text:p>121,5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6]+2.28416)/([.D61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601">
            <text:p>121,6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7]+2.28416)/([.D61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701">
            <text:p>121,7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8]+2.28416)/([.D61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801">
            <text:p>121,8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19]+2.28416)/([.D61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1.901">
            <text:p>121,9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0]+2.28416)/([.D62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001">
            <text:p>122,0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1]+2.28416)/([.D62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101">
            <text:p>122,1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2]+2.28416)/([.D62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201">
            <text:p>122,2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3]+2.28416)/([.D62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301">
            <text:p>122,3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4]+2.28416)/([.D62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401">
            <text:p>122,4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5]+2.28416)/([.D62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501">
            <text:p>122,5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6]+2.28416)/([.D62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601">
            <text:p>122,6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7]+2.28416)/([.D62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701">
            <text:p>122,7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8]+2.28416)/([.D62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801">
            <text:p>122,8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29]+2.28416)/([.D62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2.901">
            <text:p>122,9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0]+2.28416)/([.D63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001">
            <text:p>123,0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1]+2.28416)/([.D63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101">
            <text:p>123,1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2]+2.28416)/([.D63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201">
            <text:p>123,2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3]+2.28416)/([.D63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301">
            <text:p>123,3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4]+2.28416)/([.D63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401">
            <text:p>123,4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5]+2.28416)/([.D63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501">
            <text:p>123,5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6]+2.28416)/([.D63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601">
            <text:p>123,6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7]+2.28416)/([.D63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701">
            <text:p>123,7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8]+2.28416)/([.D63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801">
            <text:p>123,8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9]+2.28416)/([.D63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3.901">
            <text:p>123,9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0]+2.28416)/([.D64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001">
            <text:p>124,0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1]+2.28416)/([.D64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101">
            <text:p>124,1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2]+2.28416)/([.D64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201">
            <text:p>124,2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3]+2.28416)/([.D64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301">
            <text:p>124,3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4]+2.28416)/([.D64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401">
            <text:p>124,4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5]+2.28416)/([.D64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501">
            <text:p>124,5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6]+2.28416)/([.D64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604">
            <text:p>124,604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7]+2.28416)/([.D64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701">
            <text:p>124,7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8]+2.28416)/([.D64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801">
            <text:p>124,8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9]+2.28416)/([.D64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4.901">
            <text:p>124,9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0]+2.28416)/([.D65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001">
            <text:p>125,0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1]+2.28416)/([.D65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101">
            <text:p>125,1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2]+2.28416)/([.D65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201">
            <text:p>125,2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3]+2.28416)/([.D653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301">
            <text:p>125,3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4]+2.28416)/([.D654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401">
            <text:p>125,4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5]+2.28416)/([.D655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501">
            <text:p>125,5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6]+2.28416)/([.D656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601">
            <text:p>125,6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7]+2.28416)/([.D657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701">
            <text:p>125,70100</text:p>
          </table:table-cell>
          <table:table-cell office:value-type="float" office:value="-4.665">
            <text:p>-4,665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8]+2.28416)/([.D658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801">
            <text:p>125,8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59]+2.28416)/([.D659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5.901">
            <text:p>125,9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60]+2.28416)/([.D660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6.001">
            <text:p>126,0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61]+2.28416)/([.D661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6.101">
            <text:p>126,10100</text:p>
          </table:table-cell>
          <table:table-cell office:value-type="float" office:value="-4.665">
            <text:p>-4,665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62]+2.28416)/([.D662]-14.6342)" office:value-type="float" office:value="-0.0142679926024386">
            <text:p>-0,01427</text:p>
          </table:table-cell>
          <table:table-cell table:number-columns-repeated="1017"/>
        </table:table-row>
        <table:table-row table:style-name="ro1">
          <table:table-cell office:value-type="float" office:value="126.201">
            <text:p>126,20100</text:p>
          </table:table-cell>
          <table:table-cell office:value-type="float" office:value="-4.65">
            <text:p>-4,650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63]+2.28416)/([.D663]-14.6342)" office:value-type="float" office:value="-0.0141781000061127">
            <text:p>-0,01418</text:p>
          </table:table-cell>
          <table:table-cell table:number-columns-repeated="1017"/>
        </table:table-row>
        <table:table-row table:style-name="ro1">
          <table:table-cell office:value-type="float" office:value="126.301">
            <text:p>126,30100</text:p>
          </table:table-cell>
          <table:table-cell office:value-type="float" office:value="-4.65">
            <text:p>-4,650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64]+2.28416)/([.D664]-14.6342)" office:value-type="float" office:value="-0.0141781000061127">
            <text:p>-0,01418</text:p>
          </table:table-cell>
          <table:table-cell table:number-columns-repeated="1017"/>
        </table:table-row>
        <table:table-row table:style-name="ro1">
          <table:table-cell office:value-type="float" office:value="126.401">
            <text:p>126,40100</text:p>
          </table:table-cell>
          <table:table-cell office:value-type="float" office:value="-4.65">
            <text:p>-4,650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65]+2.28416)/([.D665]-14.6342)" office:value-type="float" office:value="-0.0141781000061127">
            <text:p>-0,01418</text:p>
          </table:table-cell>
          <table:table-cell table:number-columns-repeated="1017"/>
        </table:table-row>
        <table:table-row table:style-name="ro1">
          <table:table-cell office:value-type="float" office:value="126.501">
            <text:p>126,50100</text:p>
          </table:table-cell>
          <table:table-cell office:value-type="float" office:value="-4.65">
            <text:p>-4,650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66]+2.28416)/([.D666]-14.6342)" office:value-type="float" office:value="-0.0141781000061127">
            <text:p>-0,01418</text:p>
          </table:table-cell>
          <table:table-cell table:number-columns-repeated="1017"/>
        </table:table-row>
        <table:table-row table:style-name="ro1">
          <table:table-cell office:value-type="float" office:value="126.601">
            <text:p>126,60100</text:p>
          </table:table-cell>
          <table:table-cell office:value-type="float" office:value="-4.65">
            <text:p>-4,650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67]+2.28416)/([.D667]-14.6342)" office:value-type="float" office:value="-0.0141781000061127">
            <text:p>-0,01418</text:p>
          </table:table-cell>
          <table:table-cell table:number-columns-repeated="1017"/>
        </table:table-row>
        <table:table-row table:style-name="ro1">
          <table:table-cell office:value-type="float" office:value="126.701">
            <text:p>126,70100</text:p>
          </table:table-cell>
          <table:table-cell office:value-type="float" office:value="-4.65">
            <text:p>-4,65000</text:p>
          </table:table-cell>
          <table:table-cell office:value-type="float" office:value="1.707">
            <text:p>1,7070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68]+2.28416)/([.D668]-14.6342)" office:value-type="float" office:value="-0.0141781000061127">
            <text:p>-0,01418</text:p>
          </table:table-cell>
          <table:table-cell table:number-columns-repeated="1017"/>
        </table:table-row>
        <table:table-row table:style-name="ro1">
          <table:table-cell office:value-type="float" office:value="126.801">
            <text:p>126,8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69]+2.28416)/([.D669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6.901">
            <text:p>126,9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0]+2.28416)/([.D670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001">
            <text:p>127,0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1]+2.28416)/([.D671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101">
            <text:p>127,1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2]+2.28416)/([.D672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201">
            <text:p>127,2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3]+2.28416)/([.D673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301">
            <text:p>127,3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4]+2.28416)/([.D674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401">
            <text:p>127,4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5]+2.28416)/([.D675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501">
            <text:p>127,5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6]+2.28416)/([.D676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601">
            <text:p>127,6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7]+2.28416)/([.D677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701">
            <text:p>127,7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8]+2.28416)/([.D678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801">
            <text:p>127,8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79]+2.28416)/([.D679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7.901">
            <text:p>127,9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0]+2.28416)/([.D680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001">
            <text:p>128,0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1]+2.28416)/([.D681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101">
            <text:p>128,1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2]+2.28416)/([.D682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201">
            <text:p>128,2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3]+2.28416)/([.D683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301">
            <text:p>128,3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4]+2.28416)/([.D684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401">
            <text:p>128,4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5]+2.28416)/([.D685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501">
            <text:p>128,5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6]+2.28416)/([.D686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601">
            <text:p>128,6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7]+2.28416)/([.D687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701">
            <text:p>128,7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8]+2.28416)/([.D688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801">
            <text:p>128,8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89]+2.28416)/([.D689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8.901">
            <text:p>128,9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0]+2.28416)/([.D690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001">
            <text:p>129,0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1]+2.28416)/([.D691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101">
            <text:p>129,1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2]+2.28416)/([.D692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201">
            <text:p>129,2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3]+2.28416)/([.D693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301">
            <text:p>129,3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4]+2.28416)/([.D694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401">
            <text:p>129,4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5]+2.28416)/([.D695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501">
            <text:p>129,5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6]+2.28416)/([.D696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601">
            <text:p>129,6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7]+2.28416)/([.D697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701">
            <text:p>129,7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8]+2.28416)/([.D698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801">
            <text:p>129,8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699]+2.28416)/([.D699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29.901">
            <text:p>129,9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0]+2.28416)/([.D700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001">
            <text:p>130,0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1]+2.28416)/([.D701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101">
            <text:p>130,1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2]+2.28416)/([.D702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201">
            <text:p>130,2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3]+2.28416)/([.D703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301">
            <text:p>130,3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4]+2.28416)/([.D704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401">
            <text:p>130,4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5]+2.28416)/([.D705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501">
            <text:p>130,5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6]+2.28416)/([.D706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601">
            <text:p>130,6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7]+2.28416)/([.D707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701">
            <text:p>130,70100</text:p>
          </table:table-cell>
          <table:table-cell office:value-type="float" office:value="-4.65">
            <text:p>-4,65000</text:p>
          </table:table-cell>
          <table:table-cell office:value-type="float" office:value="1.7055">
            <text:p>1,705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8]+2.28416)/([.D708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801">
            <text:p>130,8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09]+2.28416)/([.D709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0.901">
            <text:p>130,9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0]+2.28416)/([.D710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001">
            <text:p>131,0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1]+2.28416)/([.D711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101">
            <text:p>131,1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2]+2.28416)/([.D712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201">
            <text:p>131,2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3]+2.28416)/([.D713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301">
            <text:p>131,3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4]+2.28416)/([.D714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401">
            <text:p>131,4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5]+2.28416)/([.D715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501">
            <text:p>131,5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6]+2.28416)/([.D716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601">
            <text:p>131,6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7]+2.28416)/([.D717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701">
            <text:p>131,70100</text:p>
          </table:table-cell>
          <table:table-cell office:value-type="float" office:value="-4.65">
            <text:p>-4,65000</text:p>
          </table:table-cell>
          <table:table-cell office:value-type="float" office:value="1.701">
            <text:p>1,701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8]+2.28416)/([.D718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801">
            <text:p>131,8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19]+2.28416)/([.D719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1.901">
            <text:p>131,9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0]+2.28416)/([.D720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001">
            <text:p>132,0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1]+2.28416)/([.D721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101">
            <text:p>132,1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2]+2.28416)/([.D722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204">
            <text:p>132,204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3]+2.28416)/([.D723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301">
            <text:p>132,3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4]+2.28416)/([.D724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401">
            <text:p>132,4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5]+2.28416)/([.D725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501">
            <text:p>132,5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6]+2.28416)/([.D726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601">
            <text:p>132,6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7]+2.28416)/([.D727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701">
            <text:p>132,7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8]+2.28416)/([.D728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801">
            <text:p>132,8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29]+2.28416)/([.D729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2.901">
            <text:p>132,9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0]+2.28416)/([.D730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3.001">
            <text:p>133,0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1]+2.28416)/([.D731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3.101">
            <text:p>133,10100</text:p>
          </table:table-cell>
          <table:table-cell office:value-type="float" office:value="-4.65">
            <text:p>-4,650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2]+2.28416)/([.D732]-14.6342)" office:value-type="float" office:value="-0.0141908565354933">
            <text:p>-0,01419</text:p>
          </table:table-cell>
          <table:table-cell table:number-columns-repeated="1017"/>
        </table:table-row>
        <table:table-row table:style-name="ro1">
          <table:table-cell office:value-type="float" office:value="133.201">
            <text:p>133,2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3]+2.28416)/([.D733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3.301">
            <text:p>133,3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4]+2.28416)/([.D734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3.401">
            <text:p>133,4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5]+2.28416)/([.D735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3.501">
            <text:p>133,5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6]+2.28416)/([.D736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3.601">
            <text:p>133,6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7]+2.28416)/([.D737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3.701">
            <text:p>133,7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8]+2.28416)/([.D738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3.801">
            <text:p>133,8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39]+2.28416)/([.D739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3.901">
            <text:p>133,9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40]+2.28416)/([.D740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4.001">
            <text:p>134,0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41]+2.28416)/([.D741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4.101">
            <text:p>134,1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42]+2.28416)/([.D742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4.201">
            <text:p>134,2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43]+2.28416)/([.D743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4.301">
            <text:p>134,3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44]+2.28416)/([.D744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4.401">
            <text:p>134,4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45]+2.28416)/([.D745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4.501">
            <text:p>134,5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46]+2.28416)/([.D746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4.601">
            <text:p>134,6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47]+2.28416)/([.D747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4.701">
            <text:p>134,70100</text:p>
          </table:table-cell>
          <table:table-cell office:value-type="float" office:value="-4.665">
            <text:p>-4,66500</text:p>
          </table:table-cell>
          <table:table-cell office:value-type="float" office:value="1.7025">
            <text:p>1,70250</text:p>
          </table:table-cell>
          <table:table-cell office:value-type="float" office:value="181.35">
            <text:p>181,35000</text:p>
          </table:table-cell>
          <table:table-cell office:value-type="string">
            <text:p>NAN</text:p>
          </table:table-cell>
          <table:table-cell/>
          <table:table-cell table:formula="of:=([.B748]+2.28416)/([.D748]-14.6342)" office:value-type="float" office:value="-0.0142808300113127">
            <text:p>-0,01428</text:p>
          </table:table-cell>
          <table:table-cell table:number-columns-repeated="1017"/>
        </table:table-row>
        <table:table-row table:style-name="ro1">
          <table:table-cell office:value-type="float" office:value="134.801">
            <text:p>134,8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49]+2.28416)/([.D749]-14.6342)" office:value-type="float" office:value="-0.0142936905415157">
            <text:p>-0,01429</text:p>
          </table:table-cell>
          <table:table-cell table:number-columns-repeated="1017"/>
        </table:table-row>
        <table:table-row table:style-name="ro1">
          <table:table-cell office:value-type="float" office:value="134.901">
            <text:p>134,9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0]+2.28416)/([.D750]-14.6342)" office:value-type="float" office:value="-0.0142936905415157">
            <text:p>-0,01429</text:p>
          </table:table-cell>
          <table:table-cell table:number-columns-repeated="1017"/>
        </table:table-row>
        <table:table-row table:style-name="ro1">
          <table:table-cell office:value-type="float" office:value="135.001">
            <text:p>135,0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1]+2.28416)/([.D751]-14.6342)" office:value-type="float" office:value="-0.0142936905415157">
            <text:p>-0,01429</text:p>
          </table:table-cell>
          <table:table-cell table:number-columns-repeated="1017"/>
        </table:table-row>
        <table:table-row table:style-name="ro1">
          <table:table-cell office:value-type="float" office:value="135.101">
            <text:p>135,10100</text:p>
          </table:table-cell>
          <table:table-cell office:value-type="float" office:value="-4.665">
            <text:p>-4,66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2]+2.28416)/([.D752]-14.6342)" office:value-type="float" office:value="-0.0142936905415157">
            <text:p>-0,01429</text:p>
          </table:table-cell>
          <table:table-cell table:number-columns-repeated="1017"/>
        </table:table-row>
        <table:table-row table:style-name="ro1">
          <table:table-cell office:value-type="float" office:value="135.201">
            <text:p>135,20100</text:p>
          </table:table-cell>
          <table:table-cell office:value-type="float" office:value="-4.695">
            <text:p>-4,69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3]+2.28416)/([.D753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5.301">
            <text:p>135,30100</text:p>
          </table:table-cell>
          <table:table-cell office:value-type="float" office:value="-4.695">
            <text:p>-4,69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4]+2.28416)/([.D754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5.401">
            <text:p>135,40100</text:p>
          </table:table-cell>
          <table:table-cell office:value-type="float" office:value="-4.695">
            <text:p>-4,69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5]+2.28416)/([.D755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5.501">
            <text:p>135,50100</text:p>
          </table:table-cell>
          <table:table-cell office:value-type="float" office:value="-4.695">
            <text:p>-4,69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6]+2.28416)/([.D756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5.601">
            <text:p>135,60100</text:p>
          </table:table-cell>
          <table:table-cell office:value-type="float" office:value="-4.695">
            <text:p>-4,69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7]+2.28416)/([.D757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5.701">
            <text:p>135,70100</text:p>
          </table:table-cell>
          <table:table-cell office:value-type="float" office:value="-4.695">
            <text:p>-4,69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8]+2.28416)/([.D758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5.801">
            <text:p>135,8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59]+2.28416)/([.D759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5.901">
            <text:p>135,9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0]+2.28416)/([.D760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6.001">
            <text:p>136,0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1]+2.28416)/([.D761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6.101">
            <text:p>136,1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2]+2.28416)/([.D762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6.201">
            <text:p>136,2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3]+2.28416)/([.D763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6.301">
            <text:p>136,3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4]+2.28416)/([.D764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6.401">
            <text:p>136,4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5]+2.28416)/([.D765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6.501">
            <text:p>136,5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6]+2.28416)/([.D766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6.601">
            <text:p>136,6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7]+2.28416)/([.D767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6.701">
            <text:p>136,7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8]+2.28416)/([.D768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6.801">
            <text:p>136,8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69]+2.28416)/([.D769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6.901">
            <text:p>136,9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0]+2.28416)/([.D770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7.001">
            <text:p>137,0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1]+2.28416)/([.D771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7.101">
            <text:p>137,10100</text:p>
          </table:table-cell>
          <table:table-cell office:value-type="float" office:value="-4.68">
            <text:p>-4,680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2]+2.28416)/([.D772]-14.6342)" office:value-type="float" office:value="-0.0143837450424997">
            <text:p>-0,01438</text:p>
          </table:table-cell>
          <table:table-cell table:number-columns-repeated="1017"/>
        </table:table-row>
        <table:table-row table:style-name="ro1">
          <table:table-cell office:value-type="float" office:value="137.201">
            <text:p>137,2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3]+2.28416)/([.D773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7.301">
            <text:p>137,3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4]+2.28416)/([.D774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7.401">
            <text:p>137,4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5]+2.28416)/([.D775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7.501">
            <text:p>137,5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6]+2.28416)/([.D776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7.601">
            <text:p>137,6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7]+2.28416)/([.D777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7.701">
            <text:p>137,70100</text:p>
          </table:table-cell>
          <table:table-cell office:value-type="float" office:value="-4.695">
            <text:p>-4,69500</text:p>
          </table:table-cell>
          <table:table-cell office:value-type="float" office:value="1.7025">
            <text:p>1,702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8]+2.28416)/([.D778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7.801">
            <text:p>137,80100</text:p>
          </table:table-cell>
          <table:table-cell office:value-type="float" office:value="-4.695">
            <text:p>-4,695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79]+2.28416)/([.D779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7.901">
            <text:p>137,90100</text:p>
          </table:table-cell>
          <table:table-cell office:value-type="float" office:value="-4.695">
            <text:p>-4,695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0]+2.28416)/([.D780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8.001">
            <text:p>138,00100</text:p>
          </table:table-cell>
          <table:table-cell office:value-type="float" office:value="-4.695">
            <text:p>-4,695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1]+2.28416)/([.D781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8.101">
            <text:p>138,10100</text:p>
          </table:table-cell>
          <table:table-cell office:value-type="float" office:value="-4.695">
            <text:p>-4,695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2]+2.28416)/([.D782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8.201">
            <text:p>138,20100</text:p>
          </table:table-cell>
          <table:table-cell office:value-type="float" office:value="-4.71">
            <text:p>-4,710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3]+2.28416)/([.D783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8.301">
            <text:p>138,30100</text:p>
          </table:table-cell>
          <table:table-cell office:value-type="float" office:value="-4.71">
            <text:p>-4,710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4]+2.28416)/([.D784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8.401">
            <text:p>138,40100</text:p>
          </table:table-cell>
          <table:table-cell office:value-type="float" office:value="-4.71">
            <text:p>-4,710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5]+2.28416)/([.D785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8.501">
            <text:p>138,50100</text:p>
          </table:table-cell>
          <table:table-cell office:value-type="float" office:value="-4.71">
            <text:p>-4,710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6]+2.28416)/([.D786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8.601">
            <text:p>138,60100</text:p>
          </table:table-cell>
          <table:table-cell office:value-type="float" office:value="-4.71">
            <text:p>-4,710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7]+2.28416)/([.D787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8.701">
            <text:p>138,70100</text:p>
          </table:table-cell>
          <table:table-cell office:value-type="float" office:value="-4.71">
            <text:p>-4,71000</text:p>
          </table:table-cell>
          <table:table-cell office:value-type="float" office:value="1.701">
            <text:p>1,701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8]+2.28416)/([.D788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8.801">
            <text:p>138,80100</text:p>
          </table:table-cell>
          <table:table-cell office:value-type="float" office:value="-4.71">
            <text:p>-4,710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89]+2.28416)/([.D789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8.901">
            <text:p>138,90100</text:p>
          </table:table-cell>
          <table:table-cell office:value-type="float" office:value="-4.71">
            <text:p>-4,710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90]+2.28416)/([.D790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9.001">
            <text:p>139,00100</text:p>
          </table:table-cell>
          <table:table-cell office:value-type="float" office:value="-4.71">
            <text:p>-4,710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91]+2.28416)/([.D791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9.101">
            <text:p>139,10100</text:p>
          </table:table-cell>
          <table:table-cell office:value-type="float" office:value="-4.71">
            <text:p>-4,710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92]+2.28416)/([.D792]-14.6342)" office:value-type="float" office:value="-0.0145638540444677">
            <text:p>-0,01456</text:p>
          </table:table-cell>
          <table:table-cell table:number-columns-repeated="1017"/>
        </table:table-row>
        <table:table-row table:style-name="ro1">
          <table:table-cell office:value-type="float" office:value="139.201">
            <text:p>139,20100</text:p>
          </table:table-cell>
          <table:table-cell office:value-type="float" office:value="-4.695">
            <text:p>-4,695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93]+2.28416)/([.D793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9.301">
            <text:p>139,30100</text:p>
          </table:table-cell>
          <table:table-cell office:value-type="float" office:value="-4.695">
            <text:p>-4,695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94]+2.28416)/([.D794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9.401">
            <text:p>139,40100</text:p>
          </table:table-cell>
          <table:table-cell office:value-type="float" office:value="-4.695">
            <text:p>-4,695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95]+2.28416)/([.D795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9.501">
            <text:p>139,50100</text:p>
          </table:table-cell>
          <table:table-cell office:value-type="float" office:value="-4.695">
            <text:p>-4,695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96]+2.28416)/([.D796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9.601">
            <text:p>139,60100</text:p>
          </table:table-cell>
          <table:table-cell office:value-type="float" office:value="-4.695">
            <text:p>-4,695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97]+2.28416)/([.D797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 office:value-type="float" office:value="139.701">
            <text:p>139,70100</text:p>
          </table:table-cell>
          <table:table-cell office:value-type="float" office:value="-4.695">
            <text:p>-4,69500</text:p>
          </table:table-cell>
          <table:table-cell office:value-type="float" office:value="1.6995">
            <text:p>1,699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798]+2.28416)/([.D798]-14.6342)" office:value-type="float" office:value="-0.0144737995434837">
            <text:p>-0,01447</text:p>
          </table:table-cell>
          <table:table-cell table:number-columns-repeated="1017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([.B799]+2.28416)/([.D799]-14.6342)" office:value-type="float" office:value="-0.156083694359787">
            <text:p>-0,15608</text:p>
          </table:table-cell>
          <table:table-cell table:number-columns-repeated="1017"/>
        </table:table-row>
        <table:table-row table:style-name="ro1">
          <table:table-cell office:value-type="float" office:value="263.001">
            <text:p>263,00100</text:p>
          </table:table-cell>
          <table:table-cell office:value-type="float" office:value="-4.8">
            <text:p>-4,80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0]+2.28416)/([.D800]-14.6342)" office:value-type="float" office:value="-0.0151177953054938">
            <text:p>-0,01512</text:p>
          </table:table-cell>
          <table:table-cell table:number-columns-repeated="1017"/>
        </table:table-row>
        <table:table-row table:style-name="ro1">
          <table:table-cell office:value-type="float" office:value="263.101">
            <text:p>263,10100</text:p>
          </table:table-cell>
          <table:table-cell office:value-type="float" office:value="-4.8">
            <text:p>-4,80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1]+2.28416)/([.D801]-14.6342)" office:value-type="float" office:value="-0.0151177953054938">
            <text:p>-0,01512</text:p>
          </table:table-cell>
          <table:table-cell table:number-columns-repeated="1017"/>
        </table:table-row>
        <table:table-row table:style-name="ro1">
          <table:table-cell office:value-type="float" office:value="263.201">
            <text:p>263,20100</text:p>
          </table:table-cell>
          <table:table-cell office:value-type="float" office:value="-4.8">
            <text:p>-4,80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2]+2.28416)/([.D802]-14.6342)" office:value-type="float" office:value="-0.0151177953054938">
            <text:p>-0,01512</text:p>
          </table:table-cell>
          <table:table-cell table:number-columns-repeated="1017"/>
        </table:table-row>
        <table:table-row table:style-name="ro1">
          <table:table-cell office:value-type="float" office:value="263.301">
            <text:p>263,30100</text:p>
          </table:table-cell>
          <table:table-cell office:value-type="float" office:value="-4.815">
            <text:p>-4,81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3]+2.28416)/([.D803]-14.6342)" office:value-type="float" office:value="-0.0152079309777076">
            <text:p>-0,01521</text:p>
          </table:table-cell>
          <table:table-cell table:number-columns-repeated="1017"/>
        </table:table-row>
        <table:table-row table:style-name="ro1">
          <table:table-cell office:value-type="float" office:value="263.401">
            <text:p>263,40100</text:p>
          </table:table-cell>
          <table:table-cell office:value-type="float" office:value="-4.815">
            <text:p>-4,81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4]+2.28416)/([.D804]-14.6342)" office:value-type="float" office:value="-0.0152079309777076">
            <text:p>-0,01521</text:p>
          </table:table-cell>
          <table:table-cell table:number-columns-repeated="1017"/>
        </table:table-row>
        <table:table-row table:style-name="ro1">
          <table:table-cell office:value-type="float" office:value="263.501">
            <text:p>263,50100</text:p>
          </table:table-cell>
          <table:table-cell office:value-type="float" office:value="-4.815">
            <text:p>-4,81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5]+2.28416)/([.D805]-14.6342)" office:value-type="float" office:value="-0.0152079309777076">
            <text:p>-0,01521</text:p>
          </table:table-cell>
          <table:table-cell table:number-columns-repeated="1017"/>
        </table:table-row>
        <table:table-row table:style-name="ro1">
          <table:table-cell office:value-type="float" office:value="263.601">
            <text:p>263,60100</text:p>
          </table:table-cell>
          <table:table-cell office:value-type="float" office:value="-4.815">
            <text:p>-4,81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6]+2.28416)/([.D806]-14.6342)" office:value-type="float" office:value="-0.0152079309777076">
            <text:p>-0,01521</text:p>
          </table:table-cell>
          <table:table-cell table:number-columns-repeated="1017"/>
        </table:table-row>
        <table:table-row table:style-name="ro1">
          <table:table-cell office:value-type="float" office:value="263.701">
            <text:p>263,70100</text:p>
          </table:table-cell>
          <table:table-cell office:value-type="float" office:value="-4.815">
            <text:p>-4,81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7]+2.28416)/([.D807]-14.6342)" office:value-type="float" office:value="-0.0152079309777076">
            <text:p>-0,01521</text:p>
          </table:table-cell>
          <table:table-cell table:number-columns-repeated="1017"/>
        </table:table-row>
        <table:table-row table:style-name="ro1">
          <table:table-cell office:value-type="float" office:value="263.801">
            <text:p>263,80100</text:p>
          </table:table-cell>
          <table:table-cell office:value-type="float" office:value="-4.815">
            <text:p>-4,81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8]+2.28416)/([.D808]-14.6342)" office:value-type="float" office:value="-0.0152079309777076">
            <text:p>-0,01521</text:p>
          </table:table-cell>
          <table:table-cell table:number-columns-repeated="1017"/>
        </table:table-row>
        <table:table-row table:style-name="ro1">
          <table:table-cell office:value-type="float" office:value="263.901">
            <text:p>263,90100</text:p>
          </table:table-cell>
          <table:table-cell office:value-type="float" office:value="-4.815">
            <text:p>-4,81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09]+2.28416)/([.D809]-14.6342)" office:value-type="float" office:value="-0.0152079309777076">
            <text:p>-0,01521</text:p>
          </table:table-cell>
          <table:table-cell table:number-columns-repeated="1017"/>
        </table:table-row>
        <table:table-row table:style-name="ro1">
          <table:table-cell office:value-type="float" office:value="264.001">
            <text:p>264,00100</text:p>
          </table:table-cell>
          <table:table-cell office:value-type="float" office:value="-4.815">
            <text:p>-4,81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0]+2.28416)/([.D810]-14.6342)" office:value-type="float" office:value="-0.0151942355513557">
            <text:p>-0,01519</text:p>
          </table:table-cell>
          <table:table-cell table:number-columns-repeated="1017"/>
        </table:table-row>
        <table:table-row table:style-name="ro1">
          <table:table-cell office:value-type="float" office:value="264.101">
            <text:p>264,10100</text:p>
          </table:table-cell>
          <table:table-cell office:value-type="float" office:value="-4.815">
            <text:p>-4,81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1]+2.28416)/([.D811]-14.6342)" office:value-type="float" office:value="-0.0151942355513557">
            <text:p>-0,01519</text:p>
          </table:table-cell>
          <table:table-cell table:number-columns-repeated="1017"/>
        </table:table-row>
        <table:table-row table:style-name="ro1">
          <table:table-cell office:value-type="float" office:value="264.201">
            <text:p>264,20100</text:p>
          </table:table-cell>
          <table:table-cell office:value-type="float" office:value="-4.815">
            <text:p>-4,81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2]+2.28416)/([.D812]-14.6342)" office:value-type="float" office:value="-0.0151942355513557">
            <text:p>-0,01519</text:p>
          </table:table-cell>
          <table:table-cell table:number-columns-repeated="1017"/>
        </table:table-row>
        <table:table-row table:style-name="ro1">
          <table:table-cell office:value-type="float" office:value="264.301">
            <text:p>264,30100</text:p>
          </table:table-cell>
          <table:table-cell office:value-type="float" office:value="-4.8">
            <text:p>-4,800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3]+2.28416)/([.D813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4.401">
            <text:p>264,40100</text:p>
          </table:table-cell>
          <table:table-cell office:value-type="float" office:value="-4.8">
            <text:p>-4,800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4]+2.28416)/([.D814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4.501">
            <text:p>264,50100</text:p>
          </table:table-cell>
          <table:table-cell office:value-type="float" office:value="-4.8">
            <text:p>-4,800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5]+2.28416)/([.D815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4.601">
            <text:p>264,60100</text:p>
          </table:table-cell>
          <table:table-cell office:value-type="float" office:value="-4.8">
            <text:p>-4,800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6]+2.28416)/([.D816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4.701">
            <text:p>264,70100</text:p>
          </table:table-cell>
          <table:table-cell office:value-type="float" office:value="-4.8">
            <text:p>-4,800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7]+2.28416)/([.D817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4.801">
            <text:p>264,80100</text:p>
          </table:table-cell>
          <table:table-cell office:value-type="float" office:value="-4.8">
            <text:p>-4,800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8]+2.28416)/([.D818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4.901">
            <text:p>264,90100</text:p>
          </table:table-cell>
          <table:table-cell office:value-type="float" office:value="-4.8">
            <text:p>-4,800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19]+2.28416)/([.D819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5.001">
            <text:p>265,00100</text:p>
          </table:table-cell>
          <table:table-cell office:value-type="float" office:value="-4.8">
            <text:p>-4,80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0]+2.28416)/([.D820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5.101">
            <text:p>265,10100</text:p>
          </table:table-cell>
          <table:table-cell office:value-type="float" office:value="-4.8">
            <text:p>-4,80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1]+2.28416)/([.D821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5.201">
            <text:p>265,20100</text:p>
          </table:table-cell>
          <table:table-cell office:value-type="float" office:value="-4.8">
            <text:p>-4,80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2]+2.28416)/([.D822]-14.6342)" office:value-type="float" office:value="-0.0151041810503717">
            <text:p>-0,01510</text:p>
          </table:table-cell>
          <table:table-cell table:number-columns-repeated="1017"/>
        </table:table-row>
        <table:table-row table:style-name="ro1">
          <table:table-cell office:value-type="float" office:value="265.301">
            <text:p>265,3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3]+2.28416)/([.D823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5.401">
            <text:p>265,4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4]+2.28416)/([.D824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5.501">
            <text:p>265,5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5]+2.28416)/([.D825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5.601">
            <text:p>265,6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6]+2.28416)/([.D826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5.701">
            <text:p>265,7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7]+2.28416)/([.D827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5.801">
            <text:p>265,8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8]+2.28416)/([.D828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5.901">
            <text:p>265,9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29]+2.28416)/([.D829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001">
            <text:p>266,0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0]+2.28416)/([.D830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101">
            <text:p>266,1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1]+2.28416)/([.D831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201">
            <text:p>266,2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2]+2.28416)/([.D832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301">
            <text:p>266,3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3]+2.28416)/([.D833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401">
            <text:p>266,4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4]+2.28416)/([.D834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501">
            <text:p>266,5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5]+2.28416)/([.D835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601">
            <text:p>266,6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6]+2.28416)/([.D836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701">
            <text:p>266,7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7]+2.28416)/([.D837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801">
            <text:p>266,8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8]+2.28416)/([.D838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6.901">
            <text:p>266,90100</text:p>
          </table:table-cell>
          <table:table-cell office:value-type="float" office:value="-4.785">
            <text:p>-4,78500</text:p>
          </table:table-cell>
          <table:table-cell office:value-type="float" office:value="1.7055">
            <text:p>1,7055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39]+2.28416)/([.D839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001">
            <text:p>267,0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0]+2.28416)/([.D840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101">
            <text:p>267,1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1]+2.28416)/([.D841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201">
            <text:p>267,2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2]+2.28416)/([.D842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301">
            <text:p>267,3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3]+2.28416)/([.D843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401">
            <text:p>267,4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4]+2.28416)/([.D844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501">
            <text:p>267,5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5]+2.28416)/([.D845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601">
            <text:p>267,6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6]+2.28416)/([.D846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701">
            <text:p>267,7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7]+2.28416)/([.D847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801">
            <text:p>267,8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8]+2.28416)/([.D848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7.901">
            <text:p>267,9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49]+2.28416)/([.D849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8.001">
            <text:p>268,0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0]+2.28416)/([.D850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8.101">
            <text:p>268,1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1]+2.28416)/([.D851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8.201">
            <text:p>268,20100</text:p>
          </table:table-cell>
          <table:table-cell office:value-type="float" office:value="-4.785">
            <text:p>-4,785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2]+2.28416)/([.D852]-14.6342)" office:value-type="float" office:value="-0.0150141265493877">
            <text:p>-0,01501</text:p>
          </table:table-cell>
          <table:table-cell table:number-columns-repeated="1017"/>
        </table:table-row>
        <table:table-row table:style-name="ro1">
          <table:table-cell office:value-type="float" office:value="268.301">
            <text:p>268,3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3]+2.28416)/([.D853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8.401">
            <text:p>268,4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4]+2.28416)/([.D854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8.501">
            <text:p>268,5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5]+2.28416)/([.D855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8.601">
            <text:p>268,6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6]+2.28416)/([.D856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8.701">
            <text:p>268,7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7]+2.28416)/([.D857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8.801">
            <text:p>268,8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8]+2.28416)/([.D858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8.901">
            <text:p>268,9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59]+2.28416)/([.D859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001">
            <text:p>269,0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0]+2.28416)/([.D860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101">
            <text:p>269,1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1]+2.28416)/([.D861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201">
            <text:p>269,2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2]+2.28416)/([.D862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301">
            <text:p>269,3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3]+2.28416)/([.D863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401">
            <text:p>269,4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4]+2.28416)/([.D864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501">
            <text:p>269,5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5]+2.28416)/([.D865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601">
            <text:p>269,6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6]+2.28416)/([.D866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701">
            <text:p>269,7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7]+2.28416)/([.D867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801">
            <text:p>269,8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8]+2.28416)/([.D868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69.901">
            <text:p>269,9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2">
            <text:p>181,20000</text:p>
          </table:table-cell>
          <table:table-cell office:value-type="string">
            <text:p>NAN</text:p>
          </table:table-cell>
          <table:table-cell/>
          <table:table-cell table:formula="of:=([.B869]+2.28416)/([.D869]-14.6342)" office:value-type="float" office:value="-0.0149240720484037">
            <text:p>-0,01492</text:p>
          </table:table-cell>
          <table:table-cell table:number-columns-repeated="1017"/>
        </table:table-row>
        <table:table-row table:style-name="ro1">
          <table:table-cell office:value-type="float" office:value="270.001">
            <text:p>270,0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0]+2.28416)/([.D870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0.101">
            <text:p>270,1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1]+2.28416)/([.D871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0.201">
            <text:p>270,2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2]+2.28416)/([.D872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0.301">
            <text:p>270,3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3]+2.28416)/([.D873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0.401">
            <text:p>270,4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4]+2.28416)/([.D874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0.501">
            <text:p>270,5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5]+2.28416)/([.D875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0.601">
            <text:p>270,6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6]+2.28416)/([.D876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0.701">
            <text:p>270,7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7]+2.28416)/([.D877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0.801">
            <text:p>270,8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8]+2.28416)/([.D878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0.901">
            <text:p>270,90100</text:p>
          </table:table-cell>
          <table:table-cell office:value-type="float" office:value="-4.77">
            <text:p>-4,77000</text:p>
          </table:table-cell>
          <table:table-cell office:value-type="float" office:value="1.704">
            <text:p>1,704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79]+2.28416)/([.D879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001">
            <text:p>271,0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0]+2.28416)/([.D880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101">
            <text:p>271,1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1]+2.28416)/([.D881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201">
            <text:p>271,2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2]+2.28416)/([.D882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301">
            <text:p>271,3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3]+2.28416)/([.D883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401">
            <text:p>271,4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4]+2.28416)/([.D884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501">
            <text:p>271,5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5]+2.28416)/([.D885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601">
            <text:p>271,6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6]+2.28416)/([.D886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701">
            <text:p>271,7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7]+2.28416)/([.D887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801">
            <text:p>271,8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8]+2.28416)/([.D888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1.901">
            <text:p>271,9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89]+2.28416)/([.D889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001">
            <text:p>272,0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0]+2.28416)/([.D890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101">
            <text:p>272,1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1]+2.28416)/([.D891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201">
            <text:p>272,2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2]+2.28416)/([.D892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301">
            <text:p>272,3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3]+2.28416)/([.D893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401">
            <text:p>272,4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4]+2.28416)/([.D894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501">
            <text:p>272,5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5]+2.28416)/([.D895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601">
            <text:p>272,6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6]+2.28416)/([.D896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701">
            <text:p>272,7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7]+2.28416)/([.D897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801">
            <text:p>272,8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8]+2.28416)/([.D898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2.901">
            <text:p>272,90100</text:p>
          </table:table-cell>
          <table:table-cell office:value-type="float" office:value="-4.77">
            <text:p>-4,77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899]+2.28416)/([.D899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001">
            <text:p>273,0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0]+2.28416)/([.D900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101">
            <text:p>273,1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1]+2.28416)/([.D901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201">
            <text:p>273,2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2]+2.28416)/([.D902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301">
            <text:p>273,3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3]+2.28416)/([.D903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401">
            <text:p>273,4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4]+2.28416)/([.D904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501">
            <text:p>273,5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5]+2.28416)/([.D905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601">
            <text:p>273,6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6]+2.28416)/([.D906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701">
            <text:p>273,7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7]+2.28416)/([.D907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801">
            <text:p>273,8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8]+2.28416)/([.D908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3.901">
            <text:p>273,9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09]+2.28416)/([.D909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4.001">
            <text:p>274,0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0]+2.28416)/([.D910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4.101">
            <text:p>274,1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1]+2.28416)/([.D911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4.201">
            <text:p>274,20100</text:p>
          </table:table-cell>
          <table:table-cell office:value-type="float" office:value="-4.77">
            <text:p>-4,77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2]+2.28416)/([.D912]-14.6342)" office:value-type="float" office:value="-0.0149375239610662">
            <text:p>-0,01494</text:p>
          </table:table-cell>
          <table:table-cell table:number-columns-repeated="1017"/>
        </table:table-row>
        <table:table-row table:style-name="ro1">
          <table:table-cell office:value-type="float" office:value="274.301">
            <text:p>274,3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3]+2.28416)/([.D913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4.401">
            <text:p>274,4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4]+2.28416)/([.D914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4.501">
            <text:p>274,5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5]+2.28416)/([.D915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4.601">
            <text:p>274,6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6]+2.28416)/([.D916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4.701">
            <text:p>274,7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7]+2.28416)/([.D917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4.801">
            <text:p>274,8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8]+2.28416)/([.D918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4.901">
            <text:p>274,9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19]+2.28416)/([.D919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001">
            <text:p>275,0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0]+2.28416)/([.D920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101">
            <text:p>275,1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1]+2.28416)/([.D921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201">
            <text:p>275,2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2]+2.28416)/([.D922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301">
            <text:p>275,3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3]+2.28416)/([.D923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401">
            <text:p>275,4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4]+2.28416)/([.D924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501">
            <text:p>275,5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5]+2.28416)/([.D925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601">
            <text:p>275,6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6]+2.28416)/([.D926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701">
            <text:p>275,7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7]+2.28416)/([.D927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801">
            <text:p>275,8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8]+2.28416)/([.D928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5.901">
            <text:p>275,90100</text:p>
          </table:table-cell>
          <table:table-cell office:value-type="float" office:value="-4.755">
            <text:p>-4,755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29]+2.28416)/([.D929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6.001">
            <text:p>276,00100</text:p>
          </table:table-cell>
          <table:table-cell office:value-type="float" office:value="-4.755">
            <text:p>-4,755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0]+2.28416)/([.D930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6.101">
            <text:p>276,10100</text:p>
          </table:table-cell>
          <table:table-cell office:value-type="float" office:value="-4.755">
            <text:p>-4,755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1]+2.28416)/([.D931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6.201">
            <text:p>276,20100</text:p>
          </table:table-cell>
          <table:table-cell office:value-type="float" office:value="-4.755">
            <text:p>-4,755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2]+2.28416)/([.D932]-14.6342)" office:value-type="float" office:value="-0.0148473882888524">
            <text:p>-0,01485</text:p>
          </table:table-cell>
          <table:table-cell table:number-columns-repeated="1017"/>
        </table:table-row>
        <table:table-row table:style-name="ro1">
          <table:table-cell office:value-type="float" office:value="276.301">
            <text:p>276,30100</text:p>
          </table:table-cell>
          <table:table-cell office:value-type="float" office:value="-4.74">
            <text:p>-4,74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3]+2.28416)/([.D933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6.401">
            <text:p>276,40100</text:p>
          </table:table-cell>
          <table:table-cell office:value-type="float" office:value="-4.74">
            <text:p>-4,74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4]+2.28416)/([.D934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6.501">
            <text:p>276,50100</text:p>
          </table:table-cell>
          <table:table-cell office:value-type="float" office:value="-4.74">
            <text:p>-4,74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5]+2.28416)/([.D935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6.601">
            <text:p>276,60100</text:p>
          </table:table-cell>
          <table:table-cell office:value-type="float" office:value="-4.74">
            <text:p>-4,74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6]+2.28416)/([.D936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6.701">
            <text:p>276,70100</text:p>
          </table:table-cell>
          <table:table-cell office:value-type="float" office:value="-4.74">
            <text:p>-4,74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7]+2.28416)/([.D937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6.801">
            <text:p>276,80100</text:p>
          </table:table-cell>
          <table:table-cell office:value-type="float" office:value="-4.74">
            <text:p>-4,74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8]+2.28416)/([.D938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6.901">
            <text:p>276,90100</text:p>
          </table:table-cell>
          <table:table-cell office:value-type="float" office:value="-4.74">
            <text:p>-4,74000</text:p>
          </table:table-cell>
          <table:table-cell office:value-type="float" office:value="1.7025">
            <text:p>1,7025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39]+2.28416)/([.D939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001">
            <text:p>277,0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0]+2.28416)/([.D940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101">
            <text:p>277,1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1]+2.28416)/([.D941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201">
            <text:p>277,2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2]+2.28416)/([.D942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301">
            <text:p>277,3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3]+2.28416)/([.D943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401">
            <text:p>277,4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4]+2.28416)/([.D944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501">
            <text:p>277,5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5]+2.28416)/([.D945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601">
            <text:p>277,6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6]+2.28416)/([.D946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701">
            <text:p>277,7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7]+2.28416)/([.D947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801">
            <text:p>277,8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8]+2.28416)/([.D948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7.901">
            <text:p>277,90100</text:p>
          </table:table-cell>
          <table:table-cell office:value-type="float" office:value="-4.74">
            <text:p>-4,74000</text:p>
          </table:table-cell>
          <table:table-cell office:value-type="float" office:value="1.701">
            <text:p>1,70100</text:p>
          </table:table-cell>
          <table:table-cell office:value-type="float" office:value="181.05">
            <text:p>181,05000</text:p>
          </table:table-cell>
          <table:table-cell office:value-type="string">
            <text:p>NAN</text:p>
          </table:table-cell>
          <table:table-cell/>
          <table:table-cell table:formula="of:=([.B949]+2.28416)/([.D949]-14.6342)" office:value-type="float" office:value="-0.0147572526166386">
            <text:p>-0,01476</text:p>
          </table:table-cell>
          <table:table-cell table:number-columns-repeated="1017"/>
        </table:table-row>
        <table:table-row table:style-name="ro1">
          <table:table-cell office:value-type="float" office:value="278.001">
            <text:p>278,0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0]+2.28416)/([.D950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8.101">
            <text:p>278,1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1]+2.28416)/([.D951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8.201">
            <text:p>278,2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2]+2.28416)/([.D952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8.301">
            <text:p>278,3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3]+2.28416)/([.D953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8.401">
            <text:p>278,4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4]+2.28416)/([.D954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8.501">
            <text:p>278,5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5]+2.28416)/([.D955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8.601">
            <text:p>278,6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6]+2.28416)/([.D956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8.701">
            <text:p>278,7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7]+2.28416)/([.D957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8.801">
            <text:p>278,8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8]+2.28416)/([.D958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8.901">
            <text:p>278,9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59]+2.28416)/([.D959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001">
            <text:p>279,0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0]+2.28416)/([.D960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101">
            <text:p>279,1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1]+2.28416)/([.D961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201">
            <text:p>279,2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2]+2.28416)/([.D962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301">
            <text:p>279,3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3]+2.28416)/([.D963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401">
            <text:p>279,4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4]+2.28416)/([.D964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501">
            <text:p>279,5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5]+2.28416)/([.D965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601">
            <text:p>279,6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6]+2.28416)/([.D966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701">
            <text:p>279,7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7]+2.28416)/([.D967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801">
            <text:p>279,8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8]+2.28416)/([.D968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79.901">
            <text:p>279,9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69]+2.28416)/([.D969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001">
            <text:p>280,0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0]+2.28416)/([.D970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101">
            <text:p>280,1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1]+2.28416)/([.D971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201">
            <text:p>280,2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2]+2.28416)/([.D972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301">
            <text:p>280,3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3]+2.28416)/([.D973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401">
            <text:p>280,4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4]+2.28416)/([.D974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501">
            <text:p>280,5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5]+2.28416)/([.D975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601">
            <text:p>280,6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6]+2.28416)/([.D976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701">
            <text:p>280,7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7]+2.28416)/([.D977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801">
            <text:p>280,8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8]+2.28416)/([.D978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0.901">
            <text:p>280,9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79]+2.28416)/([.D979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001">
            <text:p>281,0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0]+2.28416)/([.D980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101">
            <text:p>281,1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1]+2.28416)/([.D981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201">
            <text:p>281,2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2]+2.28416)/([.D982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301">
            <text:p>281,3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3]+2.28416)/([.D983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401">
            <text:p>281,4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4]+2.28416)/([.D984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501">
            <text:p>281,5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5]+2.28416)/([.D985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601">
            <text:p>281,6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6]+2.28416)/([.D986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701">
            <text:p>281,7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7]+2.28416)/([.D987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801">
            <text:p>281,8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8]+2.28416)/([.D988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1.901">
            <text:p>281,9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89]+2.28416)/([.D989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001">
            <text:p>282,0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0]+2.28416)/([.D990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101">
            <text:p>282,1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1]+2.28416)/([.D991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201">
            <text:p>282,2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2]+2.28416)/([.D992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301">
            <text:p>282,3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3]+2.28416)/([.D993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401">
            <text:p>282,4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4]+2.28416)/([.D994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501">
            <text:p>282,5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5]+2.28416)/([.D995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601">
            <text:p>282,6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6]+2.28416)/([.D996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701">
            <text:p>282,7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7]+2.28416)/([.D997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801">
            <text:p>282,8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8]+2.28416)/([.D998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2.901">
            <text:p>282,9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999]+2.28416)/([.D999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001">
            <text:p>283,0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0]+2.28416)/([.D1000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101">
            <text:p>283,1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1]+2.28416)/([.D1001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201">
            <text:p>283,2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2]+2.28416)/([.D1002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301">
            <text:p>283,3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3]+2.28416)/([.D1003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401">
            <text:p>283,4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4]+2.28416)/([.D1004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501">
            <text:p>283,5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5]+2.28416)/([.D1005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601">
            <text:p>283,6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6]+2.28416)/([.D1006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701">
            <text:p>283,7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7]+2.28416)/([.D1007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801">
            <text:p>283,8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8]+2.28416)/([.D1008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3.901">
            <text:p>283,9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09]+2.28416)/([.D1009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001">
            <text:p>284,0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0]+2.28416)/([.D1010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101">
            <text:p>284,1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1]+2.28416)/([.D1011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201">
            <text:p>284,2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2]+2.28416)/([.D1012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301">
            <text:p>284,3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3]+2.28416)/([.D1013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401">
            <text:p>284,4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4]+2.28416)/([.D1014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501">
            <text:p>284,5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5]+2.28416)/([.D1015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601">
            <text:p>284,6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6]+2.28416)/([.D1016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701">
            <text:p>284,7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7]+2.28416)/([.D1017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805">
            <text:p>284,805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8]+2.28416)/([.D1018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4.901">
            <text:p>284,90100</text:p>
          </table:table-cell>
          <table:table-cell office:value-type="float" office:value="-4.74">
            <text:p>-4,74000</text:p>
          </table:table-cell>
          <table:table-cell office:value-type="float" office:value="1.6995">
            <text:p>1,69950</text:p>
          </table:table-cell>
          <table:table-cell office:value-type="float" office:value="180.9">
            <text:p>180,90000</text:p>
          </table:table-cell>
          <table:table-cell office:value-type="string">
            <text:p>NAN</text:p>
          </table:table-cell>
          <table:table-cell/>
          <table:table-cell table:formula="of:=([.B1019]+2.28416)/([.D1019]-14.6342)" office:value-type="float" office:value="-0.0147705661657418">
            <text:p>-0,01477</text:p>
          </table:table-cell>
          <table:table-cell table:number-columns-repeated="1017"/>
        </table:table-row>
        <table:table-row table:style-name="ro1">
          <table:table-cell office:value-type="float" office:value="285.001">
            <text:p>285,0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0]+2.28416)/([.D1020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5.101">
            <text:p>285,1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1]+2.28416)/([.D1021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5.201">
            <text:p>285,2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2]+2.28416)/([.D1022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5.301">
            <text:p>285,3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3]+2.28416)/([.D102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5.401">
            <text:p>285,4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4]+2.28416)/([.D102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5.501">
            <text:p>285,5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5]+2.28416)/([.D102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5.601">
            <text:p>285,6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6]+2.28416)/([.D102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5.701">
            <text:p>285,7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7]+2.28416)/([.D102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5.801">
            <text:p>285,8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8]+2.28416)/([.D102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5.901">
            <text:p>285,9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29]+2.28416)/([.D102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001">
            <text:p>286,0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0]+2.28416)/([.D1030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101">
            <text:p>286,1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1]+2.28416)/([.D1031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201">
            <text:p>286,2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2]+2.28416)/([.D1032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301">
            <text:p>286,3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3]+2.28416)/([.D103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401">
            <text:p>286,4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4]+2.28416)/([.D103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501">
            <text:p>286,5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5]+2.28416)/([.D103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601">
            <text:p>286,6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6]+2.28416)/([.D103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701">
            <text:p>286,7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7]+2.28416)/([.D103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801">
            <text:p>286,8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8]+2.28416)/([.D103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6.901">
            <text:p>286,9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39]+2.28416)/([.D103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7.001">
            <text:p>287,0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0]+2.28416)/([.D1040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7.101">
            <text:p>287,1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1]+2.28416)/([.D1041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7.201">
            <text:p>287,2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2]+2.28416)/([.D1042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7.301">
            <text:p>287,30100</text:p>
          </table:table-cell>
          <table:table-cell office:value-type="float" office:value="-4.74">
            <text:p>-4,740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3]+2.28416)/([.D1043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7.401">
            <text:p>287,40100</text:p>
          </table:table-cell>
          <table:table-cell office:value-type="float" office:value="-4.74">
            <text:p>-4,740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4]+2.28416)/([.D1044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7.501">
            <text:p>287,50100</text:p>
          </table:table-cell>
          <table:table-cell office:value-type="float" office:value="-4.74">
            <text:p>-4,740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5]+2.28416)/([.D1045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7.601">
            <text:p>287,60100</text:p>
          </table:table-cell>
          <table:table-cell office:value-type="float" office:value="-4.74">
            <text:p>-4,740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6]+2.28416)/([.D1046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7.701">
            <text:p>287,70100</text:p>
          </table:table-cell>
          <table:table-cell office:value-type="float" office:value="-4.74">
            <text:p>-4,740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7]+2.28416)/([.D1047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7.801">
            <text:p>287,80100</text:p>
          </table:table-cell>
          <table:table-cell office:value-type="float" office:value="-4.74">
            <text:p>-4,740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8]+2.28416)/([.D1048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7.901">
            <text:p>287,90100</text:p>
          </table:table-cell>
          <table:table-cell office:value-type="float" office:value="-4.74">
            <text:p>-4,740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49]+2.28416)/([.D1049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8.001">
            <text:p>288,0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0]+2.28416)/([.D1050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8.101">
            <text:p>288,1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1]+2.28416)/([.D1051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8.201">
            <text:p>288,20100</text:p>
          </table:table-cell>
          <table:table-cell office:value-type="float" office:value="-4.74">
            <text:p>-4,740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2]+2.28416)/([.D1052]-14.6342)" office:value-type="float" office:value="-0.0147839037587033">
            <text:p>-0,01478</text:p>
          </table:table-cell>
          <table:table-cell table:number-columns-repeated="1017"/>
        </table:table-row>
        <table:table-row table:style-name="ro1">
          <table:table-cell office:value-type="float" office:value="288.301">
            <text:p>288,3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3]+2.28416)/([.D105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8.401">
            <text:p>288,4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4]+2.28416)/([.D105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8.501">
            <text:p>288,5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5]+2.28416)/([.D105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8.601">
            <text:p>288,6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6]+2.28416)/([.D105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8.701">
            <text:p>288,7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7]+2.28416)/([.D105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8.801">
            <text:p>288,8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8]+2.28416)/([.D105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8.901">
            <text:p>288,90100</text:p>
          </table:table-cell>
          <table:table-cell office:value-type="float" office:value="-4.725">
            <text:p>-4,72500</text:p>
          </table:table-cell>
          <table:table-cell office:value-type="float" office:value="1.698">
            <text:p>1,698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59]+2.28416)/([.D105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001">
            <text:p>289,0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0]+2.28416)/([.D1060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101">
            <text:p>289,1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1]+2.28416)/([.D1061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201">
            <text:p>289,2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2]+2.28416)/([.D1062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301">
            <text:p>289,3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3]+2.28416)/([.D106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401">
            <text:p>289,4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4]+2.28416)/([.D106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501">
            <text:p>289,5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5]+2.28416)/([.D106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601">
            <text:p>289,6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6]+2.28416)/([.D106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701">
            <text:p>289,7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7]+2.28416)/([.D106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801">
            <text:p>289,8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8]+2.28416)/([.D106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89.901">
            <text:p>289,9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69]+2.28416)/([.D106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001">
            <text:p>290,0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0]+2.28416)/([.D1070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101">
            <text:p>290,1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1]+2.28416)/([.D1071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201">
            <text:p>290,2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2]+2.28416)/([.D1072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301">
            <text:p>290,3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3]+2.28416)/([.D107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401">
            <text:p>290,4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4]+2.28416)/([.D107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501">
            <text:p>290,5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5]+2.28416)/([.D107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601">
            <text:p>290,6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6]+2.28416)/([.D107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701">
            <text:p>290,7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7]+2.28416)/([.D107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801">
            <text:p>290,8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8]+2.28416)/([.D107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0.901">
            <text:p>290,9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79]+2.28416)/([.D107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001">
            <text:p>291,0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0]+2.28416)/([.D1080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101">
            <text:p>291,1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1]+2.28416)/([.D1081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201">
            <text:p>291,2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2]+2.28416)/([.D1082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301">
            <text:p>291,3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3]+2.28416)/([.D108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401">
            <text:p>291,4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4]+2.28416)/([.D108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501">
            <text:p>291,5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5]+2.28416)/([.D108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601">
            <text:p>291,6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6]+2.28416)/([.D108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701">
            <text:p>291,7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7]+2.28416)/([.D108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801">
            <text:p>291,8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8]+2.28416)/([.D108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1.901">
            <text:p>291,9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89]+2.28416)/([.D108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001">
            <text:p>292,0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0]+2.28416)/([.D1090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101">
            <text:p>292,1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1]+2.28416)/([.D1091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201">
            <text:p>292,2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2]+2.28416)/([.D1092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301">
            <text:p>292,3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3]+2.28416)/([.D109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401">
            <text:p>292,4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4]+2.28416)/([.D109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501">
            <text:p>292,5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5]+2.28416)/([.D109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601">
            <text:p>292,6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6]+2.28416)/([.D109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701">
            <text:p>292,7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7]+2.28416)/([.D109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801">
            <text:p>292,8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8]+2.28416)/([.D109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2.901">
            <text:p>292,9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099]+2.28416)/([.D109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001">
            <text:p>293,0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0]+2.28416)/([.D1100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101">
            <text:p>293,1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1]+2.28416)/([.D1101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201">
            <text:p>293,2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2]+2.28416)/([.D1102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301">
            <text:p>293,3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3]+2.28416)/([.D110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401">
            <text:p>293,4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4]+2.28416)/([.D110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501">
            <text:p>293,5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5]+2.28416)/([.D110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601">
            <text:p>293,6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6]+2.28416)/([.D110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701">
            <text:p>293,7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7]+2.28416)/([.D110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801">
            <text:p>293,8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8]+2.28416)/([.D110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3.901">
            <text:p>293,9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09]+2.28416)/([.D110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001">
            <text:p>294,0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0]+2.28416)/([.D1110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101">
            <text:p>294,1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1]+2.28416)/([.D1111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201">
            <text:p>294,2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2]+2.28416)/([.D1112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301">
            <text:p>294,3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3]+2.28416)/([.D111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401">
            <text:p>294,4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4]+2.28416)/([.D111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501">
            <text:p>294,5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5]+2.28416)/([.D111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601">
            <text:p>294,6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6]+2.28416)/([.D111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701">
            <text:p>294,7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7]+2.28416)/([.D111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801">
            <text:p>294,8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8]+2.28416)/([.D111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4.901">
            <text:p>294,9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19]+2.28416)/([.D111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5.001">
            <text:p>295,0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0]+2.28416)/([.D112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5.101">
            <text:p>295,1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1]+2.28416)/([.D112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5.201">
            <text:p>295,2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2]+2.28416)/([.D112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5.301">
            <text:p>295,3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3]+2.28416)/([.D112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5.401">
            <text:p>295,4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4]+2.28416)/([.D112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5.501">
            <text:p>295,5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5]+2.28416)/([.D112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5.601">
            <text:p>295,6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6]+2.28416)/([.D112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5.701">
            <text:p>295,7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7]+2.28416)/([.D112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5.801">
            <text:p>295,8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8]+2.28416)/([.D112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5.901">
            <text:p>295,9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29]+2.28416)/([.D112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6.001">
            <text:p>296,0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0]+2.28416)/([.D1130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6.101">
            <text:p>296,1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1]+2.28416)/([.D1131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6.201">
            <text:p>296,2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2]+2.28416)/([.D1132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6.301">
            <text:p>296,3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3]+2.28416)/([.D1133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6.401">
            <text:p>296,4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4]+2.28416)/([.D1134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6.501">
            <text:p>296,5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5]+2.28416)/([.D1135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6.601">
            <text:p>296,6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6]+2.28416)/([.D1136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6.701">
            <text:p>296,7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7]+2.28416)/([.D1137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6.801">
            <text:p>296,8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8]+2.28416)/([.D1138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6.901">
            <text:p>296,90100</text:p>
          </table:table-cell>
          <table:table-cell office:value-type="float" office:value="-4.725">
            <text:p>-4,72500</text:p>
          </table:table-cell>
          <table:table-cell office:value-type="float" office:value="1.6965">
            <text:p>1,69650</text:p>
          </table:table-cell>
          <table:table-cell office:value-type="float" office:value="180.75">
            <text:p>180,75000</text:p>
          </table:table-cell>
          <table:table-cell office:value-type="string">
            <text:p>NAN</text:p>
          </table:table-cell>
          <table:table-cell/>
          <table:table-cell table:formula="of:=([.B1139]+2.28416)/([.D1139]-14.6342)" office:value-type="float" office:value="-0.0146936053042516">
            <text:p>-0,01469</text:p>
          </table:table-cell>
          <table:table-cell table:number-columns-repeated="1017"/>
        </table:table-row>
        <table:table-row table:style-name="ro1">
          <table:table-cell office:value-type="float" office:value="297.001">
            <text:p>297,0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0]+2.28416)/([.D114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7.101">
            <text:p>297,1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1]+2.28416)/([.D114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7.201">
            <text:p>297,2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2]+2.28416)/([.D114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7.301">
            <text:p>297,3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3]+2.28416)/([.D114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7.401">
            <text:p>297,4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4]+2.28416)/([.D114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7.501">
            <text:p>297,5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5]+2.28416)/([.D114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7.601">
            <text:p>297,6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6]+2.28416)/([.D114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7.701">
            <text:p>297,7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7]+2.28416)/([.D114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7.801">
            <text:p>297,8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8]+2.28416)/([.D114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7.901">
            <text:p>297,9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49]+2.28416)/([.D114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001">
            <text:p>298,0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0]+2.28416)/([.D115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101">
            <text:p>298,1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1]+2.28416)/([.D115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201">
            <text:p>298,2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2]+2.28416)/([.D115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301">
            <text:p>298,3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3]+2.28416)/([.D115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401">
            <text:p>298,4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4]+2.28416)/([.D115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501">
            <text:p>298,5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5]+2.28416)/([.D115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601">
            <text:p>298,6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6]+2.28416)/([.D115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701">
            <text:p>298,7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7]+2.28416)/([.D115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801">
            <text:p>298,8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8]+2.28416)/([.D115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8.901">
            <text:p>298,9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59]+2.28416)/([.D115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001">
            <text:p>299,0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0]+2.28416)/([.D116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101">
            <text:p>299,1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1]+2.28416)/([.D116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201">
            <text:p>299,2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2]+2.28416)/([.D116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301">
            <text:p>299,3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3]+2.28416)/([.D116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401">
            <text:p>299,4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4]+2.28416)/([.D116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501">
            <text:p>299,5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5]+2.28416)/([.D116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601">
            <text:p>299,6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6]+2.28416)/([.D116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701">
            <text:p>299,7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7]+2.28416)/([.D116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801">
            <text:p>299,8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8]+2.28416)/([.D116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299.901">
            <text:p>299,90100</text:p>
          </table:table-cell>
          <table:table-cell office:value-type="float" office:value="-4.725">
            <text:p>-4,72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69]+2.28416)/([.D116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001">
            <text:p>300,0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0]+2.28416)/([.D117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101">
            <text:p>300,1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1]+2.28416)/([.D117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201">
            <text:p>300,2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2]+2.28416)/([.D117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301">
            <text:p>300,3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3]+2.28416)/([.D117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401">
            <text:p>300,4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4]+2.28416)/([.D117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501">
            <text:p>300,5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5]+2.28416)/([.D117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601">
            <text:p>300,6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6]+2.28416)/([.D117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701">
            <text:p>300,7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7]+2.28416)/([.D117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801">
            <text:p>300,8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8]+2.28416)/([.D117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0.901">
            <text:p>300,9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79]+2.28416)/([.D117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001">
            <text:p>301,0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0]+2.28416)/([.D118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101">
            <text:p>301,1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1]+2.28416)/([.D118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201">
            <text:p>301,2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2]+2.28416)/([.D118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301">
            <text:p>301,3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3]+2.28416)/([.D118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401">
            <text:p>301,4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4]+2.28416)/([.D118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501">
            <text:p>301,5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5]+2.28416)/([.D118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601">
            <text:p>301,6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6]+2.28416)/([.D118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701">
            <text:p>301,7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7]+2.28416)/([.D118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801">
            <text:p>301,8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8]+2.28416)/([.D118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1.901">
            <text:p>301,9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89]+2.28416)/([.D118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001">
            <text:p>302,0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0]+2.28416)/([.D119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101">
            <text:p>302,1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1]+2.28416)/([.D119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201">
            <text:p>302,2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2]+2.28416)/([.D119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301">
            <text:p>302,3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3]+2.28416)/([.D119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401">
            <text:p>302,4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4]+2.28416)/([.D119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501">
            <text:p>302,5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5]+2.28416)/([.D119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601">
            <text:p>302,6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6]+2.28416)/([.D119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701">
            <text:p>302,7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7]+2.28416)/([.D119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801">
            <text:p>302,8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8]+2.28416)/([.D119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2.901">
            <text:p>302,9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199]+2.28416)/([.D119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3.001">
            <text:p>303,0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0]+2.28416)/([.D120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3.101">
            <text:p>303,1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1]+2.28416)/([.D120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3.201">
            <text:p>303,2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2]+2.28416)/([.D120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3.301">
            <text:p>303,3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3]+2.28416)/([.D120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3.401">
            <text:p>303,40100</text:p>
          </table:table-cell>
          <table:table-cell office:value-type="float" office:value="-4.74">
            <text:p>-4,740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4]+2.28416)/([.D1204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3.501">
            <text:p>303,50100</text:p>
          </table:table-cell>
          <table:table-cell office:value-type="float" office:value="-4.74">
            <text:p>-4,740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5]+2.28416)/([.D1205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3.601">
            <text:p>303,60100</text:p>
          </table:table-cell>
          <table:table-cell office:value-type="float" office:value="-4.74">
            <text:p>-4,740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6]+2.28416)/([.D1206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3.701">
            <text:p>303,70100</text:p>
          </table:table-cell>
          <table:table-cell office:value-type="float" office:value="-4.74">
            <text:p>-4,740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7]+2.28416)/([.D1207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3.802">
            <text:p>303,80200</text:p>
          </table:table-cell>
          <table:table-cell office:value-type="float" office:value="-4.74">
            <text:p>-4,740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8]+2.28416)/([.D1208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3.901">
            <text:p>303,90100</text:p>
          </table:table-cell>
          <table:table-cell office:value-type="float" office:value="-4.74">
            <text:p>-4,740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09]+2.28416)/([.D1209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001">
            <text:p>304,00100</text:p>
          </table:table-cell>
          <table:table-cell office:value-type="float" office:value="-4.74">
            <text:p>-4,740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0]+2.28416)/([.D1210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101">
            <text:p>304,1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1]+2.28416)/([.D1211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201">
            <text:p>304,2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2]+2.28416)/([.D1212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301">
            <text:p>304,3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3]+2.28416)/([.D1213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401">
            <text:p>304,4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4]+2.28416)/([.D1214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501">
            <text:p>304,5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5]+2.28416)/([.D1215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601">
            <text:p>304,6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6]+2.28416)/([.D1216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701">
            <text:p>304,7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7]+2.28416)/([.D1217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801">
            <text:p>304,8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8]+2.28416)/([.D1218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4.901">
            <text:p>304,9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19]+2.28416)/([.D1219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5.001">
            <text:p>305,0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0]+2.28416)/([.D1220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5.101">
            <text:p>305,10100</text:p>
          </table:table-cell>
          <table:table-cell office:value-type="float" office:value="-4.74">
            <text:p>-4,740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1]+2.28416)/([.D1221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5.201">
            <text:p>305,20100</text:p>
          </table:table-cell>
          <table:table-cell office:value-type="float" office:value="-4.74">
            <text:p>-4,740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2]+2.28416)/([.D1222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5.301">
            <text:p>305,30100</text:p>
          </table:table-cell>
          <table:table-cell office:value-type="float" office:value="-4.74">
            <text:p>-4,740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3]+2.28416)/([.D1223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5.401">
            <text:p>305,4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4]+2.28416)/([.D122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5.501">
            <text:p>305,5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5]+2.28416)/([.D122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5.601">
            <text:p>305,6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6]+2.28416)/([.D122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5.701">
            <text:p>305,7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7]+2.28416)/([.D122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5.801">
            <text:p>305,8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8]+2.28416)/([.D122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5.901">
            <text:p>305,9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29]+2.28416)/([.D122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001">
            <text:p>306,0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0]+2.28416)/([.D123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101">
            <text:p>306,1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1]+2.28416)/([.D123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201">
            <text:p>306,2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2]+2.28416)/([.D123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301">
            <text:p>306,3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3]+2.28416)/([.D123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401">
            <text:p>306,4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4]+2.28416)/([.D123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501">
            <text:p>306,5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5]+2.28416)/([.D123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601">
            <text:p>306,6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6]+2.28416)/([.D123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701">
            <text:p>306,7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7]+2.28416)/([.D123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801">
            <text:p>306,8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8]+2.28416)/([.D123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6.901">
            <text:p>306,9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39]+2.28416)/([.D123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001">
            <text:p>307,00100</text:p>
          </table:table-cell>
          <table:table-cell office:value-type="float" office:value="-4.725">
            <text:p>-4,72500</text:p>
          </table:table-cell>
          <table:table-cell office:value-type="float" office:value="1.6935">
            <text:p>1,693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0]+2.28416)/([.D124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101">
            <text:p>307,1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1]+2.28416)/([.D124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201">
            <text:p>307,2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2]+2.28416)/([.D124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301">
            <text:p>307,3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3]+2.28416)/([.D124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401">
            <text:p>307,4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4]+2.28416)/([.D124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501">
            <text:p>307,5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5]+2.28416)/([.D124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601">
            <text:p>307,6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6]+2.28416)/([.D124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701">
            <text:p>307,7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7]+2.28416)/([.D124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801">
            <text:p>307,8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8]+2.28416)/([.D124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7.901">
            <text:p>307,9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49]+2.28416)/([.D124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8.001">
            <text:p>308,0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0]+2.28416)/([.D125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8.101">
            <text:p>308,1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1]+2.28416)/([.D125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8.201">
            <text:p>308,2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2]+2.28416)/([.D125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8.301">
            <text:p>308,3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3]+2.28416)/([.D125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08.401">
            <text:p>308,4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4]+2.28416)/([.D1254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8.501">
            <text:p>308,5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5]+2.28416)/([.D1255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8.601">
            <text:p>308,6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6]+2.28416)/([.D1256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8.701">
            <text:p>308,7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7]+2.28416)/([.D1257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8.801">
            <text:p>308,8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8]+2.28416)/([.D1258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8.901">
            <text:p>308,9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59]+2.28416)/([.D1259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9.001">
            <text:p>309,0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60]+2.28416)/([.D1260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09.101">
            <text:p>309,10100</text:p>
          </table:table-cell>
          <table:table-cell office:value-type="float" office:value="-4.74">
            <text:p>-4,740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1]+2.28416)/([.D1261]-14.6342)" office:value-type="float" office:value="-0.0148106513372067">
            <text:p>-0,01481</text:p>
          </table:table-cell>
          <table:table-cell table:number-columns-repeated="1017"/>
        </table:table-row>
        <table:table-row table:style-name="ro1">
          <table:table-cell office:value-type="float" office:value="309.201">
            <text:p>309,20100</text:p>
          </table:table-cell>
          <table:table-cell office:value-type="float" office:value="-4.74">
            <text:p>-4,740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2]+2.28416)/([.D1262]-14.6342)" office:value-type="float" office:value="-0.0148106513372067">
            <text:p>-0,01481</text:p>
          </table:table-cell>
          <table:table-cell table:number-columns-repeated="1017"/>
        </table:table-row>
        <table:table-row table:style-name="ro1">
          <table:table-cell office:value-type="float" office:value="309.301">
            <text:p>309,30100</text:p>
          </table:table-cell>
          <table:table-cell office:value-type="float" office:value="-4.74">
            <text:p>-4,740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3]+2.28416)/([.D1263]-14.6342)" office:value-type="float" office:value="-0.0148106513372067">
            <text:p>-0,01481</text:p>
          </table:table-cell>
          <table:table-cell table:number-columns-repeated="1017"/>
        </table:table-row>
        <table:table-row table:style-name="ro1">
          <table:table-cell office:value-type="float" office:value="309.401">
            <text:p>309,4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4]+2.28416)/([.D1264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09.501">
            <text:p>309,5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5]+2.28416)/([.D1265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09.601">
            <text:p>309,6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6]+2.28416)/([.D1266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09.701">
            <text:p>309,7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7]+2.28416)/([.D1267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09.801">
            <text:p>309,8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8]+2.28416)/([.D1268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09.901">
            <text:p>309,9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9]+2.28416)/([.D1269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0.001">
            <text:p>310,0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70]+2.28416)/([.D1270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0.101">
            <text:p>310,1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71]+2.28416)/([.D127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0.201">
            <text:p>310,2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72]+2.28416)/([.D127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0.301">
            <text:p>310,3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73]+2.28416)/([.D127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0.401">
            <text:p>310,4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74]+2.28416)/([.D1274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0.501">
            <text:p>310,5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75]+2.28416)/([.D1275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0.601">
            <text:p>310,6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76]+2.28416)/([.D1276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0.701">
            <text:p>310,7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77]+2.28416)/([.D1277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0.801">
            <text:p>310,8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78]+2.28416)/([.D1278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0.901">
            <text:p>310,9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79]+2.28416)/([.D1279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1.001">
            <text:p>311,0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0]+2.28416)/([.D1280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1.101">
            <text:p>311,1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1]+2.28416)/([.D1281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1.201">
            <text:p>311,2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2]+2.28416)/([.D1282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1.301">
            <text:p>311,30100</text:p>
          </table:table-cell>
          <table:table-cell office:value-type="float" office:value="-4.74">
            <text:p>-4,740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3]+2.28416)/([.D1283]-14.6342)" office:value-type="float" office:value="-0.0147972654607154">
            <text:p>-0,01480</text:p>
          </table:table-cell>
          <table:table-cell table:number-columns-repeated="1017"/>
        </table:table-row>
        <table:table-row table:style-name="ro1">
          <table:table-cell office:value-type="float" office:value="311.401">
            <text:p>311,4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4]+2.28416)/([.D128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1.501">
            <text:p>311,5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5]+2.28416)/([.D128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1.601">
            <text:p>311,6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6]+2.28416)/([.D128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1.701">
            <text:p>311,7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7]+2.28416)/([.D128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1.801">
            <text:p>311,8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8]+2.28416)/([.D128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1.901">
            <text:p>311,9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89]+2.28416)/([.D128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2.001">
            <text:p>312,0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290]+2.28416)/([.D129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2.101">
            <text:p>312,1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1]+2.28416)/([.D1291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2.201">
            <text:p>312,2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2]+2.28416)/([.D1292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2.301">
            <text:p>312,3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3]+2.28416)/([.D1293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2.401">
            <text:p>312,4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4]+2.28416)/([.D1294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2.501">
            <text:p>312,5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5]+2.28416)/([.D1295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2.601">
            <text:p>312,6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6]+2.28416)/([.D1296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2.701">
            <text:p>312,7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7]+2.28416)/([.D1297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2.801">
            <text:p>312,8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8]+2.28416)/([.D1298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2.901">
            <text:p>312,9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9]+2.28416)/([.D1299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3.001">
            <text:p>313,0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00]+2.28416)/([.D1300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3.101">
            <text:p>313,1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01]+2.28416)/([.D1301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3.201">
            <text:p>313,2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02]+2.28416)/([.D1302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3.301">
            <text:p>313,3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03]+2.28416)/([.D1303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3.401">
            <text:p>313,4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04]+2.28416)/([.D1304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3.501">
            <text:p>313,5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05]+2.28416)/([.D1305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3.601">
            <text:p>313,6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06]+2.28416)/([.D1306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3.701">
            <text:p>313,7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07]+2.28416)/([.D1307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3.801">
            <text:p>313,8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08]+2.28416)/([.D1308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3.901">
            <text:p>313,9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09]+2.28416)/([.D1309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4.001">
            <text:p>314,00100</text:p>
          </table:table-cell>
          <table:table-cell office:value-type="float" office:value="-4.725">
            <text:p>-4,72500</text:p>
          </table:table-cell>
          <table:table-cell office:value-type="float" office:value="1.692">
            <text:p>1,692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1310]+2.28416)/([.D1310]-14.6342)" office:value-type="float" office:value="-0.0147068853944608">
            <text:p>-0,01471</text:p>
          </table:table-cell>
          <table:table-cell table:number-columns-repeated="1017"/>
        </table:table-row>
        <table:table-row table:style-name="ro1">
          <table:table-cell office:value-type="float" office:value="314.101">
            <text:p>314,1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1]+2.28416)/([.D1311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4.201">
            <text:p>314,2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2]+2.28416)/([.D1312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4.301">
            <text:p>314,3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3]+2.28416)/([.D1313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4.401">
            <text:p>314,4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4]+2.28416)/([.D1314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4.501">
            <text:p>314,5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5]+2.28416)/([.D1315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4.601">
            <text:p>314,6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6]+2.28416)/([.D1316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4.701">
            <text:p>314,7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7]+2.28416)/([.D1317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4.801">
            <text:p>314,8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8]+2.28416)/([.D1318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4.901">
            <text:p>314,9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9]+2.28416)/([.D1319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001">
            <text:p>315,00100</text:p>
          </table:table-cell>
          <table:table-cell office:value-type="float" office:value="-4.725">
            <text:p>-4,725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0]+2.28416)/([.D1320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101">
            <text:p>315,1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1]+2.28416)/([.D1321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201">
            <text:p>315,2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2]+2.28416)/([.D1322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301">
            <text:p>315,3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3]+2.28416)/([.D1323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401">
            <text:p>315,4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4]+2.28416)/([.D1324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501">
            <text:p>315,5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5]+2.28416)/([.D1325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601">
            <text:p>315,6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6]+2.28416)/([.D1326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701">
            <text:p>315,7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7]+2.28416)/([.D1327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801">
            <text:p>315,8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8]+2.28416)/([.D1328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5.901">
            <text:p>315,9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9]+2.28416)/([.D1329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001">
            <text:p>316,0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0]+2.28416)/([.D1330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101">
            <text:p>316,1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1]+2.28416)/([.D1331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201">
            <text:p>316,2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2]+2.28416)/([.D1332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301">
            <text:p>316,3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3]+2.28416)/([.D1333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401">
            <text:p>316,4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4]+2.28416)/([.D1334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501">
            <text:p>316,5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5]+2.28416)/([.D1335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601">
            <text:p>316,6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6]+2.28416)/([.D1336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701">
            <text:p>316,7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7]+2.28416)/([.D1337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801">
            <text:p>316,8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8]+2.28416)/([.D1338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6.901">
            <text:p>316,9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9]+2.28416)/([.D1339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7.001">
            <text:p>317,0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40]+2.28416)/([.D1340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17.101">
            <text:p>317,1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41]+2.28416)/([.D1341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7.201">
            <text:p>317,2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42]+2.28416)/([.D1342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7.301">
            <text:p>317,3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43]+2.28416)/([.D1343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7.401">
            <text:p>317,4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44]+2.28416)/([.D1344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7.501">
            <text:p>317,5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45]+2.28416)/([.D1345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7.601">
            <text:p>317,6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46]+2.28416)/([.D1346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7.701">
            <text:p>317,7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47]+2.28416)/([.D1347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7.801">
            <text:p>317,8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48]+2.28416)/([.D1348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7.901">
            <text:p>317,9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49]+2.28416)/([.D1349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001">
            <text:p>318,00100</text:p>
          </table:table-cell>
          <table:table-cell office:value-type="float" office:value="-4.725">
            <text:p>-4,72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0]+2.28416)/([.D1350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101">
            <text:p>318,1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1]+2.28416)/([.D1351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201">
            <text:p>318,2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2]+2.28416)/([.D1352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301">
            <text:p>318,3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3]+2.28416)/([.D1353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401">
            <text:p>318,4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4]+2.28416)/([.D1354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501">
            <text:p>318,5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5]+2.28416)/([.D1355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601">
            <text:p>318,6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6]+2.28416)/([.D1356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701">
            <text:p>318,7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7]+2.28416)/([.D1357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801">
            <text:p>318,8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8]+2.28416)/([.D1358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8.901">
            <text:p>318,9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59]+2.28416)/([.D1359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001">
            <text:p>319,0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0]+2.28416)/([.D1360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101">
            <text:p>319,1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1]+2.28416)/([.D1361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201">
            <text:p>319,2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2]+2.28416)/([.D1362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301">
            <text:p>319,3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3]+2.28416)/([.D1363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401">
            <text:p>319,4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4]+2.28416)/([.D1364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501">
            <text:p>319,5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5]+2.28416)/([.D1365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601">
            <text:p>319,6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6]+2.28416)/([.D1366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701">
            <text:p>319,7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7]+2.28416)/([.D1367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801">
            <text:p>319,8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8]+2.28416)/([.D1368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19.901">
            <text:p>319,9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69]+2.28416)/([.D1369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0.001">
            <text:p>320,00100</text:p>
          </table:table-cell>
          <table:table-cell office:value-type="float" office:value="-4.725">
            <text:p>-4,72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70]+2.28416)/([.D1370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0.101">
            <text:p>320,1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1]+2.28416)/([.D1371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0.201">
            <text:p>320,2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2]+2.28416)/([.D1372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0.301">
            <text:p>320,3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3]+2.28416)/([.D1373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0.401">
            <text:p>320,4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4]+2.28416)/([.D1374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0.501">
            <text:p>320,5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5]+2.28416)/([.D1375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0.601">
            <text:p>320,6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6]+2.28416)/([.D1376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0.701">
            <text:p>320,7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7]+2.28416)/([.D1377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0.801">
            <text:p>320,8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8]+2.28416)/([.D1378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0.901">
            <text:p>320,9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9]+2.28416)/([.D1379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1.001">
            <text:p>321,0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80]+2.28416)/([.D1380]-14.6342)" office:value-type="float" office:value="-0.0147201895114941">
            <text:p>-0,01472</text:p>
          </table:table-cell>
          <table:table-cell table:number-columns-repeated="1017"/>
        </table:table-row>
        <table:table-row table:style-name="ro1">
          <table:table-cell office:value-type="float" office:value="321.101">
            <text:p>321,1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81]+2.28416)/([.D1381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1.201">
            <text:p>321,2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82]+2.28416)/([.D1382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1.301">
            <text:p>321,3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83]+2.28416)/([.D1383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1.401">
            <text:p>321,4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84]+2.28416)/([.D1384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1.501">
            <text:p>321,5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85]+2.28416)/([.D1385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1.601">
            <text:p>321,6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86]+2.28416)/([.D1386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1.701">
            <text:p>321,7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87]+2.28416)/([.D1387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1.801">
            <text:p>321,8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88]+2.28416)/([.D1388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1.901">
            <text:p>321,9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89]+2.28416)/([.D1389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001">
            <text:p>322,0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0]+2.28416)/([.D1390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101">
            <text:p>322,1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1]+2.28416)/([.D1391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201">
            <text:p>322,2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2]+2.28416)/([.D1392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301">
            <text:p>322,3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3]+2.28416)/([.D1393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401">
            <text:p>322,4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4]+2.28416)/([.D1394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501">
            <text:p>322,5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5]+2.28416)/([.D1395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601">
            <text:p>322,6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6]+2.28416)/([.D1396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701">
            <text:p>322,7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7]+2.28416)/([.D1397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801">
            <text:p>322,8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8]+2.28416)/([.D1398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2.901">
            <text:p>322,9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99]+2.28416)/([.D1399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001">
            <text:p>323,0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0]+2.28416)/([.D1400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101">
            <text:p>323,1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1]+2.28416)/([.D1401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201">
            <text:p>323,2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2]+2.28416)/([.D1402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301">
            <text:p>323,3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3]+2.28416)/([.D1403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401">
            <text:p>323,4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4]+2.28416)/([.D1404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501">
            <text:p>323,5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5]+2.28416)/([.D1405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601">
            <text:p>323,6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6]+2.28416)/([.D1406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701">
            <text:p>323,7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7]+2.28416)/([.D1407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801">
            <text:p>323,8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8]+2.28416)/([.D1408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3.901">
            <text:p>323,9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09]+2.28416)/([.D1409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4.001">
            <text:p>324,0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0]+2.28416)/([.D1410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4.101">
            <text:p>324,1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1]+2.28416)/([.D1411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4.201">
            <text:p>324,2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2]+2.28416)/([.D1412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4.301">
            <text:p>324,30100</text:p>
          </table:table-cell>
          <table:table-cell office:value-type="float" office:value="-4.725">
            <text:p>-4,72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3]+2.28416)/([.D1413]-14.6342)" office:value-type="float" office:value="-0.0147335177206158">
            <text:p>-0,01473</text:p>
          </table:table-cell>
          <table:table-cell table:number-columns-repeated="1017"/>
        </table:table-row>
        <table:table-row table:style-name="ro1">
          <table:table-cell office:value-type="float" office:value="324.401">
            <text:p>324,4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4]+2.28416)/([.D1414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4.501">
            <text:p>324,5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5]+2.28416)/([.D1415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4.601">
            <text:p>324,6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6]+2.28416)/([.D1416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4.701">
            <text:p>324,7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7]+2.28416)/([.D1417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4.801">
            <text:p>324,8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8]+2.28416)/([.D1418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4.901">
            <text:p>324,9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19]+2.28416)/([.D1419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001">
            <text:p>325,0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0]+2.28416)/([.D1420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101">
            <text:p>325,1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1]+2.28416)/([.D1421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201">
            <text:p>325,2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2]+2.28416)/([.D1422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301">
            <text:p>325,3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3]+2.28416)/([.D1423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401">
            <text:p>325,4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4]+2.28416)/([.D1424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501">
            <text:p>325,5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5]+2.28416)/([.D1425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601">
            <text:p>325,6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6]+2.28416)/([.D1426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701">
            <text:p>325,7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7]+2.28416)/([.D1427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801">
            <text:p>325,8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8]+2.28416)/([.D1428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5.901">
            <text:p>325,9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29]+2.28416)/([.D1429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001">
            <text:p>326,0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0]+2.28416)/([.D1430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101">
            <text:p>326,1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1]+2.28416)/([.D1431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201">
            <text:p>326,2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2]+2.28416)/([.D1432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301">
            <text:p>326,3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3]+2.28416)/([.D1433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401">
            <text:p>326,4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4]+2.28416)/([.D1434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501">
            <text:p>326,5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5]+2.28416)/([.D1435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601">
            <text:p>326,6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6]+2.28416)/([.D1436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701">
            <text:p>326,7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7]+2.28416)/([.D1437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801">
            <text:p>326,8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8]+2.28416)/([.D1438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6.901">
            <text:p>326,9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39]+2.28416)/([.D1439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001">
            <text:p>327,0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0]+2.28416)/([.D1440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101">
            <text:p>327,1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1]+2.28416)/([.D1441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201">
            <text:p>327,2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2]+2.28416)/([.D1442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301">
            <text:p>327,3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3]+2.28416)/([.D1443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401">
            <text:p>327,4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4]+2.28416)/([.D1444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501">
            <text:p>327,5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5]+2.28416)/([.D1445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601">
            <text:p>327,6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6]+2.28416)/([.D1446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701">
            <text:p>327,7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7]+2.28416)/([.D1447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801">
            <text:p>327,8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8]+2.28416)/([.D1448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7.901">
            <text:p>327,9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49]+2.28416)/([.D1449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8.001">
            <text:p>328,00100</text:p>
          </table:table-cell>
          <table:table-cell office:value-type="float" office:value="-4.74">
            <text:p>-4,74000</text:p>
          </table:table-cell>
          <table:table-cell office:value-type="float" office:value="1.6845">
            <text:p>1,684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0]+2.28416)/([.D1450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8.101">
            <text:p>328,1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1]+2.28416)/([.D1451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8.201">
            <text:p>328,2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2]+2.28416)/([.D1452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8.301">
            <text:p>328,30100</text:p>
          </table:table-cell>
          <table:table-cell office:value-type="float" office:value="-4.74">
            <text:p>-4,740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3]+2.28416)/([.D1453]-14.6342)" office:value-type="float" office:value="-0.0148240614538426">
            <text:p>-0,01482</text:p>
          </table:table-cell>
          <table:table-cell table:number-columns-repeated="1017"/>
        </table:table-row>
        <table:table-row table:style-name="ro1">
          <table:table-cell office:value-type="float" office:value="328.401">
            <text:p>328,40100</text:p>
          </table:table-cell>
          <table:table-cell office:value-type="float" office:value="-4.755">
            <text:p>-4,75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4]+2.28416)/([.D1454]-14.6342)" office:value-type="float" office:value="-0.0149146051870694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328.501">
            <text:p>328,50100</text:p>
          </table:table-cell>
          <table:table-cell office:value-type="float" office:value="-4.755">
            <text:p>-4,75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5]+2.28416)/([.D1455]-14.6342)" office:value-type="float" office:value="-0.0149146051870694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328.601">
            <text:p>328,60100</text:p>
          </table:table-cell>
          <table:table-cell office:value-type="float" office:value="-4.755">
            <text:p>-4,75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6]+2.28416)/([.D1456]-14.6342)" office:value-type="float" office:value="-0.0149146051870694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328.701">
            <text:p>328,70100</text:p>
          </table:table-cell>
          <table:table-cell office:value-type="float" office:value="-4.755">
            <text:p>-4,75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7]+2.28416)/([.D1457]-14.6342)" office:value-type="float" office:value="-0.0149146051870694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328.801">
            <text:p>328,80100</text:p>
          </table:table-cell>
          <table:table-cell office:value-type="float" office:value="-4.755">
            <text:p>-4,75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8]+2.28416)/([.D1458]-14.6342)" office:value-type="float" office:value="-0.0149146051870694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328.901">
            <text:p>328,90100</text:p>
          </table:table-cell>
          <table:table-cell office:value-type="float" office:value="-4.755">
            <text:p>-4,75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59]+2.28416)/([.D1459]-14.6342)" office:value-type="float" office:value="-0.0149146051870694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329.001">
            <text:p>329,00100</text:p>
          </table:table-cell>
          <table:table-cell office:value-type="float" office:value="-4.755">
            <text:p>-4,75500</text:p>
          </table:table-cell>
          <table:table-cell office:value-type="float" office:value="1.686">
            <text:p>1,686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60]+2.28416)/([.D1460]-14.6342)" office:value-type="float" office:value="-0.0149146051870694">
            <text:p>-0,01491</text:p>
          </table:table-cell>
          <table:table-cell table:number-columns-repeated="1017"/>
        </table:table-row>
        <table:table-row table:style-name="ro1">
          <table:table-cell office:value-type="float" office:value="329.101">
            <text:p>329,1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61]+2.28416)/([.D1461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29.201">
            <text:p>329,2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62]+2.28416)/([.D1462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29.301">
            <text:p>329,3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63]+2.28416)/([.D1463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29.401">
            <text:p>329,4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64]+2.28416)/([.D1464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29.501">
            <text:p>329,5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65]+2.28416)/([.D1465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29.601">
            <text:p>329,6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66]+2.28416)/([.D1466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29.701">
            <text:p>329,7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67]+2.28416)/([.D1467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29.801">
            <text:p>329,8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68]+2.28416)/([.D1468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29.901">
            <text:p>329,9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69]+2.28416)/([.D1469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001">
            <text:p>330,0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0]+2.28416)/([.D1470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101">
            <text:p>330,1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1]+2.28416)/([.D1471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201">
            <text:p>330,2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2]+2.28416)/([.D1472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301">
            <text:p>330,3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3]+2.28416)/([.D1473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401">
            <text:p>330,4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4]+2.28416)/([.D1474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501">
            <text:p>330,5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5]+2.28416)/([.D1475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601">
            <text:p>330,6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6]+2.28416)/([.D1476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701">
            <text:p>330,7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7]+2.28416)/([.D1477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801">
            <text:p>330,8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8]+2.28416)/([.D1478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0.901">
            <text:p>330,9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79]+2.28416)/([.D1479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001">
            <text:p>331,0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0]+2.28416)/([.D1480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101">
            <text:p>331,1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1]+2.28416)/([.D1481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201">
            <text:p>331,2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2]+2.28416)/([.D1482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301">
            <text:p>331,3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3]+2.28416)/([.D1483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401">
            <text:p>331,4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4]+2.28416)/([.D1484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501">
            <text:p>331,5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5]+2.28416)/([.D1485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601">
            <text:p>331,6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6]+2.28416)/([.D1486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701">
            <text:p>331,7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7]+2.28416)/([.D1487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801">
            <text:p>331,8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8]+2.28416)/([.D1488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1.901">
            <text:p>331,9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89]+2.28416)/([.D1489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001">
            <text:p>332,0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0]+2.28416)/([.D1490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101">
            <text:p>332,1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1]+2.28416)/([.D1491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201">
            <text:p>332,2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2]+2.28416)/([.D1492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301">
            <text:p>332,3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3]+2.28416)/([.D1493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401">
            <text:p>332,4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4]+2.28416)/([.D1494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501">
            <text:p>332,5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5]+2.28416)/([.D1495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601">
            <text:p>332,6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6]+2.28416)/([.D1496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701">
            <text:p>332,7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7]+2.28416)/([.D1497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801">
            <text:p>332,8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8]+2.28416)/([.D1498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2.901">
            <text:p>332,9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499]+2.28416)/([.D1499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3.001">
            <text:p>333,0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0]+2.28416)/([.D1500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3.101">
            <text:p>333,1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1]+2.28416)/([.D1501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3.201">
            <text:p>333,2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2]+2.28416)/([.D1502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3.301">
            <text:p>333,30100</text:p>
          </table:table-cell>
          <table:table-cell office:value-type="float" office:value="-4.755">
            <text:p>-4,75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3]+2.28416)/([.D1503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3.401">
            <text:p>333,4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4]+2.28416)/([.D1504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3.501">
            <text:p>333,5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5]+2.28416)/([.D1505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3.601">
            <text:p>333,6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6]+2.28416)/([.D1506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3.701">
            <text:p>333,7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7]+2.28416)/([.D1507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3.801">
            <text:p>333,8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8]+2.28416)/([.D1508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3.901">
            <text:p>333,9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09]+2.28416)/([.D1509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4.001">
            <text:p>334,0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0]+2.28416)/([.D1510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4.101">
            <text:p>334,10100</text:p>
          </table:table-cell>
          <table:table-cell office:value-type="float" office:value="-4.77">
            <text:p>-4,770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1]+2.28416)/([.D1511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4.201">
            <text:p>334,20100</text:p>
          </table:table-cell>
          <table:table-cell office:value-type="float" office:value="-4.77">
            <text:p>-4,770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2]+2.28416)/([.D1512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4.301">
            <text:p>334,30100</text:p>
          </table:table-cell>
          <table:table-cell office:value-type="float" office:value="-4.77">
            <text:p>-4,770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3]+2.28416)/([.D1513]-14.6342)" office:value-type="float" office:value="-0.0150187474549258">
            <text:p>-0,01502</text:p>
          </table:table-cell>
          <table:table-cell table:number-columns-repeated="1017"/>
        </table:table-row>
        <table:table-row table:style-name="ro1">
          <table:table-cell office:value-type="float" office:value="334.401">
            <text:p>334,40100</text:p>
          </table:table-cell>
          <table:table-cell office:value-type="float" office:value="-4.755">
            <text:p>-4,755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4]+2.28416)/([.D1514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4.501">
            <text:p>334,50100</text:p>
          </table:table-cell>
          <table:table-cell office:value-type="float" office:value="-4.755">
            <text:p>-4,755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5]+2.28416)/([.D1515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4.601">
            <text:p>334,60100</text:p>
          </table:table-cell>
          <table:table-cell office:value-type="float" office:value="-4.755">
            <text:p>-4,755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6]+2.28416)/([.D1516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4.701">
            <text:p>334,70100</text:p>
          </table:table-cell>
          <table:table-cell office:value-type="float" office:value="-4.755">
            <text:p>-4,755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7]+2.28416)/([.D1517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4.801">
            <text:p>334,80100</text:p>
          </table:table-cell>
          <table:table-cell office:value-type="float" office:value="-4.755">
            <text:p>-4,755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8]+2.28416)/([.D1518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4.901">
            <text:p>334,90100</text:p>
          </table:table-cell>
          <table:table-cell office:value-type="float" office:value="-4.755">
            <text:p>-4,755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19]+2.28416)/([.D1519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5.002">
            <text:p>335,00200</text:p>
          </table:table-cell>
          <table:table-cell office:value-type="float" office:value="-4.755">
            <text:p>-4,75500</text:p>
          </table:table-cell>
          <table:table-cell office:value-type="float" office:value="1.68">
            <text:p>1,680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0]+2.28416)/([.D1520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5.101">
            <text:p>335,1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1]+2.28416)/([.D1521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5.201">
            <text:p>335,2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2]+2.28416)/([.D1522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5.301">
            <text:p>335,30100</text:p>
          </table:table-cell>
          <table:table-cell office:value-type="float" office:value="-4.755">
            <text:p>-4,75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3]+2.28416)/([.D1523]-14.6342)" office:value-type="float" office:value="-0.0149281216657262">
            <text:p>-0,01493</text:p>
          </table:table-cell>
          <table:table-cell table:number-columns-repeated="1017"/>
        </table:table-row>
        <table:table-row table:style-name="ro1">
          <table:table-cell office:value-type="float" office:value="335.401">
            <text:p>335,4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4]+2.28416)/([.D1524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5.501">
            <text:p>335,5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5]+2.28416)/([.D1525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5.601">
            <text:p>335,6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6]+2.28416)/([.D1526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5.701">
            <text:p>335,7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7]+2.28416)/([.D1527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5.801">
            <text:p>335,8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8]+2.28416)/([.D1528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5.901">
            <text:p>335,9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29]+2.28416)/([.D1529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001">
            <text:p>336,0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0]+2.28416)/([.D1530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101">
            <text:p>336,1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1]+2.28416)/([.D1531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201">
            <text:p>336,2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2]+2.28416)/([.D1532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301">
            <text:p>336,3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3]+2.28416)/([.D1533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401">
            <text:p>336,4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4]+2.28416)/([.D1534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501">
            <text:p>336,5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5]+2.28416)/([.D1535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601">
            <text:p>336,6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6]+2.28416)/([.D1536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701">
            <text:p>336,7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7]+2.28416)/([.D1537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801">
            <text:p>336,8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8]+2.28416)/([.D1538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6.901">
            <text:p>336,9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39]+2.28416)/([.D1539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001">
            <text:p>337,0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0]+2.28416)/([.D1540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101">
            <text:p>337,1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1]+2.28416)/([.D1541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201">
            <text:p>337,2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2]+2.28416)/([.D1542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301">
            <text:p>337,3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3]+2.28416)/([.D1543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401">
            <text:p>337,4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4]+2.28416)/([.D1544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501">
            <text:p>337,5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5]+2.28416)/([.D1545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601">
            <text:p>337,6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6]+2.28416)/([.D1546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701">
            <text:p>337,7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7]+2.28416)/([.D1547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801">
            <text:p>337,8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8]+2.28416)/([.D1548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7.901">
            <text:p>337,9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49]+2.28416)/([.D1549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001">
            <text:p>338,00100</text:p>
          </table:table-cell>
          <table:table-cell office:value-type="float" office:value="-4.785">
            <text:p>-4,7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0]+2.28416)/([.D1550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101">
            <text:p>338,1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1]+2.28416)/([.D1551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201">
            <text:p>338,2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2]+2.28416)/([.D1552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301">
            <text:p>338,3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3]+2.28416)/([.D1553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401">
            <text:p>338,4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4]+2.28416)/([.D1554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501">
            <text:p>338,5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5]+2.28416)/([.D1555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601">
            <text:p>338,6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6]+2.28416)/([.D1556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701">
            <text:p>338,7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7]+2.28416)/([.D1557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801">
            <text:p>338,8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8]+2.28416)/([.D1558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8.901">
            <text:p>338,9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59]+2.28416)/([.D1559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001">
            <text:p>339,0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0]+2.28416)/([.D1560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101">
            <text:p>339,1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1]+2.28416)/([.D1561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201">
            <text:p>339,2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2]+2.28416)/([.D1562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301">
            <text:p>339,3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3]+2.28416)/([.D1563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401">
            <text:p>339,4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4]+2.28416)/([.D1564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501">
            <text:p>339,5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5]+2.28416)/([.D1565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601">
            <text:p>339,6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6]+2.28416)/([.D1566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701">
            <text:p>339,7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7]+2.28416)/([.D1567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801">
            <text:p>339,8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8]+2.28416)/([.D1568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39.901">
            <text:p>339,9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69]+2.28416)/([.D1569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40.001">
            <text:p>340,0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1570]+2.28416)/([.D1570]-14.6342)" office:value-type="float" office:value="-0.0151093732441253">
            <text:p>-0,01511</text:p>
          </table:table-cell>
          <table:table-cell table:number-columns-repeated="1017"/>
        </table:table-row>
        <table:table-row table:style-name="ro1">
          <table:table-cell office:value-type="float" office:value="340.101">
            <text:p>340,1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71]+2.28416)/([.D1571]-14.6342)" office:value-type="float" office:value="-0.0151230786535063">
            <text:p>-0,01512</text:p>
          </table:table-cell>
          <table:table-cell table:number-columns-repeated="1017"/>
        </table:table-row>
        <table:table-row table:style-name="ro1">
          <table:table-cell office:value-type="float" office:value="340.201">
            <text:p>340,2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72]+2.28416)/([.D1572]-14.6342)" office:value-type="float" office:value="-0.0151230786535063">
            <text:p>-0,01512</text:p>
          </table:table-cell>
          <table:table-cell table:number-columns-repeated="1017"/>
        </table:table-row>
        <table:table-row table:style-name="ro1">
          <table:table-cell office:value-type="float" office:value="340.301">
            <text:p>340,30100</text:p>
          </table:table-cell>
          <table:table-cell office:value-type="float" office:value="-4.785">
            <text:p>-4,7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73]+2.28416)/([.D1573]-14.6342)" office:value-type="float" office:value="-0.0151230786535063">
            <text:p>-0,01512</text:p>
          </table:table-cell>
          <table:table-cell table:number-columns-repeated="1017"/>
        </table:table-row>
        <table:table-row table:style-name="ro1">
          <table:table-cell office:value-type="float" office:value="340.401">
            <text:p>340,4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74]+2.28416)/([.D1574]-14.6342)" office:value-type="float" office:value="-0.0150323706594713">
            <text:p>-0,01503</text:p>
          </table:table-cell>
          <table:table-cell table:number-columns-repeated="1017"/>
        </table:table-row>
        <table:table-row table:style-name="ro1">
          <table:table-cell office:value-type="float" office:value="340.501">
            <text:p>340,5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75]+2.28416)/([.D1575]-14.6342)" office:value-type="float" office:value="-0.0150323706594713">
            <text:p>-0,01503</text:p>
          </table:table-cell>
          <table:table-cell table:number-columns-repeated="1017"/>
        </table:table-row>
        <table:table-row table:style-name="ro1">
          <table:table-cell office:value-type="float" office:value="340.601">
            <text:p>340,6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76]+2.28416)/([.D1576]-14.6342)" office:value-type="float" office:value="-0.0150323706594713">
            <text:p>-0,01503</text:p>
          </table:table-cell>
          <table:table-cell table:number-columns-repeated="1017"/>
        </table:table-row>
        <table:table-row table:style-name="ro1">
          <table:table-cell office:value-type="float" office:value="340.701">
            <text:p>340,7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77]+2.28416)/([.D1577]-14.6342)" office:value-type="float" office:value="-0.0150323706594713">
            <text:p>-0,01503</text:p>
          </table:table-cell>
          <table:table-cell table:number-columns-repeated="1017"/>
        </table:table-row>
        <table:table-row table:style-name="ro1">
          <table:table-cell office:value-type="float" office:value="340.801">
            <text:p>340,8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78]+2.28416)/([.D1578]-14.6342)" office:value-type="float" office:value="-0.0150323706594713">
            <text:p>-0,01503</text:p>
          </table:table-cell>
          <table:table-cell table:number-columns-repeated="1017"/>
        </table:table-row>
        <table:table-row table:style-name="ro1">
          <table:table-cell office:value-type="float" office:value="340.901">
            <text:p>340,9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79]+2.28416)/([.D1579]-14.6342)" office:value-type="float" office:value="-0.0150323706594713">
            <text:p>-0,01503</text:p>
          </table:table-cell>
          <table:table-cell table:number-columns-repeated="1017"/>
        </table:table-row>
        <table:table-row table:style-name="ro1">
          <table:table-cell office:value-type="float" office:value="341.001">
            <text:p>341,00100</text:p>
          </table:table-cell>
          <table:table-cell office:value-type="float" office:value="-4.77">
            <text:p>-4,77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1580]+2.28416)/([.D1580]-14.6342)" office:value-type="float" office:value="-0.0150323706594713">
            <text:p>-0,01503</text:p>
          </table:table-cell>
          <table:table-cell table:number-columns-repeated="1017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([.B1581]+2.28416)/([.D1581]-14.6342)" office:value-type="float" office:value="-0.156083694359787">
            <text:p>-0,15608</text:p>
          </table:table-cell>
          <table:table-cell table:number-columns-repeated="1017"/>
        </table:table-row>
        <table:table-row table:style-name="ro1">
          <table:table-cell office:value-type="float" office:value="361.105">
            <text:p>361,10500</text:p>
          </table:table-cell>
          <table:table-cell office:value-type="float" office:value="-5.145">
            <text:p>-5,1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82]+2.28416)/([.D1582]-14.6342)" office:value-type="float" office:value="-0.0173157773045919">
            <text:p>-0,01732</text:p>
          </table:table-cell>
          <table:table-cell table:number-columns-repeated="1017"/>
        </table:table-row>
        <table:table-row table:style-name="ro1">
          <table:table-cell office:value-type="float" office:value="361.201">
            <text:p>361,20100</text:p>
          </table:table-cell>
          <table:table-cell office:value-type="float" office:value="-5.145">
            <text:p>-5,1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83]+2.28416)/([.D1583]-14.6342)" office:value-type="float" office:value="-0.0173157773045919">
            <text:p>-0,01732</text:p>
          </table:table-cell>
          <table:table-cell table:number-columns-repeated="1017"/>
        </table:table-row>
        <table:table-row table:style-name="ro1">
          <table:table-cell office:value-type="float" office:value="361.301">
            <text:p>361,30100</text:p>
          </table:table-cell>
          <table:table-cell office:value-type="float" office:value="-5.145">
            <text:p>-5,1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84]+2.28416)/([.D1584]-14.6342)" office:value-type="float" office:value="-0.0173157773045919">
            <text:p>-0,01732</text:p>
          </table:table-cell>
          <table:table-cell table:number-columns-repeated="1017"/>
        </table:table-row>
        <table:table-row table:style-name="ro1">
          <table:table-cell office:value-type="float" office:value="361.401">
            <text:p>361,4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85]+2.28416)/([.D1585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1.501">
            <text:p>361,5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86]+2.28416)/([.D1586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1.601">
            <text:p>361,6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87]+2.28416)/([.D1587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1.701">
            <text:p>361,7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88]+2.28416)/([.D1588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1.801">
            <text:p>361,8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89]+2.28416)/([.D1589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1.901">
            <text:p>361,9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0]+2.28416)/([.D1590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001">
            <text:p>362,0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1]+2.28416)/([.D1591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101">
            <text:p>362,1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2]+2.28416)/([.D1592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201">
            <text:p>362,2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3]+2.28416)/([.D1593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301">
            <text:p>362,3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4]+2.28416)/([.D1594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401">
            <text:p>362,4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5]+2.28416)/([.D1595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501">
            <text:p>362,5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6]+2.28416)/([.D1596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601">
            <text:p>362,6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7]+2.28416)/([.D1597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701">
            <text:p>362,7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8]+2.28416)/([.D1598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801">
            <text:p>362,8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599]+2.28416)/([.D1599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2.901">
            <text:p>362,9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0]+2.28416)/([.D1600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001">
            <text:p>363,0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1]+2.28416)/([.D1601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101">
            <text:p>363,1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2]+2.28416)/([.D1602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201">
            <text:p>363,2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3]+2.28416)/([.D1603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301">
            <text:p>363,3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4]+2.28416)/([.D1604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401">
            <text:p>363,4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5]+2.28416)/([.D1605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501">
            <text:p>363,5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6]+2.28416)/([.D1606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601">
            <text:p>363,6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7]+2.28416)/([.D1607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701">
            <text:p>363,7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8]+2.28416)/([.D1608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801">
            <text:p>363,8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09]+2.28416)/([.D1609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3.901">
            <text:p>363,9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0]+2.28416)/([.D1610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001">
            <text:p>364,0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1]+2.28416)/([.D1611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101">
            <text:p>364,10100</text:p>
          </table:table-cell>
          <table:table-cell office:value-type="float" office:value="-4.905">
            <text:p>-4,90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2]+2.28416)/([.D1612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201">
            <text:p>364,2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3]+2.28416)/([.D1613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301">
            <text:p>364,3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4]+2.28416)/([.D1614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401">
            <text:p>364,4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5]+2.28416)/([.D1615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501">
            <text:p>364,5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6]+2.28416)/([.D1616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601">
            <text:p>364,6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7]+2.28416)/([.D1617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701">
            <text:p>364,7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8]+2.28416)/([.D1618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801">
            <text:p>364,8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19]+2.28416)/([.D1619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4.901">
            <text:p>364,9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0]+2.28416)/([.D1620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001">
            <text:p>365,0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1]+2.28416)/([.D1621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101">
            <text:p>365,1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2]+2.28416)/([.D1622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201">
            <text:p>365,2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3]+2.28416)/([.D1623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301">
            <text:p>365,3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4]+2.28416)/([.D1624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401">
            <text:p>365,4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5]+2.28416)/([.D1625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501">
            <text:p>365,5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6]+2.28416)/([.D1626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601">
            <text:p>365,6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7]+2.28416)/([.D1627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701">
            <text:p>365,7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8]+2.28416)/([.D1628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801">
            <text:p>365,8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29]+2.28416)/([.D1629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5.901">
            <text:p>365,9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0]+2.28416)/([.D1630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001">
            <text:p>366,0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1]+2.28416)/([.D1631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101">
            <text:p>366,1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2]+2.28416)/([.D1632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201">
            <text:p>366,2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3]+2.28416)/([.D1633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301">
            <text:p>366,3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4]+2.28416)/([.D1634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401">
            <text:p>366,4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5]+2.28416)/([.D1635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501">
            <text:p>366,5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6]+2.28416)/([.D1636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601">
            <text:p>366,6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7]+2.28416)/([.D1637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701">
            <text:p>366,7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8]+2.28416)/([.D1638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801">
            <text:p>366,8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39]+2.28416)/([.D1639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6.901">
            <text:p>366,9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0]+2.28416)/([.D1640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001">
            <text:p>367,0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1]+2.28416)/([.D1641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101">
            <text:p>367,1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2]+2.28416)/([.D1642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201">
            <text:p>367,2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3]+2.28416)/([.D1643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301">
            <text:p>367,3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4]+2.28416)/([.D1644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401">
            <text:p>367,4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5]+2.28416)/([.D1645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501">
            <text:p>367,5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6]+2.28416)/([.D1646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601">
            <text:p>367,6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7]+2.28416)/([.D1647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701">
            <text:p>367,7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8]+2.28416)/([.D1648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801">
            <text:p>367,8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49]+2.28416)/([.D1649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7.901">
            <text:p>367,9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0]+2.28416)/([.D1650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001">
            <text:p>368,0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1]+2.28416)/([.D1651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101">
            <text:p>368,1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2]+2.28416)/([.D1652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201">
            <text:p>368,2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3]+2.28416)/([.D1653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301">
            <text:p>368,3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4]+2.28416)/([.D1654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401">
            <text:p>368,4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5]+2.28416)/([.D1655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501">
            <text:p>368,5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6]+2.28416)/([.D1656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601">
            <text:p>368,6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7]+2.28416)/([.D1657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701">
            <text:p>368,7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8]+2.28416)/([.D1658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801">
            <text:p>368,8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59]+2.28416)/([.D1659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8.901">
            <text:p>368,9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0]+2.28416)/([.D1660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9.001">
            <text:p>369,0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1]+2.28416)/([.D1661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9.101">
            <text:p>369,10100</text:p>
          </table:table-cell>
          <table:table-cell office:value-type="float" office:value="-4.905">
            <text:p>-4,90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2]+2.28416)/([.D1662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9.201">
            <text:p>369,2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3]+2.28416)/([.D1663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9.301">
            <text:p>369,30100</text:p>
          </table:table-cell>
          <table:table-cell office:value-type="float" office:value="-4.905">
            <text:p>-4,90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4]+2.28416)/([.D1664]-14.6342)" office:value-type="float" office:value="-0.0158631317343741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369.401">
            <text:p>369,40100</text:p>
          </table:table-cell>
          <table:table-cell office:value-type="float" office:value="-4.89">
            <text:p>-4,89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5]+2.28416)/([.D1665]-14.6342)" office:value-type="float" office:value="-0.0157723413862355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369.501">
            <text:p>369,50100</text:p>
          </table:table-cell>
          <table:table-cell office:value-type="float" office:value="-4.89">
            <text:p>-4,89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6]+2.28416)/([.D1666]-14.6342)" office:value-type="float" office:value="-0.0157723413862355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369.601">
            <text:p>369,60100</text:p>
          </table:table-cell>
          <table:table-cell office:value-type="float" office:value="-4.89">
            <text:p>-4,89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7]+2.28416)/([.D1667]-14.6342)" office:value-type="float" office:value="-0.0157723413862355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369.701">
            <text:p>369,70100</text:p>
          </table:table-cell>
          <table:table-cell office:value-type="float" office:value="-4.89">
            <text:p>-4,89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8]+2.28416)/([.D1668]-14.6342)" office:value-type="float" office:value="-0.0157723413862355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369.801">
            <text:p>369,80100</text:p>
          </table:table-cell>
          <table:table-cell office:value-type="float" office:value="-4.89">
            <text:p>-4,89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69]+2.28416)/([.D1669]-14.6342)" office:value-type="float" office:value="-0.0157723413862355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369.901">
            <text:p>369,90100</text:p>
          </table:table-cell>
          <table:table-cell office:value-type="float" office:value="-4.89">
            <text:p>-4,89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70]+2.28416)/([.D1670]-14.6342)" office:value-type="float" office:value="-0.0157723413862355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370.001">
            <text:p>370,00100</text:p>
          </table:table-cell>
          <table:table-cell office:value-type="float" office:value="-4.89">
            <text:p>-4,89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71]+2.28416)/([.D1671]-14.6342)" office:value-type="float" office:value="-0.0157723413862355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370.101">
            <text:p>370,10100</text:p>
          </table:table-cell>
          <table:table-cell office:value-type="float" office:value="-4.89">
            <text:p>-4,89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1672]+2.28416)/([.D1672]-14.6342)" office:value-type="float" office:value="-0.0157723413862355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370.201">
            <text:p>370,2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73]+2.28416)/([.D1673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0.301">
            <text:p>370,3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74]+2.28416)/([.D1674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0.401">
            <text:p>370,4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75]+2.28416)/([.D1675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0.501">
            <text:p>370,5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76]+2.28416)/([.D1676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0.601">
            <text:p>370,6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77]+2.28416)/([.D1677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0.701">
            <text:p>370,7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78]+2.28416)/([.D1678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0.801">
            <text:p>370,8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79]+2.28416)/([.D1679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0.901">
            <text:p>370,9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0]+2.28416)/([.D1680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001">
            <text:p>371,0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1]+2.28416)/([.D1681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101">
            <text:p>371,1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2]+2.28416)/([.D1682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201">
            <text:p>371,2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3]+2.28416)/([.D1683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301">
            <text:p>371,3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4]+2.28416)/([.D1684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401">
            <text:p>371,4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5]+2.28416)/([.D1685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501">
            <text:p>371,5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6]+2.28416)/([.D1686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601">
            <text:p>371,6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7]+2.28416)/([.D1687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701">
            <text:p>371,7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8]+2.28416)/([.D1688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801">
            <text:p>371,8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89]+2.28416)/([.D1689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1.901">
            <text:p>371,9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0]+2.28416)/([.D1690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001">
            <text:p>372,0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1]+2.28416)/([.D1691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101">
            <text:p>372,1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2]+2.28416)/([.D1692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201">
            <text:p>372,2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3]+2.28416)/([.D1693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301">
            <text:p>372,3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4]+2.28416)/([.D1694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401">
            <text:p>372,4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5]+2.28416)/([.D1695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501">
            <text:p>372,5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6]+2.28416)/([.D1696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601">
            <text:p>372,6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7]+2.28416)/([.D1697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701">
            <text:p>372,7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8]+2.28416)/([.D1698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801">
            <text:p>372,8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699]+2.28416)/([.D1699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2.901">
            <text:p>372,9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0]+2.28416)/([.D1700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001">
            <text:p>373,0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1]+2.28416)/([.D1701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101">
            <text:p>373,10100</text:p>
          </table:table-cell>
          <table:table-cell office:value-type="float" office:value="-4.89">
            <text:p>-4,89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2]+2.28416)/([.D1702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201">
            <text:p>373,2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3]+2.28416)/([.D1703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301">
            <text:p>373,3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4]+2.28416)/([.D1704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401">
            <text:p>373,4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5]+2.28416)/([.D1705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501">
            <text:p>373,5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6]+2.28416)/([.D1706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601">
            <text:p>373,6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7]+2.28416)/([.D1707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701">
            <text:p>373,7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8]+2.28416)/([.D1708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801">
            <text:p>373,8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09]+2.28416)/([.D1709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3.901">
            <text:p>373,9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0]+2.28416)/([.D1710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001">
            <text:p>374,0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1]+2.28416)/([.D1711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101">
            <text:p>374,1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2]+2.28416)/([.D1712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201">
            <text:p>374,2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3]+2.28416)/([.D1713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301">
            <text:p>374,3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4]+2.28416)/([.D1714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401">
            <text:p>374,4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5]+2.28416)/([.D1715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501">
            <text:p>374,5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6]+2.28416)/([.D1716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601">
            <text:p>374,6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7]+2.28416)/([.D1717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701">
            <text:p>374,7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8]+2.28416)/([.D1718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801">
            <text:p>374,8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19]+2.28416)/([.D1719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4.901">
            <text:p>374,9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0]+2.28416)/([.D1720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001">
            <text:p>375,0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1]+2.28416)/([.D1721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101">
            <text:p>375,10100</text:p>
          </table:table-cell>
          <table:table-cell office:value-type="float" office:value="-4.89">
            <text:p>-4,89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2]+2.28416)/([.D1722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201">
            <text:p>375,2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3]+2.28416)/([.D1723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301">
            <text:p>375,3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4]+2.28416)/([.D1724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401">
            <text:p>375,4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5]+2.28416)/([.D1725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501">
            <text:p>375,5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6]+2.28416)/([.D1726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601">
            <text:p>375,6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7]+2.28416)/([.D1727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701">
            <text:p>375,7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8]+2.28416)/([.D1728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801">
            <text:p>375,8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29]+2.28416)/([.D1729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5.901">
            <text:p>375,9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0]+2.28416)/([.D1730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001">
            <text:p>376,0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1]+2.28416)/([.D1731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101">
            <text:p>376,1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2]+2.28416)/([.D1732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201">
            <text:p>376,2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3]+2.28416)/([.D1733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301">
            <text:p>376,3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4]+2.28416)/([.D1734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401">
            <text:p>376,4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5]+2.28416)/([.D1735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501">
            <text:p>376,5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6]+2.28416)/([.D1736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601">
            <text:p>376,6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7]+2.28416)/([.D1737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701">
            <text:p>376,7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8]+2.28416)/([.D1738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801">
            <text:p>376,8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39]+2.28416)/([.D1739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6.901">
            <text:p>376,9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0]+2.28416)/([.D1740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001">
            <text:p>377,0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1]+2.28416)/([.D1741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101">
            <text:p>377,1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2]+2.28416)/([.D1742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201">
            <text:p>377,2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3]+2.28416)/([.D1743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301">
            <text:p>377,3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4]+2.28416)/([.D1744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401">
            <text:p>377,4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5]+2.28416)/([.D1745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501">
            <text:p>377,5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6]+2.28416)/([.D1746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601">
            <text:p>377,6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7]+2.28416)/([.D1747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701">
            <text:p>377,7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8]+2.28416)/([.D1748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801">
            <text:p>377,8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49]+2.28416)/([.D1749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7.901">
            <text:p>377,9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50]+2.28416)/([.D1750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8.001">
            <text:p>378,0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51]+2.28416)/([.D1751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8.101">
            <text:p>378,1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1752]+2.28416)/([.D1752]-14.6342)" office:value-type="float" office:value="-0.0157866741626673">
            <text:p>-0,01579</text:p>
          </table:table-cell>
          <table:table-cell table:number-columns-repeated="1017"/>
        </table:table-row>
        <table:table-row table:style-name="ro1">
          <table:table-cell office:value-type="float" office:value="378.201">
            <text:p>378,2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53]+2.28416)/([.D1753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8.301">
            <text:p>378,3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54]+2.28416)/([.D1754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8.401">
            <text:p>378,4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55]+2.28416)/([.D1755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8.501">
            <text:p>378,5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56]+2.28416)/([.D1756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8.601">
            <text:p>378,6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57]+2.28416)/([.D1757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8.701">
            <text:p>378,7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58]+2.28416)/([.D1758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8.801">
            <text:p>378,8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59]+2.28416)/([.D1759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8.901">
            <text:p>378,9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0]+2.28416)/([.D1760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001">
            <text:p>379,0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1]+2.28416)/([.D1761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101">
            <text:p>379,1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2]+2.28416)/([.D1762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201">
            <text:p>379,2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3]+2.28416)/([.D1763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301">
            <text:p>379,3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4]+2.28416)/([.D1764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401">
            <text:p>379,4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5]+2.28416)/([.D1765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501">
            <text:p>379,5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6]+2.28416)/([.D1766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601">
            <text:p>379,6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7]+2.28416)/([.D1767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701">
            <text:p>379,7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8]+2.28416)/([.D1768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801">
            <text:p>379,8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69]+2.28416)/([.D1769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79.901">
            <text:p>379,9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0]+2.28416)/([.D1770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001">
            <text:p>380,0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1]+2.28416)/([.D1771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101">
            <text:p>380,1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2]+2.28416)/([.D1772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201">
            <text:p>380,2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3]+2.28416)/([.D1773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301">
            <text:p>380,3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4]+2.28416)/([.D1774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401">
            <text:p>380,4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5]+2.28416)/([.D1775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501">
            <text:p>380,5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6]+2.28416)/([.D1776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601">
            <text:p>380,6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7]+2.28416)/([.D1777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701">
            <text:p>380,7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8]+2.28416)/([.D1778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801">
            <text:p>380,8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79]+2.28416)/([.D1779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0.901">
            <text:p>380,9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0]+2.28416)/([.D1780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001">
            <text:p>381,0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1]+2.28416)/([.D1781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101">
            <text:p>381,1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2]+2.28416)/([.D1782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201">
            <text:p>381,2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3]+2.28416)/([.D1783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301">
            <text:p>381,3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4]+2.28416)/([.D1784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401">
            <text:p>381,4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5]+2.28416)/([.D1785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501">
            <text:p>381,5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6]+2.28416)/([.D1786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601">
            <text:p>381,6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7]+2.28416)/([.D1787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701">
            <text:p>381,7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8]+2.28416)/([.D1788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801">
            <text:p>381,8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89]+2.28416)/([.D1789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1.901">
            <text:p>381,9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0]+2.28416)/([.D1790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2.001">
            <text:p>382,0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1]+2.28416)/([.D1791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2.101">
            <text:p>382,1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2]+2.28416)/([.D1792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2.201">
            <text:p>382,2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3]+2.28416)/([.D1793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2.301">
            <text:p>382,30100</text:p>
          </table:table-cell>
          <table:table-cell office:value-type="float" office:value="-4.89">
            <text:p>-4,8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4]+2.28416)/([.D1794]-14.6342)" office:value-type="float" office:value="-0.0158010330119976">
            <text:p>-0,01580</text:p>
          </table:table-cell>
          <table:table-cell table:number-columns-repeated="1017"/>
        </table:table-row>
        <table:table-row table:style-name="ro1">
          <table:table-cell office:value-type="float" office:value="382.401">
            <text:p>382,40100</text:p>
          </table:table-cell>
          <table:table-cell office:value-type="float" office:value="-4.875">
            <text:p>-4,87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5]+2.28416)/([.D1795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2.501">
            <text:p>382,50100</text:p>
          </table:table-cell>
          <table:table-cell office:value-type="float" office:value="-4.875">
            <text:p>-4,87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6]+2.28416)/([.D1796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2.601">
            <text:p>382,60100</text:p>
          </table:table-cell>
          <table:table-cell office:value-type="float" office:value="-4.875">
            <text:p>-4,87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7]+2.28416)/([.D1797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2.701">
            <text:p>382,70100</text:p>
          </table:table-cell>
          <table:table-cell office:value-type="float" office:value="-4.875">
            <text:p>-4,87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8]+2.28416)/([.D1798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2.801">
            <text:p>382,80100</text:p>
          </table:table-cell>
          <table:table-cell office:value-type="float" office:value="-4.875">
            <text:p>-4,87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799]+2.28416)/([.D1799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2.901">
            <text:p>382,90100</text:p>
          </table:table-cell>
          <table:table-cell office:value-type="float" office:value="-4.875">
            <text:p>-4,87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00]+2.28416)/([.D1800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3.001">
            <text:p>383,00100</text:p>
          </table:table-cell>
          <table:table-cell office:value-type="float" office:value="-4.875">
            <text:p>-4,87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01]+2.28416)/([.D1801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3.101">
            <text:p>383,10100</text:p>
          </table:table-cell>
          <table:table-cell office:value-type="float" office:value="-4.875">
            <text:p>-4,87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02]+2.28416)/([.D1802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3.201">
            <text:p>383,2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03]+2.28416)/([.D1803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3.301">
            <text:p>383,3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04]+2.28416)/([.D1804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3.401">
            <text:p>383,4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05]+2.28416)/([.D1805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3.501">
            <text:p>383,5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06]+2.28416)/([.D1806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3.601">
            <text:p>383,6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07]+2.28416)/([.D1807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3.701">
            <text:p>383,7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08]+2.28416)/([.D1808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3.801">
            <text:p>383,8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09]+2.28416)/([.D1809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3.901">
            <text:p>383,9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0]+2.28416)/([.D1810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001">
            <text:p>384,0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1]+2.28416)/([.D1811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101">
            <text:p>384,1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2]+2.28416)/([.D1812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201">
            <text:p>384,2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3]+2.28416)/([.D1813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301">
            <text:p>384,3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4]+2.28416)/([.D1814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401">
            <text:p>384,4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5]+2.28416)/([.D1815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501">
            <text:p>384,5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6]+2.28416)/([.D1816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601">
            <text:p>384,6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7]+2.28416)/([.D1817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701">
            <text:p>384,7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8]+2.28416)/([.D1818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801">
            <text:p>384,8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19]+2.28416)/([.D1819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4.901">
            <text:p>384,9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0]+2.28416)/([.D1820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001">
            <text:p>385,0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1]+2.28416)/([.D1821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101">
            <text:p>385,1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2]+2.28416)/([.D1822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201">
            <text:p>385,2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3]+2.28416)/([.D1823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301">
            <text:p>385,3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4]+2.28416)/([.D1824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401">
            <text:p>385,4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5]+2.28416)/([.D1825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501">
            <text:p>385,5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6]+2.28416)/([.D1826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601">
            <text:p>385,6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7]+2.28416)/([.D1827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701">
            <text:p>385,7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8]+2.28416)/([.D1828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801">
            <text:p>385,8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29]+2.28416)/([.D1829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5.901">
            <text:p>385,9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0]+2.28416)/([.D1830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001">
            <text:p>386,0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1]+2.28416)/([.D1831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101">
            <text:p>386,1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2]+2.28416)/([.D1832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204">
            <text:p>386,204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3]+2.28416)/([.D1833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301">
            <text:p>386,3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4]+2.28416)/([.D1834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401">
            <text:p>386,4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5]+2.28416)/([.D1835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501">
            <text:p>386,5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6]+2.28416)/([.D1836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601">
            <text:p>386,6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7]+2.28416)/([.D1837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701">
            <text:p>386,7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8]+2.28416)/([.D1838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801">
            <text:p>386,8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39]+2.28416)/([.D1839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6.901">
            <text:p>386,9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0]+2.28416)/([.D1840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001">
            <text:p>387,0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1]+2.28416)/([.D1841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101">
            <text:p>387,1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2]+2.28416)/([.D1842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201">
            <text:p>387,2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3]+2.28416)/([.D1843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301">
            <text:p>387,3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4]+2.28416)/([.D1844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401">
            <text:p>387,4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5]+2.28416)/([.D1845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501">
            <text:p>387,5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6]+2.28416)/([.D1846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601">
            <text:p>387,6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7]+2.28416)/([.D1847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701">
            <text:p>387,7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8]+2.28416)/([.D1848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801">
            <text:p>387,8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49]+2.28416)/([.D1849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7.901">
            <text:p>387,9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50]+2.28416)/([.D1850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8.001">
            <text:p>388,0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51]+2.28416)/([.D1851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8.101">
            <text:p>388,1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52]+2.28416)/([.D1852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88.201">
            <text:p>388,2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53]+2.28416)/([.D1853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8.301">
            <text:p>388,3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54]+2.28416)/([.D1854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8.401">
            <text:p>388,4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55]+2.28416)/([.D1855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8.501">
            <text:p>388,5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56]+2.28416)/([.D1856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8.601">
            <text:p>388,6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57]+2.28416)/([.D1857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8.701">
            <text:p>388,7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58]+2.28416)/([.D1858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8.801">
            <text:p>388,8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59]+2.28416)/([.D1859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8.901">
            <text:p>388,9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0]+2.28416)/([.D1860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9.001">
            <text:p>389,0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1]+2.28416)/([.D1861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9.101">
            <text:p>389,1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2]+2.28416)/([.D1862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9.201">
            <text:p>389,2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3]+2.28416)/([.D1863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9.301">
            <text:p>389,3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4]+2.28416)/([.D1864]-14.6342)" office:value-type="float" office:value="-0.0157100775062183">
            <text:p>-0,01571</text:p>
          </table:table-cell>
          <table:table-cell table:number-columns-repeated="1017"/>
        </table:table-row>
        <table:table-row table:style-name="ro1">
          <table:table-cell office:value-type="float" office:value="389.401">
            <text:p>389,4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5]+2.28416)/([.D1865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89.501">
            <text:p>389,5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6]+2.28416)/([.D1866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89.601">
            <text:p>389,6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7]+2.28416)/([.D1867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89.701">
            <text:p>389,7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8]+2.28416)/([.D1868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89.801">
            <text:p>389,8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69]+2.28416)/([.D1869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89.901">
            <text:p>389,9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0]+2.28416)/([.D1870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001">
            <text:p>390,0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1]+2.28416)/([.D1871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101">
            <text:p>390,1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2]+2.28416)/([.D1872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201">
            <text:p>390,2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3]+2.28416)/([.D1873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301">
            <text:p>390,3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4]+2.28416)/([.D1874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401">
            <text:p>390,4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5]+2.28416)/([.D1875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501">
            <text:p>390,5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6]+2.28416)/([.D1876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601">
            <text:p>390,6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7]+2.28416)/([.D1877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701">
            <text:p>390,7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8]+2.28416)/([.D1878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801">
            <text:p>390,8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79]+2.28416)/([.D1879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0.901">
            <text:p>390,9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80]+2.28416)/([.D1880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1.001">
            <text:p>391,0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81]+2.28416)/([.D1881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1.101">
            <text:p>391,1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1882]+2.28416)/([.D1882]-14.6342)" office:value-type="float" office:value="-0.015619122000439">
            <text:p>-0,01562</text:p>
          </table:table-cell>
          <table:table-cell table:number-columns-repeated="1017"/>
        </table:table-row>
        <table:table-row table:style-name="ro1">
          <table:table-cell office:value-type="float" office:value="391.201">
            <text:p>391,2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83]+2.28416)/([.D1883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1.301">
            <text:p>391,30100</text:p>
          </table:table-cell>
          <table:table-cell office:value-type="float" office:value="-4.86">
            <text:p>-4,86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84]+2.28416)/([.D1884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1.401">
            <text:p>391,4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85]+2.28416)/([.D1885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1.501">
            <text:p>391,5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86]+2.28416)/([.D1886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1.601">
            <text:p>391,6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87]+2.28416)/([.D1887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1.701">
            <text:p>391,7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88]+2.28416)/([.D1888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1.801">
            <text:p>391,8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89]+2.28416)/([.D1889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1.901">
            <text:p>391,9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0]+2.28416)/([.D1890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2.001">
            <text:p>392,0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1]+2.28416)/([.D1891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2.101">
            <text:p>392,10100</text:p>
          </table:table-cell>
          <table:table-cell office:value-type="float" office:value="-4.875">
            <text:p>-4,87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2]+2.28416)/([.D1892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2.201">
            <text:p>392,2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3]+2.28416)/([.D1893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2.301">
            <text:p>392,30100</text:p>
          </table:table-cell>
          <table:table-cell office:value-type="float" office:value="-4.875">
            <text:p>-4,87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4]+2.28416)/([.D1894]-14.6342)" office:value-type="float" office:value="-0.0157243796953008">
            <text:p>-0,01572</text:p>
          </table:table-cell>
          <table:table-cell table:number-columns-repeated="1017"/>
        </table:table-row>
        <table:table-row table:style-name="ro1">
          <table:table-cell office:value-type="float" office:value="392.401">
            <text:p>392,4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5]+2.28416)/([.D1895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2.501">
            <text:p>392,5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6]+2.28416)/([.D1896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2.601">
            <text:p>392,6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7]+2.28416)/([.D1897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2.701">
            <text:p>392,7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8]+2.28416)/([.D1898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2.801">
            <text:p>392,8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899]+2.28416)/([.D1899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2.901">
            <text:p>392,9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0]+2.28416)/([.D1900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3.001">
            <text:p>393,0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1]+2.28416)/([.D1901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3.101">
            <text:p>393,10100</text:p>
          </table:table-cell>
          <table:table-cell office:value-type="float" office:value="-4.86">
            <text:p>-4,86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2]+2.28416)/([.D1902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3.201">
            <text:p>393,20100</text:p>
          </table:table-cell>
          <table:table-cell office:value-type="float" office:value="-4.86">
            <text:p>-4,86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3]+2.28416)/([.D1903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3.301">
            <text:p>393,30100</text:p>
          </table:table-cell>
          <table:table-cell office:value-type="float" office:value="-4.86">
            <text:p>-4,86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4]+2.28416)/([.D1904]-14.6342)" office:value-type="float" office:value="-0.0156333413851661">
            <text:p>-0,01563</text:p>
          </table:table-cell>
          <table:table-cell table:number-columns-repeated="1017"/>
        </table:table-row>
        <table:table-row table:style-name="ro1">
          <table:table-cell office:value-type="float" office:value="393.401">
            <text:p>393,4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5]+2.28416)/([.D1905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3.501">
            <text:p>393,5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6]+2.28416)/([.D1906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3.601">
            <text:p>393,6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7]+2.28416)/([.D1907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3.701">
            <text:p>393,7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8]+2.28416)/([.D1908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3.801">
            <text:p>393,8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09]+2.28416)/([.D1909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3.901">
            <text:p>393,9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0]+2.28416)/([.D1910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001">
            <text:p>394,0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1]+2.28416)/([.D1911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101">
            <text:p>394,1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2]+2.28416)/([.D1912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201">
            <text:p>394,2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3]+2.28416)/([.D1913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301">
            <text:p>394,3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4]+2.28416)/([.D1914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401">
            <text:p>394,4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5]+2.28416)/([.D1915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501">
            <text:p>394,5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6]+2.28416)/([.D1916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601">
            <text:p>394,6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7]+2.28416)/([.D1917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701">
            <text:p>394,7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8]+2.28416)/([.D1918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801">
            <text:p>394,8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19]+2.28416)/([.D1919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4.901">
            <text:p>394,9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0]+2.28416)/([.D1920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001">
            <text:p>395,0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1]+2.28416)/([.D1921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101">
            <text:p>395,1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2]+2.28416)/([.D1922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201">
            <text:p>395,2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3]+2.28416)/([.D1923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301">
            <text:p>395,3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4]+2.28416)/([.D1924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401">
            <text:p>395,4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5]+2.28416)/([.D1925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501">
            <text:p>395,5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6]+2.28416)/([.D1926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601">
            <text:p>395,6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7]+2.28416)/([.D1927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701">
            <text:p>395,7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8]+2.28416)/([.D1928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801">
            <text:p>395,8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29]+2.28416)/([.D1929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5.901">
            <text:p>395,9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0]+2.28416)/([.D1930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6.001">
            <text:p>396,0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1]+2.28416)/([.D1931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6.101">
            <text:p>396,1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2]+2.28416)/([.D1932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6.201">
            <text:p>396,2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3]+2.28416)/([.D1933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6.301">
            <text:p>396,3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4]+2.28416)/([.D1934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6.401">
            <text:p>396,40100</text:p>
          </table:table-cell>
          <table:table-cell office:value-type="float" office:value="-4.83">
            <text:p>-4,83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5]+2.28416)/([.D1935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6.501">
            <text:p>396,50100</text:p>
          </table:table-cell>
          <table:table-cell office:value-type="float" office:value="-4.83">
            <text:p>-4,83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6]+2.28416)/([.D1936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6.601">
            <text:p>396,60100</text:p>
          </table:table-cell>
          <table:table-cell office:value-type="float" office:value="-4.83">
            <text:p>-4,83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7]+2.28416)/([.D1937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6.701">
            <text:p>396,70100</text:p>
          </table:table-cell>
          <table:table-cell office:value-type="float" office:value="-4.83">
            <text:p>-4,83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8]+2.28416)/([.D1938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6.801">
            <text:p>396,80100</text:p>
          </table:table-cell>
          <table:table-cell office:value-type="float" office:value="-4.83">
            <text:p>-4,83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39]+2.28416)/([.D1939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6.901">
            <text:p>396,90100</text:p>
          </table:table-cell>
          <table:table-cell office:value-type="float" office:value="-4.83">
            <text:p>-4,83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0]+2.28416)/([.D1940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7.001">
            <text:p>397,00100</text:p>
          </table:table-cell>
          <table:table-cell office:value-type="float" office:value="-4.83">
            <text:p>-4,83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1]+2.28416)/([.D1941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7.101">
            <text:p>397,10100</text:p>
          </table:table-cell>
          <table:table-cell office:value-type="float" office:value="-4.83">
            <text:p>-4,83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2]+2.28416)/([.D1942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7.201">
            <text:p>397,20100</text:p>
          </table:table-cell>
          <table:table-cell office:value-type="float" office:value="-4.83">
            <text:p>-4,830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3]+2.28416)/([.D1943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7.301">
            <text:p>397,30100</text:p>
          </table:table-cell>
          <table:table-cell office:value-type="float" office:value="-4.83">
            <text:p>-4,830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4]+2.28416)/([.D1944]-14.6342)" office:value-type="float" office:value="-0.0154512647648966">
            <text:p>-0,01545</text:p>
          </table:table-cell>
          <table:table-cell table:number-columns-repeated="1017"/>
        </table:table-row>
        <table:table-row table:style-name="ro1">
          <table:table-cell office:value-type="float" office:value="397.401">
            <text:p>397,40100</text:p>
          </table:table-cell>
          <table:table-cell office:value-type="float" office:value="-4.845">
            <text:p>-4,845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5]+2.28416)/([.D1945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7.501">
            <text:p>397,50100</text:p>
          </table:table-cell>
          <table:table-cell office:value-type="float" office:value="-4.845">
            <text:p>-4,845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6]+2.28416)/([.D1946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7.601">
            <text:p>397,60100</text:p>
          </table:table-cell>
          <table:table-cell office:value-type="float" office:value="-4.845">
            <text:p>-4,845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7]+2.28416)/([.D1947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7.701">
            <text:p>397,70100</text:p>
          </table:table-cell>
          <table:table-cell office:value-type="float" office:value="-4.845">
            <text:p>-4,845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8]+2.28416)/([.D1948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7.801">
            <text:p>397,80100</text:p>
          </table:table-cell>
          <table:table-cell office:value-type="float" office:value="-4.845">
            <text:p>-4,845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49]+2.28416)/([.D1949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7.901">
            <text:p>397,90100</text:p>
          </table:table-cell>
          <table:table-cell office:value-type="float" office:value="-4.845">
            <text:p>-4,845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50]+2.28416)/([.D1950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8.001">
            <text:p>398,00100</text:p>
          </table:table-cell>
          <table:table-cell office:value-type="float" office:value="-4.845">
            <text:p>-4,845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51]+2.28416)/([.D1951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8.101">
            <text:p>398,10100</text:p>
          </table:table-cell>
          <table:table-cell office:value-type="float" office:value="-4.845">
            <text:p>-4,84500</text:p>
          </table:table-cell>
          <table:table-cell office:value-type="float" office:value="1.6695">
            <text:p>1,669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52]+2.28416)/([.D1952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8.201">
            <text:p>398,2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53]+2.28416)/([.D1953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8.301">
            <text:p>398,3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54]+2.28416)/([.D1954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8.401">
            <text:p>398,4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55]+2.28416)/([.D1955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8.501">
            <text:p>398,5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56]+2.28416)/([.D1956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8.601">
            <text:p>398,6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57]+2.28416)/([.D1957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8.701">
            <text:p>398,7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58]+2.28416)/([.D1958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8.801">
            <text:p>398,8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59]+2.28416)/([.D1959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8.901">
            <text:p>398,9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60]+2.28416)/([.D1960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9.001">
            <text:p>399,0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61]+2.28416)/([.D1961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9.101">
            <text:p>399,1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62]+2.28416)/([.D1962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399.201">
            <text:p>399,2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63]+2.28416)/([.D1963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9.301">
            <text:p>399,3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64]+2.28416)/([.D1964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9.401">
            <text:p>399,4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65]+2.28416)/([.D1965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9.501">
            <text:p>399,5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66]+2.28416)/([.D1966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9.601">
            <text:p>399,6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67]+2.28416)/([.D1967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9.701">
            <text:p>399,7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68]+2.28416)/([.D1968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9.801">
            <text:p>399,8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69]+2.28416)/([.D1969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399.901">
            <text:p>399,9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0]+2.28416)/([.D1970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001">
            <text:p>400,0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1]+2.28416)/([.D1971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101">
            <text:p>400,10100</text:p>
          </table:table-cell>
          <table:table-cell office:value-type="float" office:value="-4.845">
            <text:p>-4,84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2]+2.28416)/([.D1972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201">
            <text:p>400,2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3]+2.28416)/([.D1973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301">
            <text:p>400,3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4]+2.28416)/([.D1974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401">
            <text:p>400,4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5]+2.28416)/([.D1975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501">
            <text:p>400,5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6]+2.28416)/([.D1976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601">
            <text:p>400,6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7]+2.28416)/([.D1977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701">
            <text:p>400,7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8]+2.28416)/([.D1978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801">
            <text:p>400,8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79]+2.28416)/([.D1979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0.901">
            <text:p>400,9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80]+2.28416)/([.D1980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1.001">
            <text:p>401,0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81]+2.28416)/([.D1981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1.101">
            <text:p>401,1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982]+2.28416)/([.D1982]-14.6342)" office:value-type="float" office:value="-0.0155423030750313">
            <text:p>-0,01554</text:p>
          </table:table-cell>
          <table:table-cell table:number-columns-repeated="1017"/>
        </table:table-row>
        <table:table-row table:style-name="ro1">
          <table:table-cell office:value-type="float" office:value="401.201">
            <text:p>401,2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83]+2.28416)/([.D1983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401.301">
            <text:p>401,30100</text:p>
          </table:table-cell>
          <table:table-cell office:value-type="float" office:value="-4.845">
            <text:p>-4,845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84]+2.28416)/([.D1984]-14.6342)" office:value-type="float" office:value="-0.0155564654182648">
            <text:p>-0,01556</text:p>
          </table:table-cell>
          <table:table-cell table:number-columns-repeated="1017"/>
        </table:table-row>
        <table:table-row table:style-name="ro1">
          <table:table-cell office:value-type="float" office:value="401.401">
            <text:p>401,40100</text:p>
          </table:table-cell>
          <table:table-cell office:value-type="float" office:value="-4.89">
            <text:p>-4,89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85]+2.28416)/([.D1985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1.501">
            <text:p>401,50100</text:p>
          </table:table-cell>
          <table:table-cell office:value-type="float" office:value="-4.89">
            <text:p>-4,89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86]+2.28416)/([.D1986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1.601">
            <text:p>401,60100</text:p>
          </table:table-cell>
          <table:table-cell office:value-type="float" office:value="-4.89">
            <text:p>-4,89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87]+2.28416)/([.D1987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1.701">
            <text:p>401,70100</text:p>
          </table:table-cell>
          <table:table-cell office:value-type="float" office:value="-4.89">
            <text:p>-4,89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88]+2.28416)/([.D1988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1.801">
            <text:p>401,80100</text:p>
          </table:table-cell>
          <table:table-cell office:value-type="float" office:value="-4.89">
            <text:p>-4,89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89]+2.28416)/([.D1989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1.901">
            <text:p>401,90100</text:p>
          </table:table-cell>
          <table:table-cell office:value-type="float" office:value="-4.89">
            <text:p>-4,89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0]+2.28416)/([.D1990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2.001">
            <text:p>402,00100</text:p>
          </table:table-cell>
          <table:table-cell office:value-type="float" office:value="-4.89">
            <text:p>-4,89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1]+2.28416)/([.D1991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2.101">
            <text:p>402,10100</text:p>
          </table:table-cell>
          <table:table-cell office:value-type="float" office:value="-4.89">
            <text:p>-4,89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2]+2.28416)/([.D1992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2.201">
            <text:p>402,2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3]+2.28416)/([.D1993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2.301">
            <text:p>402,3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4]+2.28416)/([.D1994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2.401">
            <text:p>402,4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5]+2.28416)/([.D1995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2.501">
            <text:p>402,5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6]+2.28416)/([.D1996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2.601">
            <text:p>402,6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7]+2.28416)/([.D1997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2.701">
            <text:p>402,7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8]+2.28416)/([.D1998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2.801">
            <text:p>402,8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999]+2.28416)/([.D1999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2.901">
            <text:p>402,9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0]+2.28416)/([.D2000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3.001">
            <text:p>403,0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1]+2.28416)/([.D2001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3.101">
            <text:p>403,1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2]+2.28416)/([.D2002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3.201">
            <text:p>403,2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3]+2.28416)/([.D2003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3.301">
            <text:p>403,30100</text:p>
          </table:table-cell>
          <table:table-cell office:value-type="float" office:value="-4.935">
            <text:p>-4,93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4]+2.28416)/([.D2004]-14.6342)" office:value-type="float" office:value="-0.0161031930106345">
            <text:p>-0,01610</text:p>
          </table:table-cell>
          <table:table-cell table:number-columns-repeated="1017"/>
        </table:table-row>
        <table:table-row table:style-name="ro1">
          <table:table-cell office:value-type="float" office:value="403.401">
            <text:p>403,40100</text:p>
          </table:table-cell>
          <table:table-cell office:value-type="float" office:value="-4.905">
            <text:p>-4,90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5]+2.28416)/([.D2005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3.501">
            <text:p>403,50100</text:p>
          </table:table-cell>
          <table:table-cell office:value-type="float" office:value="-4.905">
            <text:p>-4,90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6]+2.28416)/([.D2006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3.601">
            <text:p>403,60100</text:p>
          </table:table-cell>
          <table:table-cell office:value-type="float" office:value="-4.905">
            <text:p>-4,90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7]+2.28416)/([.D2007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3.701">
            <text:p>403,70100</text:p>
          </table:table-cell>
          <table:table-cell office:value-type="float" office:value="-4.905">
            <text:p>-4,90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8]+2.28416)/([.D2008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3.801">
            <text:p>403,80100</text:p>
          </table:table-cell>
          <table:table-cell office:value-type="float" office:value="-4.905">
            <text:p>-4,90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09]+2.28416)/([.D2009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3.901">
            <text:p>403,90100</text:p>
          </table:table-cell>
          <table:table-cell office:value-type="float" office:value="-4.905">
            <text:p>-4,90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0]+2.28416)/([.D2010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001">
            <text:p>404,00100</text:p>
          </table:table-cell>
          <table:table-cell office:value-type="float" office:value="-4.905">
            <text:p>-4,90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1]+2.28416)/([.D2011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101">
            <text:p>404,10100</text:p>
          </table:table-cell>
          <table:table-cell office:value-type="float" office:value="-4.905">
            <text:p>-4,905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2]+2.28416)/([.D2012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201">
            <text:p>404,2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3]+2.28416)/([.D2013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301">
            <text:p>404,3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4]+2.28416)/([.D2014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401">
            <text:p>404,4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5]+2.28416)/([.D2015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501">
            <text:p>404,5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6]+2.28416)/([.D2016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601">
            <text:p>404,6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7]+2.28416)/([.D2017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701">
            <text:p>404,7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8]+2.28416)/([.D2018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801">
            <text:p>404,8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19]+2.28416)/([.D2019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4.901">
            <text:p>404,9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0]+2.28416)/([.D2020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5.001">
            <text:p>405,0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1]+2.28416)/([.D2021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5.101">
            <text:p>405,1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2]+2.28416)/([.D2022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5.201">
            <text:p>405,2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3]+2.28416)/([.D2023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5.301">
            <text:p>405,3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4]+2.28416)/([.D2024]-14.6342)" office:value-type="float" office:value="-0.0159209504798446">
            <text:p>-0,01592</text:p>
          </table:table-cell>
          <table:table-cell table:number-columns-repeated="1017"/>
        </table:table-row>
        <table:table-row table:style-name="ro1">
          <table:table-cell office:value-type="float" office:value="405.401">
            <text:p>405,4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5]+2.28416)/([.D2025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5.501">
            <text:p>405,5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6]+2.28416)/([.D2026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5.601">
            <text:p>405,6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7]+2.28416)/([.D2027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5.701">
            <text:p>405,7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8]+2.28416)/([.D2028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5.801">
            <text:p>405,8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29]+2.28416)/([.D2029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5.901">
            <text:p>405,9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0]+2.28416)/([.D2030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001">
            <text:p>406,0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1]+2.28416)/([.D2031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101">
            <text:p>406,1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2]+2.28416)/([.D2032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201">
            <text:p>406,2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3]+2.28416)/([.D2033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301">
            <text:p>406,3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4]+2.28416)/([.D2034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401">
            <text:p>406,4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5]+2.28416)/([.D2035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501">
            <text:p>406,5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6]+2.28416)/([.D2036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601">
            <text:p>406,6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7]+2.28416)/([.D2037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701">
            <text:p>406,7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8]+2.28416)/([.D2038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801">
            <text:p>406,8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39]+2.28416)/([.D2039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6.901">
            <text:p>406,9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0]+2.28416)/([.D2040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001">
            <text:p>407,0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1]+2.28416)/([.D2041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101">
            <text:p>407,1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2]+2.28416)/([.D2042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201">
            <text:p>407,2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3]+2.28416)/([.D2043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301">
            <text:p>407,3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4]+2.28416)/([.D2044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401">
            <text:p>407,4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5]+2.28416)/([.D2045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501">
            <text:p>407,5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6]+2.28416)/([.D2046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601">
            <text:p>407,6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7]+2.28416)/([.D2047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701">
            <text:p>407,7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8]+2.28416)/([.D2048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801">
            <text:p>407,8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49]+2.28416)/([.D2049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7.901">
            <text:p>407,9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0]+2.28416)/([.D2050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001">
            <text:p>408,0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1]+2.28416)/([.D2051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101">
            <text:p>408,10100</text:p>
          </table:table-cell>
          <table:table-cell office:value-type="float" office:value="-4.89">
            <text:p>-4,89000</text:p>
          </table:table-cell>
          <table:table-cell office:value-type="float" office:value="1.668">
            <text:p>1,668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2]+2.28416)/([.D2052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201">
            <text:p>408,2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3]+2.28416)/([.D2053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301">
            <text:p>408,3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4]+2.28416)/([.D2054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401">
            <text:p>408,4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5]+2.28416)/([.D2055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501">
            <text:p>408,5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6]+2.28416)/([.D2056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601">
            <text:p>408,6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7]+2.28416)/([.D2057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701">
            <text:p>408,7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8]+2.28416)/([.D2058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801">
            <text:p>408,8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59]+2.28416)/([.D2059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8.901">
            <text:p>408,9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60]+2.28416)/([.D2060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9.001">
            <text:p>409,0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61]+2.28416)/([.D2061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9.101">
            <text:p>409,10100</text:p>
          </table:table-cell>
          <table:table-cell office:value-type="float" office:value="-4.89">
            <text:p>-4,89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2062]+2.28416)/([.D2062]-14.6342)" office:value-type="float" office:value="-0.0158298292144496">
            <text:p>-0,01583</text:p>
          </table:table-cell>
          <table:table-cell table:number-columns-repeated="1017"/>
        </table:table-row>
        <table:table-row table:style-name="ro1">
          <table:table-cell office:value-type="float" office:value="409.201">
            <text:p>409,2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63]+2.28416)/([.D2063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09.301">
            <text:p>409,3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64]+2.28416)/([.D2064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09.401">
            <text:p>409,4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65]+2.28416)/([.D2065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09.501">
            <text:p>409,5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66]+2.28416)/([.D2066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09.601">
            <text:p>409,6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67]+2.28416)/([.D2067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09.701">
            <text:p>409,7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68]+2.28416)/([.D2068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09.801">
            <text:p>409,8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69]+2.28416)/([.D2069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09.901">
            <text:p>409,9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0]+2.28416)/([.D2070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001">
            <text:p>410,0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1]+2.28416)/([.D2071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101">
            <text:p>410,1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2]+2.28416)/([.D2072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201">
            <text:p>410,2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3]+2.28416)/([.D2073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301">
            <text:p>410,3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4]+2.28416)/([.D2074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401">
            <text:p>410,4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5]+2.28416)/([.D2075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501">
            <text:p>410,5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6]+2.28416)/([.D2076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601">
            <text:p>410,6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7]+2.28416)/([.D2077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701">
            <text:p>410,7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8]+2.28416)/([.D2078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801">
            <text:p>410,8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79]+2.28416)/([.D2079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0.901">
            <text:p>410,9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0]+2.28416)/([.D2080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001">
            <text:p>411,0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1]+2.28416)/([.D2081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101">
            <text:p>411,1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2]+2.28416)/([.D2082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201">
            <text:p>411,2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3]+2.28416)/([.D2083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302">
            <text:p>411,302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4]+2.28416)/([.D2084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401">
            <text:p>411,4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5]+2.28416)/([.D2085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501">
            <text:p>411,5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6]+2.28416)/([.D2086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601">
            <text:p>411,6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7]+2.28416)/([.D2087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701">
            <text:p>411,7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8]+2.28416)/([.D2088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801">
            <text:p>411,8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89]+2.28416)/([.D2089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1.901">
            <text:p>411,9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0]+2.28416)/([.D2090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2.001">
            <text:p>412,0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1]+2.28416)/([.D2091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2.101">
            <text:p>412,10100</text:p>
          </table:table-cell>
          <table:table-cell office:value-type="float" office:value="-4.905">
            <text:p>-4,905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2]+2.28416)/([.D2092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2.201">
            <text:p>412,2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3]+2.28416)/([.D2093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2.301">
            <text:p>412,30100</text:p>
          </table:table-cell>
          <table:table-cell office:value-type="float" office:value="-4.905">
            <text:p>-4,905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4]+2.28416)/([.D2094]-14.6342)" office:value-type="float" office:value="-0.0159354710827418">
            <text:p>-0,01594</text:p>
          </table:table-cell>
          <table:table-cell table:number-columns-repeated="1017"/>
        </table:table-row>
        <table:table-row table:style-name="ro1">
          <table:table-cell office:value-type="float" office:value="412.401">
            <text:p>412,4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5]+2.28416)/([.D2095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2.501">
            <text:p>412,5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6]+2.28416)/([.D2096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2.601">
            <text:p>412,6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7]+2.28416)/([.D2097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2.701">
            <text:p>412,7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8]+2.28416)/([.D2098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2.801">
            <text:p>412,8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099]+2.28416)/([.D2099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2.901">
            <text:p>412,9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0]+2.28416)/([.D2100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001">
            <text:p>413,0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1]+2.28416)/([.D2101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101">
            <text:p>413,1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2]+2.28416)/([.D2102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201">
            <text:p>413,2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3]+2.28416)/([.D2103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301">
            <text:p>413,3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4]+2.28416)/([.D2104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401">
            <text:p>413,4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5]+2.28416)/([.D2105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501">
            <text:p>413,5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6]+2.28416)/([.D2106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601">
            <text:p>413,6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7]+2.28416)/([.D2107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701">
            <text:p>413,7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8]+2.28416)/([.D2108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801">
            <text:p>413,8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09]+2.28416)/([.D2109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3.901">
            <text:p>413,9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0]+2.28416)/([.D2110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001">
            <text:p>414,0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1]+2.28416)/([.D2111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101">
            <text:p>414,1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2]+2.28416)/([.D2112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201">
            <text:p>414,2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3]+2.28416)/([.D2113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301">
            <text:p>414,3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4]+2.28416)/([.D2114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401">
            <text:p>414,4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5]+2.28416)/([.D2115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501">
            <text:p>414,5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6]+2.28416)/([.D2116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601">
            <text:p>414,6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7]+2.28416)/([.D2117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701">
            <text:p>414,7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8]+2.28416)/([.D2118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801">
            <text:p>414,8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19]+2.28416)/([.D2119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4.901">
            <text:p>414,9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0]+2.28416)/([.D2120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001">
            <text:p>415,0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1]+2.28416)/([.D2121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101">
            <text:p>415,1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2]+2.28416)/([.D2122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201">
            <text:p>415,2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3]+2.28416)/([.D2123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301">
            <text:p>415,3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4]+2.28416)/([.D2124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401">
            <text:p>415,4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5]+2.28416)/([.D2125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501">
            <text:p>415,5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6]+2.28416)/([.D2126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601">
            <text:p>415,6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7]+2.28416)/([.D2127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701">
            <text:p>415,7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8]+2.28416)/([.D2128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801">
            <text:p>415,8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29]+2.28416)/([.D2129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5.901">
            <text:p>415,9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0]+2.28416)/([.D2130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001">
            <text:p>416,0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1]+2.28416)/([.D2131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101">
            <text:p>416,10100</text:p>
          </table:table-cell>
          <table:table-cell office:value-type="float" office:value="-4.89">
            <text:p>-4,89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2]+2.28416)/([.D2132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201">
            <text:p>416,2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3]+2.28416)/([.D2133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301">
            <text:p>416,3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4]+2.28416)/([.D2134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401">
            <text:p>416,4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5]+2.28416)/([.D2135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501">
            <text:p>416,5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6]+2.28416)/([.D2136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601">
            <text:p>416,6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7]+2.28416)/([.D2137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701">
            <text:p>416,7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8]+2.28416)/([.D2138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801">
            <text:p>416,8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39]+2.28416)/([.D2139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6.901">
            <text:p>416,9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40]+2.28416)/([.D2140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7.001">
            <text:p>417,0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41]+2.28416)/([.D2141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7.101">
            <text:p>417,1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42]+2.28416)/([.D2142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7.201">
            <text:p>417,2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43]+2.28416)/([.D2143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17.301">
            <text:p>417,3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44]+2.28416)/([.D2144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17.401">
            <text:p>417,4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45]+2.28416)/([.D2145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17.501">
            <text:p>417,5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46]+2.28416)/([.D214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17.601">
            <text:p>417,6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47]+2.28416)/([.D214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17.701">
            <text:p>417,7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48]+2.28416)/([.D214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17.801">
            <text:p>417,8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49]+2.28416)/([.D214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17.901">
            <text:p>417,9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50]+2.28416)/([.D215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18.001">
            <text:p>418,0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51]+2.28416)/([.D215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18.101">
            <text:p>418,1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52]+2.28416)/([.D215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18.201">
            <text:p>418,2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53]+2.28416)/([.D2153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8.301">
            <text:p>418,3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54]+2.28416)/([.D2154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8.401">
            <text:p>418,4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55]+2.28416)/([.D2155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8.501">
            <text:p>418,5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56]+2.28416)/([.D2156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8.601">
            <text:p>418,6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57]+2.28416)/([.D2157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8.701">
            <text:p>418,7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58]+2.28416)/([.D2158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8.801">
            <text:p>418,8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59]+2.28416)/([.D2159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8.901">
            <text:p>418,9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0]+2.28416)/([.D2160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9.001">
            <text:p>419,0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1]+2.28416)/([.D2161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9.101">
            <text:p>419,1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2]+2.28416)/([.D2162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9.201">
            <text:p>419,2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3]+2.28416)/([.D2163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9.301">
            <text:p>419,3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4]+2.28416)/([.D2164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9.401">
            <text:p>419,4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5]+2.28416)/([.D2165]-14.6342)" office:value-type="float" office:value="-0.0157530623387963">
            <text:p>-0,01575</text:p>
          </table:table-cell>
          <table:table-cell table:number-columns-repeated="1017"/>
        </table:table-row>
        <table:table-row table:style-name="ro1">
          <table:table-cell office:value-type="float" office:value="419.501">
            <text:p>419,5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6]+2.28416)/([.D2166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9.601">
            <text:p>419,6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7]+2.28416)/([.D2167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9.701">
            <text:p>419,7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8]+2.28416)/([.D2168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9.801">
            <text:p>419,8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69]+2.28416)/([.D2169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19.901">
            <text:p>419,9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70]+2.28416)/([.D2170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20.001">
            <text:p>420,0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71]+2.28416)/([.D2171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20.101">
            <text:p>420,1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2172]+2.28416)/([.D2172]-14.6342)" office:value-type="float" office:value="-0.015844266710769">
            <text:p>-0,01584</text:p>
          </table:table-cell>
          <table:table-cell table:number-columns-repeated="1017"/>
        </table:table-row>
        <table:table-row table:style-name="ro1">
          <table:table-cell office:value-type="float" office:value="420.201">
            <text:p>420,2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73]+2.28416)/([.D2173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0.301">
            <text:p>420,3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74]+2.28416)/([.D2174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0.401">
            <text:p>420,40100</text:p>
          </table:table-cell>
          <table:table-cell office:value-type="float" office:value="-4.89">
            <text:p>-4,89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75]+2.28416)/([.D2175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0.501">
            <text:p>420,5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76]+2.28416)/([.D217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0.601">
            <text:p>420,6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77]+2.28416)/([.D217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0.701">
            <text:p>420,7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78]+2.28416)/([.D217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0.801">
            <text:p>420,8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79]+2.28416)/([.D217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0.901">
            <text:p>420,9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0]+2.28416)/([.D218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1.001">
            <text:p>421,0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1]+2.28416)/([.D218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1.101">
            <text:p>421,10100</text:p>
          </table:table-cell>
          <table:table-cell office:value-type="float" office:value="-4.875">
            <text:p>-4,87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2]+2.28416)/([.D218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1.201">
            <text:p>421,2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3]+2.28416)/([.D218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1.301">
            <text:p>421,3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4]+2.28416)/([.D2184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1.401">
            <text:p>421,4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5]+2.28416)/([.D2185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1.501">
            <text:p>421,5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6]+2.28416)/([.D2186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1.601">
            <text:p>421,6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7]+2.28416)/([.D2187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1.701">
            <text:p>421,7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8]+2.28416)/([.D2188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1.801">
            <text:p>421,8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89]+2.28416)/([.D2189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1.901">
            <text:p>421,9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0]+2.28416)/([.D2190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2.001">
            <text:p>422,0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1]+2.28416)/([.D2191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2.101">
            <text:p>422,1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2]+2.28416)/([.D2192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2.201">
            <text:p>422,20100</text:p>
          </table:table-cell>
          <table:table-cell office:value-type="float" office:value="-4.89">
            <text:p>-4,89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3]+2.28416)/([.D2193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2.301">
            <text:p>422,30100</text:p>
          </table:table-cell>
          <table:table-cell office:value-type="float" office:value="-4.89">
            <text:p>-4,890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4]+2.28416)/([.D2194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2.401">
            <text:p>422,40100</text:p>
          </table:table-cell>
          <table:table-cell office:value-type="float" office:value="-4.89">
            <text:p>-4,890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5]+2.28416)/([.D2195]-14.6342)" office:value-type="float" office:value="-0.015858730566385">
            <text:p>-0,01586</text:p>
          </table:table-cell>
          <table:table-cell table:number-columns-repeated="1017"/>
        </table:table-row>
        <table:table-row table:style-name="ro1">
          <table:table-cell office:value-type="float" office:value="422.501">
            <text:p>422,5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6]+2.28416)/([.D219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2.601">
            <text:p>422,6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7]+2.28416)/([.D219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2.701">
            <text:p>422,7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8]+2.28416)/([.D219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2.801">
            <text:p>422,8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199]+2.28416)/([.D219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2.901">
            <text:p>422,9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0]+2.28416)/([.D220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001">
            <text:p>423,0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1]+2.28416)/([.D220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101">
            <text:p>423,1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2]+2.28416)/([.D220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201">
            <text:p>423,2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3]+2.28416)/([.D220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301">
            <text:p>423,3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4]+2.28416)/([.D2204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401">
            <text:p>423,4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5]+2.28416)/([.D2205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501">
            <text:p>423,5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6]+2.28416)/([.D220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601">
            <text:p>423,6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7]+2.28416)/([.D220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701">
            <text:p>423,7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8]+2.28416)/([.D220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801">
            <text:p>423,8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09]+2.28416)/([.D220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3.901">
            <text:p>423,9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0]+2.28416)/([.D221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001">
            <text:p>424,0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1]+2.28416)/([.D221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101">
            <text:p>424,1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2]+2.28416)/([.D221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201">
            <text:p>424,2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3]+2.28416)/([.D221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301">
            <text:p>424,3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4]+2.28416)/([.D2214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401">
            <text:p>424,4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5]+2.28416)/([.D2215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501">
            <text:p>424,5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6]+2.28416)/([.D221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601">
            <text:p>424,6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7]+2.28416)/([.D221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701">
            <text:p>424,7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8]+2.28416)/([.D221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801">
            <text:p>424,8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19]+2.28416)/([.D221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4.901">
            <text:p>424,9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0]+2.28416)/([.D222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001">
            <text:p>425,0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1]+2.28416)/([.D222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101">
            <text:p>425,1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2]+2.28416)/([.D222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201">
            <text:p>425,2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3]+2.28416)/([.D222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301">
            <text:p>425,3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4]+2.28416)/([.D2224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401">
            <text:p>425,4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5]+2.28416)/([.D2225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501">
            <text:p>425,5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6]+2.28416)/([.D222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601">
            <text:p>425,6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7]+2.28416)/([.D222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701">
            <text:p>425,7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8]+2.28416)/([.D222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801">
            <text:p>425,8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29]+2.28416)/([.D222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5.901">
            <text:p>425,9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0]+2.28416)/([.D223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001">
            <text:p>426,0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1]+2.28416)/([.D223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101">
            <text:p>426,1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2]+2.28416)/([.D223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201">
            <text:p>426,20100</text:p>
          </table:table-cell>
          <table:table-cell office:value-type="float" office:value="-4.875">
            <text:p>-4,875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3]+2.28416)/([.D223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301">
            <text:p>426,3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4]+2.28416)/([.D2234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401">
            <text:p>426,4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5]+2.28416)/([.D2235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501">
            <text:p>426,5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6]+2.28416)/([.D223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601">
            <text:p>426,6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7]+2.28416)/([.D223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701">
            <text:p>426,7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8]+2.28416)/([.D223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801">
            <text:p>426,8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39]+2.28416)/([.D223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6.901">
            <text:p>426,9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0]+2.28416)/([.D224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001">
            <text:p>427,0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1]+2.28416)/([.D224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101">
            <text:p>427,1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2]+2.28416)/([.D224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201">
            <text:p>427,2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3]+2.28416)/([.D224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301">
            <text:p>427,3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4]+2.28416)/([.D2244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401">
            <text:p>427,4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5]+2.28416)/([.D2245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501">
            <text:p>427,5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6]+2.28416)/([.D224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601">
            <text:p>427,6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7]+2.28416)/([.D224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701">
            <text:p>427,7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8]+2.28416)/([.D224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801">
            <text:p>427,8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49]+2.28416)/([.D224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7.901">
            <text:p>427,9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0]+2.28416)/([.D225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001">
            <text:p>428,0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1]+2.28416)/([.D225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101">
            <text:p>428,1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2]+2.28416)/([.D225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201">
            <text:p>428,2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3]+2.28416)/([.D225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301">
            <text:p>428,3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4]+2.28416)/([.D2254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401">
            <text:p>428,4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5]+2.28416)/([.D2255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501">
            <text:p>428,5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6]+2.28416)/([.D225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601">
            <text:p>428,6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7]+2.28416)/([.D225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701">
            <text:p>428,7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8]+2.28416)/([.D225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801">
            <text:p>428,8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59]+2.28416)/([.D225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8.901">
            <text:p>428,9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0]+2.28416)/([.D226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001">
            <text:p>429,0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1]+2.28416)/([.D226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101">
            <text:p>429,1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2]+2.28416)/([.D226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201">
            <text:p>429,20100</text:p>
          </table:table-cell>
          <table:table-cell office:value-type="float" office:value="-4.875">
            <text:p>-4,87500</text:p>
          </table:table-cell>
          <table:table-cell office:value-type="float" office:value="1.662">
            <text:p>1,662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3]+2.28416)/([.D226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301">
            <text:p>429,3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4]+2.28416)/([.D2264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401">
            <text:p>429,4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5]+2.28416)/([.D2265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501">
            <text:p>429,5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6]+2.28416)/([.D226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601">
            <text:p>429,6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7]+2.28416)/([.D226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701">
            <text:p>429,7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8]+2.28416)/([.D226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801">
            <text:p>429,8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69]+2.28416)/([.D226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29.901">
            <text:p>429,9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0]+2.28416)/([.D227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001">
            <text:p>430,0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1]+2.28416)/([.D227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101">
            <text:p>430,1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2]+2.28416)/([.D227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201">
            <text:p>430,2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3]+2.28416)/([.D227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301">
            <text:p>430,3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4]+2.28416)/([.D2274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401">
            <text:p>430,4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5]+2.28416)/([.D2275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501">
            <text:p>430,5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6]+2.28416)/([.D2276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601">
            <text:p>430,6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7]+2.28416)/([.D2277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701">
            <text:p>430,7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8]+2.28416)/([.D2278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801">
            <text:p>430,8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79]+2.28416)/([.D2279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0.901">
            <text:p>430,9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80]+2.28416)/([.D2280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1.001">
            <text:p>431,0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81]+2.28416)/([.D2281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1.101">
            <text:p>431,1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82]+2.28416)/([.D2282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1.201">
            <text:p>431,2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283]+2.28416)/([.D2283]-14.6342)" office:value-type="float" office:value="-0.0157674429361023">
            <text:p>-0,01577</text:p>
          </table:table-cell>
          <table:table-cell table:number-columns-repeated="1017"/>
        </table:table-row>
        <table:table-row table:style-name="ro1">
          <table:table-cell office:value-type="float" office:value="431.301">
            <text:p>431,3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84]+2.28416)/([.D2284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1.401">
            <text:p>431,4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85]+2.28416)/([.D2285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1.501">
            <text:p>431,5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86]+2.28416)/([.D2286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1.601">
            <text:p>431,6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87]+2.28416)/([.D2287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1.701">
            <text:p>431,7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88]+2.28416)/([.D2288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1.801">
            <text:p>431,8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89]+2.28416)/([.D2289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1.901">
            <text:p>431,9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0]+2.28416)/([.D2290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2.001">
            <text:p>432,0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1]+2.28416)/([.D2291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2.101">
            <text:p>432,1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2]+2.28416)/([.D2292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2.201">
            <text:p>432,2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3]+2.28416)/([.D2293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2.301">
            <text:p>432,3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4]+2.28416)/([.D2294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2.401">
            <text:p>432,40100</text:p>
          </table:table-cell>
          <table:table-cell office:value-type="float" office:value="-4.875">
            <text:p>-4,87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5]+2.28416)/([.D2295]-14.6342)" office:value-type="float" office:value="-0.0157818498128112">
            <text:p>-0,01578</text:p>
          </table:table-cell>
          <table:table-cell table:number-columns-repeated="1017"/>
        </table:table-row>
        <table:table-row table:style-name="ro1">
          <table:table-cell office:value-type="float" office:value="432.501">
            <text:p>432,5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6]+2.28416)/([.D2296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2.601">
            <text:p>432,6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7]+2.28416)/([.D2297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2.701">
            <text:p>432,7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8]+2.28416)/([.D2298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2.801">
            <text:p>432,8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299]+2.28416)/([.D2299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2.901">
            <text:p>432,9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0]+2.28416)/([.D2300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001">
            <text:p>433,0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1]+2.28416)/([.D2301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101">
            <text:p>433,1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2]+2.28416)/([.D2302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201">
            <text:p>433,2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3]+2.28416)/([.D2303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301">
            <text:p>433,3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4]+2.28416)/([.D2304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401">
            <text:p>433,4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5]+2.28416)/([.D2305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501">
            <text:p>433,5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6]+2.28416)/([.D2306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601">
            <text:p>433,6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7]+2.28416)/([.D2307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701">
            <text:p>433,7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8]+2.28416)/([.D2308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801">
            <text:p>433,8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09]+2.28416)/([.D2309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3.901">
            <text:p>433,9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0]+2.28416)/([.D2310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001">
            <text:p>434,0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1]+2.28416)/([.D2311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101">
            <text:p>434,1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2]+2.28416)/([.D2312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201">
            <text:p>434,2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3]+2.28416)/([.D2313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301">
            <text:p>434,3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4]+2.28416)/([.D2314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401">
            <text:p>434,4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5]+2.28416)/([.D2315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501">
            <text:p>434,5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6]+2.28416)/([.D2316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601">
            <text:p>434,6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7]+2.28416)/([.D2317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701">
            <text:p>434,7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8]+2.28416)/([.D2318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801">
            <text:p>434,8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19]+2.28416)/([.D2319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4.901">
            <text:p>434,9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20]+2.28416)/([.D2320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5.001">
            <text:p>435,0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21]+2.28416)/([.D2321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5.101">
            <text:p>435,1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22]+2.28416)/([.D2322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5.201">
            <text:p>435,2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23]+2.28416)/([.D2323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5.301">
            <text:p>435,3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24]+2.28416)/([.D2324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5.401">
            <text:p>435,4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25]+2.28416)/([.D2325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5.501">
            <text:p>435,5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26]+2.28416)/([.D2326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5.601">
            <text:p>435,6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27]+2.28416)/([.D2327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5.701">
            <text:p>435,7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28]+2.28416)/([.D2328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5.801">
            <text:p>435,8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29]+2.28416)/([.D2329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5.901">
            <text:p>435,9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30]+2.28416)/([.D2330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6.001">
            <text:p>436,0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31]+2.28416)/([.D2331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6.101">
            <text:p>436,1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32]+2.28416)/([.D2332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6.201">
            <text:p>436,20100</text:p>
          </table:table-cell>
          <table:table-cell office:value-type="float" office:value="-4.86">
            <text:p>-4,86000</text:p>
          </table:table-cell>
          <table:table-cell office:value-type="float" office:value="1.6605">
            <text:p>1,660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2333]+2.28416)/([.D2333]-14.6342)" office:value-type="float" office:value="-0.0156761553058197">
            <text:p>-0,01568</text:p>
          </table:table-cell>
          <table:table-cell table:number-columns-repeated="1017"/>
        </table:table-row>
        <table:table-row table:style-name="ro1">
          <table:table-cell office:value-type="float" office:value="436.301">
            <text:p>436,3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34]+2.28416)/([.D2334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6.401">
            <text:p>436,4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35]+2.28416)/([.D2335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6.501">
            <text:p>436,5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36]+2.28416)/([.D2336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6.601">
            <text:p>436,6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37]+2.28416)/([.D2337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6.701">
            <text:p>436,7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38]+2.28416)/([.D2338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6.801">
            <text:p>436,8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39]+2.28416)/([.D2339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6.901">
            <text:p>436,9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0]+2.28416)/([.D2340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001">
            <text:p>437,0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1]+2.28416)/([.D2341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101">
            <text:p>437,1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2]+2.28416)/([.D2342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201">
            <text:p>437,2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3]+2.28416)/([.D2343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301">
            <text:p>437,3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4]+2.28416)/([.D2344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401">
            <text:p>437,4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5]+2.28416)/([.D2345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501">
            <text:p>437,5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6]+2.28416)/([.D2346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601">
            <text:p>437,6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7]+2.28416)/([.D2347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701">
            <text:p>437,7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8]+2.28416)/([.D2348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801">
            <text:p>437,8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49]+2.28416)/([.D2349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7.901">
            <text:p>437,9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0]+2.28416)/([.D2350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8.001">
            <text:p>438,0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1]+2.28416)/([.D2351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8.101">
            <text:p>438,1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2]+2.28416)/([.D2352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8.201">
            <text:p>438,2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3]+2.28416)/([.D2353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8.301">
            <text:p>438,3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4]+2.28416)/([.D2354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8.401">
            <text:p>438,40100</text:p>
          </table:table-cell>
          <table:table-cell office:value-type="float" office:value="-4.86">
            <text:p>-4,86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5]+2.28416)/([.D2355]-14.6342)" office:value-type="float" office:value="-0.0156904787720707">
            <text:p>-0,01569</text:p>
          </table:table-cell>
          <table:table-cell table:number-columns-repeated="1017"/>
        </table:table-row>
        <table:table-row table:style-name="ro1">
          <table:table-cell office:value-type="float" office:value="438.501">
            <text:p>438,50100</text:p>
          </table:table-cell>
          <table:table-cell office:value-type="float" office:value="-4.8">
            <text:p>-4,80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6]+2.28416)/([.D2356]-14.6342)" office:value-type="float" office:value="-0.0153249946091086">
            <text:p>-0,01532</text:p>
          </table:table-cell>
          <table:table-cell table:number-columns-repeated="1017"/>
        </table:table-row>
        <table:table-row table:style-name="ro1">
          <table:table-cell office:value-type="float" office:value="438.601">
            <text:p>438,60100</text:p>
          </table:table-cell>
          <table:table-cell office:value-type="float" office:value="-4.8">
            <text:p>-4,80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7]+2.28416)/([.D2357]-14.6342)" office:value-type="float" office:value="-0.0153249946091086">
            <text:p>-0,01532</text:p>
          </table:table-cell>
          <table:table-cell table:number-columns-repeated="1017"/>
        </table:table-row>
        <table:table-row table:style-name="ro1">
          <table:table-cell office:value-type="float" office:value="438.701">
            <text:p>438,70100</text:p>
          </table:table-cell>
          <table:table-cell office:value-type="float" office:value="-4.8">
            <text:p>-4,80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8]+2.28416)/([.D2358]-14.6342)" office:value-type="float" office:value="-0.0153249946091086">
            <text:p>-0,01532</text:p>
          </table:table-cell>
          <table:table-cell table:number-columns-repeated="1017"/>
        </table:table-row>
        <table:table-row table:style-name="ro1">
          <table:table-cell office:value-type="float" office:value="438.801">
            <text:p>438,80100</text:p>
          </table:table-cell>
          <table:table-cell office:value-type="float" office:value="-4.8">
            <text:p>-4,80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59]+2.28416)/([.D2359]-14.6342)" office:value-type="float" office:value="-0.0153249946091086">
            <text:p>-0,01532</text:p>
          </table:table-cell>
          <table:table-cell table:number-columns-repeated="1017"/>
        </table:table-row>
        <table:table-row table:style-name="ro1">
          <table:table-cell office:value-type="float" office:value="438.901">
            <text:p>438,90100</text:p>
          </table:table-cell>
          <table:table-cell office:value-type="float" office:value="-4.8">
            <text:p>-4,80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60]+2.28416)/([.D2360]-14.6342)" office:value-type="float" office:value="-0.0153249946091086">
            <text:p>-0,01532</text:p>
          </table:table-cell>
          <table:table-cell table:number-columns-repeated="1017"/>
        </table:table-row>
        <table:table-row table:style-name="ro1">
          <table:table-cell office:value-type="float" office:value="439.001">
            <text:p>439,00100</text:p>
          </table:table-cell>
          <table:table-cell office:value-type="float" office:value="-4.8">
            <text:p>-4,80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61]+2.28416)/([.D2361]-14.6342)" office:value-type="float" office:value="-0.0153249946091086">
            <text:p>-0,01532</text:p>
          </table:table-cell>
          <table:table-cell table:number-columns-repeated="1017"/>
        </table:table-row>
        <table:table-row table:style-name="ro1">
          <table:table-cell office:value-type="float" office:value="439.101">
            <text:p>439,10100</text:p>
          </table:table-cell>
          <table:table-cell office:value-type="float" office:value="-4.8">
            <text:p>-4,80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62]+2.28416)/([.D2362]-14.6342)" office:value-type="float" office:value="-0.0153249946091086">
            <text:p>-0,01532</text:p>
          </table:table-cell>
          <table:table-cell table:number-columns-repeated="1017"/>
        </table:table-row>
        <table:table-row table:style-name="ro1">
          <table:table-cell office:value-type="float" office:value="439.201">
            <text:p>439,20100</text:p>
          </table:table-cell>
          <table:table-cell office:value-type="float" office:value="-4.8">
            <text:p>-4,80000</text:p>
          </table:table-cell>
          <table:table-cell office:value-type="float" office:value="1.659">
            <text:p>1,659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2363]+2.28416)/([.D2363]-14.6342)" office:value-type="float" office:value="-0.0153249946091086">
            <text:p>-0,015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umme</text:p>
          </table:table-cell>
          <table:table-cell table:formula="of:=SUM([.G7:.G2364])" office:value-type="float" office:value="-35.6369965669561">
            <text:p>-35,637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urchschn:</text:p>
          </table:table-cell>
          <table:table-cell table:formula="of:=[.G2365]/2358" office:value-type="float" office:value="-0.0151132300962494">
            <text:p>-0,01511</text:p>
          </table:table-cell>
          <table:table-cell table:number-columns-repeated="1017"/>
        </table:table-row>
        <table:table-row table:style-name="ro1" table:number-rows-repeated="631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.11.2009</text:date>, <text:time>08:3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30T08:31:09</meta:creation-date>
    <dc:date>2009-11-30T08:35:10</dc:date>
    <meta:editing-duration>PT00H04M01S</meta:editing-duration>
    <meta:editing-cycles>1</meta:editing-cycles>
    <meta:document-statistic meta:table-count="3" meta:cell-count="14147" meta:object-count="0"/>
    <meta:generator>OpenOffice.org/3.0$Linux OpenOffice.org_project/300m15$Build-9379</meta:generator>
  </office:meta>
</office:document-meta>
</file>